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125cm"/>
    </style:style>
    <style:style style:name="co15" style:family="table-column">
      <style:table-column-properties fo:break-before="auto" style:column-width="6.685cm"/>
    </style:style>
    <style:style style:name="co16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148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1.538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335cm"/>
    </style:style>
    <style:style style:name="co11" style:family="table-column">
      <style:table-column-properties fo:break-before="auto" style:column-width="0.363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0.67cm"/>
    </style:style>
    <style:style style:name="co18" style:family="table-column">
      <style:table-column-properties fo:break-before="auto" style:column-width="0.755cm"/>
    </style:style>
    <style:style style:name="ro2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132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026cm" fo:break-before="auto" style:use-optimal-row-height="false"/>
    </style:style>
    <style:style style:name="ro14" style:family="table-row">
      <style:table-row-properties style:row-height="0.079cm" fo:break-before="auto" style:use-optimal-row-height="false"/>
    </style:style>
    <style:style style:name="ro15" style:family="table-row">
      <style:table-row-properties style:row-height="0.661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159cm" fo:break-before="auto" style:use-optimal-row-height="false"/>
    </style:style>
    <style:style style:name="ro18" style:family="table-row">
      <style:table-row-properties style:row-height="0.265cm" fo:break-before="auto" style:use-optimal-row-height="false"/>
    </style:style>
    <style:style style:name="ro19" style:family="table-row">
      <style:table-row-properties style:row-height="0.392cm" fo:break-before="auto" style:use-optimal-row-height="false"/>
    </style:style>
    <style:style style:name="ro20" style:family="table-row">
      <style:table-row-properties style:row-height="0.37cm" fo:break-before="auto" style:use-optimal-row-height="false"/>
    </style:style>
    <style:style style:name="ro21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741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0.556cm" fo:break-before="auto" style:use-optimal-row-height="false"/>
    </style:style>
    <style:style style:name="ta31" style:family="table" style:master-page-name="PageStyle_5f_taux_20_cotisations">
      <style:table-properties table:display="false" style:writing-mode="lr-tb" tableooo:tab-color="#ffcc99"/>
    </style:style>
    <style:style style:name="ta32" style:family="table" style:master-page-name="PageStyle_5f__5f__5f_VBA_5f__5f_0">
      <style:table-properties table:display="false" style:writing-mode="lr-tb"/>
    </style:style>
    <style:style style:name="ta33" style:family="table" style:master-page-name="PageStyle_5f__5f__5f_VBA_5f__5f_1">
      <style:table-properties table:display="false" style:writing-mode="lr-tb"/>
    </style:style>
    <style:style style:name="ta7" style:family="table" style:master-page-name="PageStyle_5f__5f__5f_VBA_5f__5f_2">
      <style:table-properties table:display="false" style:writing-mode="lr-tb"/>
    </style:style>
    <style:style style:name="ta8" style:family="table" style:master-page-name="PageStyle_5f__5f__5f_VBA_5f__5f_3">
      <style:table-properties table:display="false" style:writing-mode="lr-tb"/>
    </style:style>
    <style:style style:name="ta9" style:family="table" style:master-page-name="PageStyle_5f__5f__5f_VBA_5f__5f_4">
      <style:table-properties table:display="false" style:writing-mode="lr-tb"/>
    </style:style>
    <style:style style:name="ta10" style:family="table" style:master-page-name="PageStyle_5f__5f__5f_VBA_5f__5f_5">
      <style:table-properties table:display="false" style:writing-mode="lr-tb"/>
    </style:style>
    <style:style style:name="ta11" style:family="table" style:master-page-name="PageStyle_5f__5f__5f_VBA_5f__5f_6">
      <style:table-properties table:display="false" style:writing-mode="lr-tb"/>
    </style:style>
    <style:style style:name="ta12" style:family="table" style:master-page-name="PageStyle_5f__5f__5f_VBA_5f__5f_7">
      <style:table-properties table:display="false" style:writing-mode="lr-tb"/>
    </style:style>
    <style:style style:name="ta13" style:family="table" style:master-page-name="PageStyle_5f__5f__5f_VBA_5f__5f_8">
      <style:table-properties table:display="false" style:writing-mode="lr-tb"/>
    </style:style>
    <style:style style:name="ta14" style:family="table" style:master-page-name="PageStyle_5f__5f__5f_VBA_5f__5f_9">
      <style:table-properties table:display="false" style:writing-mode="lr-tb"/>
    </style:style>
    <style:style style:name="ta15" style:family="table" style:master-page-name="PageStyle_5f__5f__5f_VBA_5f__5f_10">
      <style:table-properties table:display="false" style:writing-mode="lr-tb"/>
    </style:style>
    <style:style style:name="ta16" style:family="table" style:master-page-name="PageStyle_5f__5f__5f_VBA_5f__5f_11">
      <style:table-properties table:display="false" style:writing-mode="lr-tb"/>
    </style:style>
    <style:style style:name="ta17" style:family="table" style:master-page-name="PageStyle_5f__5f__5f_VBA_5f__5f_12">
      <style:table-properties table:display="false" style:writing-mode="lr-tb"/>
    </style:style>
    <style:style style:name="ta18" style:family="table" style:master-page-name="PageStyle_5f__5f__5f_VBA_5f__5f_13">
      <style:table-properties table:display="false" style:writing-mode="lr-tb"/>
    </style:style>
    <style:style style:name="ta19" style:family="table" style:master-page-name="PageStyle_5f__5f__5f_VBA_5f__5f_14">
      <style:table-properties table:display="false" style:writing-mode="lr-tb"/>
    </style:style>
    <style:style style:name="ta20" style:family="table" style:master-page-name="PageStyle_5f__5f__5f_VBA_5f__5f_15">
      <style:table-properties table:display="false" style:writing-mode="lr-tb"/>
    </style:style>
    <style:style style:name="ta21" style:family="table" style:master-page-name="PageStyle_5f__5f__5f_VBA_5f__5f_16">
      <style:table-properties table:display="false" style:writing-mode="lr-tb"/>
    </style:style>
    <style:style style:name="ta22" style:family="table" style:master-page-name="PageStyle_5f__5f__5f_VBA_5f__5f_17">
      <style:table-properties table:display="false" style:writing-mode="lr-tb"/>
    </style:style>
    <style:style style:name="ta23" style:family="table" style:master-page-name="PageStyle_5f__5f__5f_VBA_5f__5f_18">
      <style:table-properties table:display="false" style:writing-mode="lr-tb"/>
    </style:style>
    <style:style style:name="ta24" style:family="table" style:master-page-name="PageStyle_5f__5f__5f_VBA_5f__5f_19">
      <style:table-properties table:display="false" style:writing-mode="lr-tb"/>
    </style:style>
    <style:style style:name="ta25" style:family="table" style:master-page-name="PageStyle_5f__5f__5f_VBA_5f__5f_20">
      <style:table-properties table:display="false" style:writing-mode="lr-tb"/>
    </style:style>
    <style:style style:name="ta26" style:family="table" style:master-page-name="PageStyle_5f__5f__5f_VBA_5f__5f_21">
      <style:table-properties table:display="false" style:writing-mode="lr-tb"/>
    </style:style>
    <style:style style:name="ta27" style:family="table" style:master-page-name="PageStyle_5f__5f__5f_VBA_5f__5f_22">
      <style:table-properties table:display="false" style:writing-mode="lr-tb"/>
    </style:style>
    <style:style style:name="ta28" style:family="table" style:master-page-name="PageStyle_5f_Identification">
      <style:table-properties table:display="true" style:writing-mode="lr-tb" tableooo:tab-color="#ff0000"/>
    </style:style>
    <style:style style:name="ta29" style:family="table" style:master-page-name="PageStyle_5f_Notice_20_d_27_utilisation">
      <style:table-properties table:display="true" style:writing-mode="lr-tb" tableooo:tab-color="#800080"/>
    </style:style>
    <style:style style:name="ta30" style:family="table" style:master-page-name="PageStyle_5f_BULLETIN_20_DE_20_SALAIRE_20_">
      <style:table-properties table:display="true" style:writing-mode="lr-tb" tableooo:tab-color="#ffcc99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420" style:family="table-cell" style:parent-style-name="Default">
      <style:table-cell-properties style:cell-protect="none" style:print-content="true"/>
    </style:style>
    <style:style style:name="ce551" style:family="table-cell" style:parent-style-name="Default">
      <style:table-cell-properties style:glyph-orientation-vertical="0" fo:background-color="#ffc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2" style:family="table-cell" style:parent-style-name="Default">
      <style:table-cell-properties style:glyph-orientation-vertical="0" fo:background-color="#ffc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3" style:family="table-cell" style:parent-style-name="Default">
      <style:table-cell-properties fo:background-color="#ffff00"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4" style:family="table-cell" style:parent-style-name="Default">
      <style:table-cell-properties fo:border-bottom="none" fo:background-color="#ffcc00" style:cell-protect="protected formula-hidden" style:print-content="true" style:diagonal-bl-tr="none" style:diagonal-tl-br="none" fo:border-left="0.035cm solid #000000" fo:border-right="none" style:rotation-align="none" fo:border-top="0.035cm solid #000000"/>
    </style:style>
    <style:style style:name="ce555" style:family="table-cell" style:parent-style-name="Default">
      <style:table-cell-properties fo:border-bottom="none" fo:background-color="#ffcc00" style:cell-protect="protected formula-hidden" style:print-content="true" style:diagonal-bl-tr="none" style:diagonal-tl-br="none" fo:border-left="0.035cm solid #000000" fo:border-right="none" style:rotation-align="none" fo:border-top="none"/>
    </style:style>
    <style:style style:name="ce556" style:family="table-cell" style:parent-style-name="Default">
      <style:table-cell-properties fo:border-bottom="0.088cm solid #000000" fo:background-color="#ffcc00" style:cell-protect="protected formula-hidden" style:print-content="true" style:diagonal-bl-tr="none" style:diagonal-tl-br="none" fo:border-left="0.035cm solid #000000" fo:border-right="none" style:rotation-align="none" fo:border-top="none"/>
    </style:style>
    <style:style style:name="ce557" style:family="table-cell" style:parent-style-name="Default">
      <style:table-cell-properties style:glyph-orientation-vertical="0" fo:border-bottom="0.035cm solid #000000" fo:background-color="#ffcc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8" style:family="table-cell" style:parent-style-name="Default">
      <style:table-cell-properties style:glyph-orientation-vertical="0" fo:border-bottom="none" fo:background-color="#ffcc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9" style:family="table-cell" style:parent-style-name="Default">
      <style:table-cell-properties style:glyph-orientation-vertical="0" fo:border-bottom="none" fo:background-color="#ffcc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0" style:family="table-cell" style:parent-style-name="Default">
      <style:table-cell-properties style:glyph-orientation-vertical="0" fo:border-bottom="none" fo:background-color="#ffcc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1" style:family="table-cell" style:parent-style-name="Default">
      <style:table-cell-properties style:glyph-orientation-vertical="0" fo:border-bottom="0.035cm solid #000000" fo:background-color="#ffcc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2" style:family="table-cell" style:parent-style-name="Default">
      <style:table-cell-properties style:glyph-orientation-vertical="0" fo:background-color="#ffcc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3" style:family="table-cell" style:parent-style-name="Default">
      <style:table-cell-properties style:glyph-orientation-vertical="0" fo:border-bottom="0.035cm solid #000000" fo:background-color="#ffcc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4" style:family="table-cell" style:parent-style-name="Default">
      <style:table-cell-properties style:glyph-orientation-vertical="0" fo:border-bottom="none" fo:background-color="#ffcc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>
      <style:table-cell-properties fo:background-color="#ffcc00" style:cell-protect="protected formula-hidden" style:print-content="true" style:diagonal-bl-tr="none" style:diagonal-tl-br="none" fo:border="0.035cm solid #000000" style:rotation-align="none"/>
    </style:style>
    <style:style style:name="ce566" style:family="table-cell" style:parent-style-name="Default">
      <style:table-cell-properties style:glyph-orientation-vertical="0" fo:background-color="#ffcc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style:cell-protect="protected formula-hidden" style:print-content="tru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8" style:family="table-cell" style:parent-style-name="Default">
      <style:table-cell-properties fo:border-bottom="none" fo:background-color="#ffcc00" style:cell-protect="protected formula-hidden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ackground-color="#ffcc00"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0.088cm solid #000000" fo:background-color="#ffcc00" style:cell-protect="protected formula-hidden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1" style:family="table-cell" style:parent-style-name="Default">
      <style:table-cell-properties fo:border-bottom="0.035cm solid #000000" fo:background-color="#ffcc00" style:cell-protect="protected formula-hidden" style:print-content="tru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2" style:family="table-cell" style:parent-style-name="Default">
      <style:table-cell-properties fo:background-color="#ffcc00" style:cell-protect="protected formula-hidden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3" style:family="table-cell" style:parent-style-name="Default">
      <style:table-cell-properties style:cell-protect="protected formula-hidden" style:print-content="true"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57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6" style:family="table-cell" style:parent-style-name="Default">
      <style:table-cell-properties style:cell-protect="protected formula-hidden" style:print-content="tru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7" style:family="table-cell" style:parent-style-name="Default">
      <style:text-properties fo:color="#000000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8" style:family="table-cell" style:parent-style-name="Default">
      <style:table-cell-properties fo:background-color="#ffcc00" style:cell-protect="protected formula-hidden" style:print-content="true"/>
    </style:style>
    <style:style style:name="ce579" style:family="table-cell" style:parent-style-name="Default" style:data-style-name="N2">
      <style:table-cell-properties fo:background-color="#ffcc00" style:cell-protect="protected formula-hidden" style:print-content="true"/>
    </style:style>
    <style:style style:name="ce580" style:family="table-cell" style:parent-style-name="Default">
      <style:table-cell-properties fo:background-color="#ffff00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Excel_5f_BuiltIn_5f_Hyperlink" style:data-style-name="N0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order-bottom="0.088cm solid #000000" fo:background-color="#ffcc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4" style:family="table-cell" style:parent-style-name="Excel_5f_BuiltIn_5f_Percent" style:data-style-name="N142">
      <style:table-cell-properties style:glyph-orientation-vertical="0" fo:border-bottom="0.035cm solid #000000" fo:background-color="#ffcc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Excel_5f_BuiltIn_5f_Percent" style:data-style-name="N142">
      <style:table-cell-properties style:glyph-orientation-vertical="0" fo:background-color="#ffcc0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Excel_5f_BuiltIn_5f_Percent" style:data-style-name="N142">
      <style:table-cell-properties style:glyph-orientation-vertical="0" fo:background-color="#ffcc0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Excel_5f_BuiltIn_5f_Percent" style:data-style-name="N14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129">
      <style:table-cell-properties style:cell-protect="protected formula-hidden" style:print-content="tru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9" style:family="table-cell" style:parent-style-name="Default" style:data-style-name="N8107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0" style:family="table-cell" style:parent-style-name="Excel_5f_BuiltIn_5f_Hyperlink" style:data-style-name="N0">
      <style:table-cell-properties style:glyph-orientation-vertical="0" fo:background-color="#ffcc0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91" style:family="table-cell" style:parent-style-name="Default">
      <style:table-cell-properties style:glyph-orientation-vertical="0" fo:border-bottom="0.088cm solid #000000" fo:background-color="#ffcc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Excel_5f_BuiltIn_5f_Percent" style:data-style-name="N142">
      <style:table-cell-properties style:glyph-orientation-vertical="0" fo:background-color="#ffcc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5" style:family="table-cell" style:parent-style-name="Default">
      <style:table-cell-properties style:cell-protect="protected formula-hidden" style:print-content="true"/>
    </style:style>
    <style:style style:name="ce46" style:family="table-cell" style:parent-style-name="Normal_20_3">
      <style:table-cell-properties style:glyph-orientation-vertical="0" fo:background-color="#9999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3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Normal_20_3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3">
      <style:table-cell-properties style:glyph-orientation-vertical="0" fo:background-color="#ffc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Normal_20_3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cell-protect="protected formula-hidden" style:print-content="tru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fo:border="none" style:rotation-align="none"/>
    </style:style>
    <style:style style:name="ce58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Normal_20_3" style:data-style-name="N36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Normal_20_3" style:data-style-name="N1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Normal_20_3" style:data-style-name="N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Normal_20_3" style:data-style-name="N134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Normal_20_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Normal_20_3" style:data-style-name="N36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Normal_20_3" style:data-style-name="N1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Normal_20_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Normal_20_3" style:data-style-name="N136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Normal_20_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Normal_20_3" style:data-style-name="N1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Normal_20_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Normal_20_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ffcc99" style:cell-protect="none" style:print-content="true" style:diagonal-bl-tr="none" style:diagonal-tl-br="none" fo:border="none" style:rotation-align="none"/>
    </style:style>
    <style:style style:name="ce79" style:family="table-cell" style:parent-style-name="Normal_20_3" style:data-style-name="N136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Normal_20_3" style:data-style-name="N0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cc99"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fo:background-color="#ffcc99"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Normal_20_3">
      <style:table-cell-properties style:glyph-orientation-vertical="0" fo:background-color="#ffcc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Normal_20_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Normal_20_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Normal_20_3">
      <style:table-cell-properties style:glyph-orientation-vertical="0" fo:background-color="#ffcc99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ackground-color="#ffcc99"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ffcc99" style:cell-protect="none" style:print-content="true"/>
    </style:style>
    <style:style style:name="ce91" style:family="table-cell" style:parent-style-name="Normal_20_3" style:data-style-name="N136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Normal_20_3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Normal_20_3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cell-protect="protected formula-hidden" style:print-content="true" fo:background-color="transparent"/>
    </style:style>
    <style:style style:name="ce95" style:family="table-cell" style:parent-style-name="Default">
      <style:table-cell-properties style:cell-protect="protected formula-hidden" style:print-content="true"/>
      <style:text-properties fo:color="#000000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omic Sans M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omic Sans M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8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cell-protect="protected formula-hidden" style:print-content="tru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1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2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cell-protect="protected formula-hidden" style:print-content="tru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35cm solid #000000"/>
    </style:style>
    <style:style style:name="ce111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none" fo:border-right="none" style:rotation-align="none" fo:border-top="none"/>
    </style:style>
    <style:style style:name="ce11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0.035cm solid #000000"/>
    </style:style>
    <style:style style:name="ce113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none"/>
    </style:style>
    <style:style style:name="ce114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none" fo:border-right="0.035cm solid #000000" style:rotation-align="none" fo:border-top="none"/>
    </style:style>
    <style:style style:name="ce115" style:family="table-cell" style:parent-style-name="Default">
      <style:table-cell-properties style:glyph-orientation-vertical="0" fo:background-color="#ffff66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bfbfb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7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>
      <style:table-cell-properties fo:border-bottom="none" style:cell-protect="protected formula-hidden" style:print-content="tru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9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Normal_20_3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23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0.035cm solid #000000" fo:border-right="none" style:rotation-align="none" fo:border-top="non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24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Normal_20_3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27" style:family="table-cell" style:parent-style-name="Normal_20_3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28" style:family="table-cell" style:parent-style-name="Default">
      <style:table-cell-properties fo:border-bottom="none" style:cell-protect="protected formula-hidden" style:print-content="tru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>
      <style:table-cell-properties fo:border-bottom="none" style:cell-protect="protected formula-hidden" style:print-content="tru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0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4" style:family="table-cell" style:parent-style-name="Default">
      <style:table-cell-properties fo:border-bottom="none" style:cell-protect="protected formula-hidden" style:print-content="tru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>
      <style:table-cell-properties fo:border-bottom="none" style:cell-protect="protected formula-hidden" style:print-content="tru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35cm solid #000000" fo:background-color="#cccc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43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 style:data-style-name="N14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9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0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172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7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6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Default" style:data-style-name="N143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Default" style:data-style-name="N14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Default" style:data-style-name="N14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 style:data-style-name="N14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Default" style:data-style-name="N143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Default" style:data-style-name="N140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Default">
      <style:table-cell-properties fo:border-bottom="none" style:cell-protect="protected formula-hidden" style:print-content="tru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1" style:family="table-cell" style:parent-style-name="Default">
      <style:table-cell-properties fo:border-bottom="0.088cm solid #000000" style:cell-protect="protected formula-hidden" style:print-content="tru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3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8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20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210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211" style:family="table-cell" style:parent-style-name="Normal_20_3" style:data-style-name="N36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5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1" style:family="table-cell" style:parent-style-name="Default">
      <style:table-cell-properties fo:border-bottom="0.088cm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Default" style:data-style-name="N13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24" style:family="table-cell" style:parent-style-name="Normal_20_3" style:data-style-name="N10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25" style:family="table-cell" style:parent-style-name="Default" style:data-style-name="N137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8" style:family="table-cell" style:parent-style-name="Default" style:data-style-name="N129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9" style:family="table-cell" style:parent-style-name="Normal_20_3" style:data-style-name="N10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30" style:family="table-cell" style:parent-style-name="Normal_20_3" style:data-style-name="N134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2" style:family="table-cell" style:parent-style-name="Normal_20_3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33" style:family="table-cell" style:parent-style-name="Normal_20_3" style:data-style-name="N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6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8" style:family="table-cell" style:parent-style-name="Normal_20_3" style:data-style-name="N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9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41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42" style:family="table-cell" style:parent-style-name="Default" style:data-style-name="N138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4" style:family="table-cell" style:parent-style-name="Default" style:data-style-name="N129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7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9" style:family="table-cell" style:parent-style-name="Normal_20_3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25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1" style:family="table-cell" style:parent-style-name="Default" style:data-style-name="N13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2" style:family="table-cell" style:parent-style-name="Normal_20_3" style:data-style-name="N10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4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5" style:family="table-cell" style:parent-style-name="Default" style:data-style-name="N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6" style:family="table-cell" style:parent-style-name="Normal_20_3" style:data-style-name="N134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57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258" style:family="table-cell" style:parent-style-name="Normal_20_3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9" style:family="table-cell" style:parent-style-name="Default" style:data-style-name="N139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0" style:family="table-cell" style:parent-style-name="Default" style:data-style-name="N138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6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5" style:family="table-cell" style:parent-style-name="Normal_20_3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6" style:family="table-cell" style:parent-style-name="Default" style:data-style-name="N143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7" style:family="table-cell" style:parent-style-name="Default" style:data-style-name="N138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8" style:family="table-cell" style:parent-style-name="Default" style:data-style-name="N143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9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270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 style:data-style-name="N139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2" style:family="table-cell" style:parent-style-name="Default" style:data-style-name="N11">
      <style:table-cell-properties style:glyph-orientation-vertical="0" fo:border-bottom="none" fo:background-color="#cccccc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73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1" style:family="table-cell" style:parent-style-name="Default" style:data-style-name="N138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2" style:family="table-cell" style:parent-style-name="Default" style:data-style-name="N140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3" style:family="table-cell" style:parent-style-name="Default" style:data-style-name="N138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4" style:family="table-cell" style:parent-style-name="Default" style:data-style-name="N138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5" style:family="table-cell" style:parent-style-name="Default" style:data-style-name="N2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6" style:family="table-cell" style:parent-style-name="Default" style:data-style-name="N13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8" style:family="table-cell" style:parent-style-name="Default" style:data-style-name="N138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9" style:family="table-cell" style:parent-style-name="Default" style:data-style-name="N138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0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1" style:family="table-cell" style:parent-style-name="Default" style:data-style-name="N11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9" style:family="table-cell" style:parent-style-name="Default" style:data-style-name="N14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0" style:family="table-cell" style:parent-style-name="Default" style:data-style-name="N14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1" style:family="table-cell" style:parent-style-name="Default" style:data-style-name="N138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2" style:family="table-cell" style:parent-style-name="Default" style:data-style-name="N143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3" style:family="table-cell" style:parent-style-name="Default" style:data-style-name="N14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4" style:family="table-cell" style:parent-style-name="Default" style:data-style-name="N145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9" style:family="table-cell" style:parent-style-name="Normal_20_3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0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31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5" style:family="table-cell" style:parent-style-name="Default" style:data-style-name="N138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6" style:family="table-cell" style:parent-style-name="Default" style:data-style-name="N138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7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4" style:family="table-cell" style:parent-style-name="Default" style:data-style-name="N14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6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0" style:family="table-cell" style:parent-style-name="Default" style:data-style-name="N138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1" style:family="table-cell" style:parent-style-name="Default" style:data-style-name="N138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2" style:family="table-cell" style:parent-style-name="Default" style:data-style-name="N11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8" style:family="table-cell" style:parent-style-name="Default" style:data-style-name="N14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4" style:family="table-cell" style:parent-style-name="Normal_20_3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5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8" style:family="table-cell" style:parent-style-name="Default" style:data-style-name="N129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9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0" style:family="table-cell" style:parent-style-name="Default" style:data-style-name="N12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1" style:family="table-cell" style:parent-style-name="Default" style:data-style-name="N2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2" style:family="table-cell" style:parent-style-name="Default" style:data-style-name="N141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3" style:family="table-cell" style:parent-style-name="Default" style:data-style-name="N11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4" style:family="table-cell" style:parent-style-name="Default" style:data-style-name="N11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5" style:family="table-cell" style:parent-style-name="Default" style:data-style-name="N142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6" style:family="table-cell" style:parent-style-name="Default" style:data-style-name="N142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7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8" style:family="table-cell" style:parent-style-name="Default" style:data-style-name="N12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9" style:family="table-cell" style:parent-style-name="Default" style:data-style-name="N129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0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none" fo:background-color="#cccccc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3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5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6" style:family="table-cell" style:parent-style-name="Default" style:data-style-name="N142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Default" style:data-style-name="N12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9" style:family="table-cell" style:parent-style-name="Normal_20_3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0" style:family="table-cell" style:parent-style-name="Normal_20_3" style:data-style-name="N10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2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3" style:family="table-cell" style:parent-style-name="Normal_20_3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4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5" style:family="table-cell" style:parent-style-name="Default" style:data-style-name="N138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8" style:family="table-cell" style:parent-style-name="Default" style:data-style-name="N13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0" style:family="table-cell" style:parent-style-name="Default" style:data-style-name="N11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1" style:family="table-cell" style:parent-style-name="Default" style:data-style-name="N142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2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4" style:family="table-cell" style:parent-style-name="Normal_20_3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5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6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7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8" style:family="table-cell" style:parent-style-name="Normal_20_3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0" style:family="table-cell" style:parent-style-name="Default" style:data-style-name="N11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1" style:family="table-cell" style:parent-style-name="Default" style:data-style-name="N11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2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3" style:family="table-cell" style:parent-style-name="Default" style:data-style-name="N111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4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6" style:family="table-cell" style:parent-style-name="Default" style:data-style-name="N129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7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8" style:family="table-cell" style:parent-style-name="Default" style:data-style-name="N129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9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1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4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5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6" style:family="table-cell" style:parent-style-name="Normal_20_3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9" style:family="table-cell" style:parent-style-name="Default" style:data-style-name="N129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0" style:family="table-cell" style:parent-style-name="Normal_20_3" style:data-style-name="N1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1" style:family="table-cell" style:parent-style-name="Default" style:data-style-name="N129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4" style:family="table-cell" style:parent-style-name="Normal_20_3" style:data-style-name="N1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5" style:family="table-cell" style:parent-style-name="Normal_20_3" style:data-style-name="N13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6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8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2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5" style:family="table-cell" style:parent-style-name="Normal_20_3" style:data-style-name="N10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26" style:family="table-cell" style:parent-style-name="Default" style:data-style-name="N138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035cm solid #000000" fo:background-color="#ffcc9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8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1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2" style:family="table-cell" style:parent-style-name="Default" style:data-style-name="N129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5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6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7" style:family="table-cell" style:parent-style-name="Default" style:data-style-name="N129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1" style:family="table-cell" style:parent-style-name="Normal_20_3" style:data-style-name="N136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2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3" style:family="table-cell" style:parent-style-name="Normal_20_3" style:data-style-name="N1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4" style:family="table-cell" style:parent-style-name="Default" style:data-style-name="N138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5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8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105cm double #000000" style:border-line-width-bottom="0.035cm 0.035cm 0.035cm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56" style:family="table-cell" style:parent-style-name="Default">
      <style:table-cell-properties fo:border-bottom="0.088cm solid #000000" style:cell-protect="protected formula-hidden" style:print-content="tru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8" style:family="table-cell" style:parent-style-name="Default" style:data-style-name="N39">
      <style:table-cell-properties style:glyph-orientation-vertical="0" fo:border-bottom="none" fo:background-color="#cccccc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0" style:family="table-cell" style:parent-style-name="Default" style:data-style-name="N129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4" style:family="table-cell" style:parent-style-name="Default" style:data-style-name="N39">
      <style:table-cell-properties style:glyph-orientation-vertical="0" fo:border-bottom="none" fo:background-color="#cccccc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5" style:family="table-cell" style:parent-style-name="Default" style:data-style-name="N14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7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8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none" fo:background-color="#ccccff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fo:background-color="#ccccff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3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0.035cm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6" style:family="table-cell" style:parent-style-name="Default">
      <style:table-cell-properties fo:border-bottom="none" style:cell-protect="protected formula-hidden" style:print-content="tru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7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8" style:family="table-cell" style:parent-style-name="Default" style:data-style-name="N36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9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8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81" style:family="table-cell" style:parent-style-name="Default">
      <style:table-cell-properties style:glyph-orientation-vertical="0" fo:border-bottom="none" fo:background-color="#ccccf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2" style:family="table-cell" style:parent-style-name="Default">
      <style:table-cell-properties style:glyph-orientation-vertical="0" fo:background-color="#cccc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4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8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86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7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9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0" style:family="table-cell" style:parent-style-name="Normal_20_3" style:data-style-name="N13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1" style:family="table-cell" style:parent-style-name="Normal_20_3" style:data-style-name="N1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2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0.035cm solid #000000" fo:background-color="#ffcc99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4" style:family="table-cell" style:parent-style-name="Default">
      <style:table-cell-properties fo:border-bottom="0.088cm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6" style:family="table-cell" style:parent-style-name="Default" style:data-style-name="N129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8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0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2" style:family="table-cell" style:parent-style-name="Default" style:data-style-name="N14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7" style:family="table-cell" style:parent-style-name="Normal_20_3" style:data-style-name="N136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8" style:family="table-cell" style:parent-style-name="Normal_20_3" style:data-style-name="N13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9" style:family="table-cell" style:parent-style-name="Default" style:data-style-name="N138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0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2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3" style:family="table-cell" style:parent-style-name="Default" style:data-style-name="N111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4" style:family="table-cell" style:parent-style-name="Normal_20_3" style:data-style-name="N10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tru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6" style:family="table-cell" style:parent-style-name="Default">
      <style:table-cell-properties style:glyph-orientation-vertical="0" fo:border-bottom="0.035cm solid #000000" fo:background-color="#ffcc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7" style:family="table-cell" style:parent-style-name="Default" style:data-style-name="N36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8" style:family="table-cell" style:parent-style-name="Default">
      <style:table-cell-properties style:glyph-orientation-vertical="0"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9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0" style:family="table-cell" style:parent-style-name="Default" style:data-style-name="N143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1" style:family="table-cell" style:parent-style-name="Default" style:data-style-name="N138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2" style:family="table-cell" style:parent-style-name="Default" style:data-style-name="N10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3" style:family="table-cell" style:parent-style-name="Default" style:data-style-name="N143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tru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5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6" style:family="table-cell" style:parent-style-name="Default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7" style:family="table-cell" style:parent-style-name="Default" style:data-style-name="N143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8" style:family="table-cell" style:parent-style-name="Normal_20_3" style:data-style-name="N13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9" style:family="table-cell" style:parent-style-name="Normal_20_3" style:data-style-name="N136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3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3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36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7" style:family="table-cell" style:parent-style-name="Normal_20_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9" style:family="table-cell" style:parent-style-name="Normal_20_3" style:data-style-name="N13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1" style:family="table-cell" style:parent-style-name="Default" style:data-style-name="N138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3" style:family="table-cell" style:parent-style-name="Default">
      <style:table-cell-properties fo:border-bottom="0.088cm solid #000000" style:cell-protect="protected formula-hidden" style:print-content="tru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4" style:family="table-cell" style:parent-style-name="Default">
      <style:table-cell-properties fo:border-bottom="none" style:cell-protect="protected formula-hidden" style:print-content="true" style:diagonal-bl-tr="none" style:diagonal-tl-br="none" fo:background-color="transparent" fo:border-left="none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8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9" style:family="table-cell" style:parent-style-name="Default" style:data-style-name="N129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0" style:family="table-cell" style:parent-style-name="Default">
      <style:table-cell-properties style:glyph-orientation-vertical="0" fo:border-bottom="none" fo:background-color="#ccccf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fo:background-color="#ccccf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6" style:family="table-cell" style:parent-style-name="Default">
      <style:table-cell-properties fo:border-bottom="0.035cm solid #000000" style:cell-protect="protected formula-hidden" style:print-content="tru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0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1" style:family="table-cell" style:parent-style-name="Default" style:data-style-name="N2">
      <style:table-cell-properties style:cell-protect="protected formula-hidden" style:print-content="true" style:diagonal-bl-tr="none" style:diagonal-tl-br="none" fo:border="none" style:rotation-align="none"/>
    </style:style>
    <style:style style:name="ce602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3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mbri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4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Normal_20_3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6" style:family="table-cell" style:parent-style-name="Default" style:data-style-name="N2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7" style:family="table-cell" style:parent-style-name="Normal_20_3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8" style:family="table-cell" style:parent-style-name="Normal_20_3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mbri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9" style:family="table-cell" style:parent-style-name="Default" style:data-style-name="N2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2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2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3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4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5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6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7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8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mbr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9" style:family="table-cell" style:parent-style-name="Default" style:data-style-name="N2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0" style:family="table-cell" style:parent-style-name="Default" style:data-style-name="N2">
      <style:table-cell-properties style:cell-protect="protected formula-hidden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2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3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4" style:family="table-cell" style:parent-style-name="Default" style:data-style-name="N2">
      <style:table-cell-properties style:cell-protect="protected formula-hidden" style:print-content="true"/>
    </style:style>
    <style:style style:name="ce625" style:family="table-cell" style:parent-style-name="Default" style:data-style-name="N2">
      <style:table-cell-properties style:cell-protect="protected formula-hidden" style:print-content="true" fo:background-color="transparent"/>
    </style:style>
    <style:style style:name="ce626" style:family="table-cell" style:parent-style-name="Default">
      <style:table-cell-properties style:cell-protect="protected formula-hidden" style:print-content="true"/>
      <style:text-properties fo:color="#000000" style:text-outline="false" style:text-line-through-style="none" style:font-name="Cambri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7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mbri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8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9" style:family="table-cell" style:parent-style-name="Default">
      <style:table-cell-properties style:cell-protect="protected formula-hidden" style:print-content="true"/>
      <style:text-properties fo:color="#ffffff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2">
      <style:table-cell-properties style:cell-protect="protected formula-hidden" style:print-content="true"/>
      <style:text-properties fo:color="#ffffff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1" style:family="table-cell" style:parent-style-name="Default" style:data-style-name="N2">
      <style:table-cell-properties style:cell-protect="protected formula-hidden" style:print-content="tru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4" style:family="table-cell" style:parent-style-name="Default">
      <style:table-cell-properties style:cell-protect="protected formula-hidden" style:print-content="true" fo:background-color="transparent"/>
      <style:text-properties fo:color="#000000" style:text-outline="false" style:text-line-through-styl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mbr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6" style:family="table-cell" style:parent-style-name="Default">
      <style:table-cell-properties style:cell-protect="protected formula-hidden" style:print-content="tru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7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808080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T12" style:family="text">
      <style:text-properties fo:color="#0000ff"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6600" style:text-outline="false" style:text-line-through-style="none" style:text-position="0% 100%" fo:font-family="'Bookman Old Style'" fo:font-size="16pt" fo:font-style="normal" fo:text-shadow="none" style:text-underline-style="none" fo:font-weight="bold" style:font-size-asian="16pt" style:font-style-asian="normal" style:font-weight-asian="bold" style:font-family-complex="'Bookman Old Style'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fo:font-family="'Bookman Old Style'" fo:font-size="14pt" fo:font-style="normal" fo:text-shadow="none" style:text-underline-style="none" fo:font-weight="normal" style:font-size-asian="14pt" style:font-style-asian="normal" style:font-weight-asian="normal" style:font-family-complex="'Bookman Old Style'" style:font-size-complex="14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fo:font-family="'Bookman Old Style'" fo:font-size="14pt" fo:font-style="normal" fo:text-shadow="none" style:text-underline-style="none" fo:font-weight="bold" style:font-size-asian="14pt" style:font-style-asian="normal" style:font-weight-asian="bold" style:font-family-complex="'Bookman Old Style'" style:font-size-complex="14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8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Times New 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Times New 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 table:structure-protected="true" table:protection-key="hJacC06Kzo+7ibQl7Ni07mXb2m8=">
      <table:calculation-settings table:case-sensitive="false" table:automatic-find-labels="false" table:use-regular-expressions="false"/>
      <table:content-validations>
        <table:content-validation table:name="val1" table:base-cell-address="Identification.AM17">
          <table:error-message table:message-type="stop" table:display="true"/>
        </table:content-validation>
        <table:content-validation table:name="val2" table:condition="of:cell-content-is-in-list(&quot;NON&quot;;&quot;OUI&quot;)" table:allow-empty-cell="true" table:display-list="unsorted" table:base-cell-address="Identification.AY13">
          <table:error-message table:message-type="stop" table:display="true"/>
        </table:content-validation>
        <table:content-validation table:name="val3" table:base-cell-address="'BULLETIN DE SALAIRE '.O119">
          <table:help-message table:title="Vérifiez!" table:display="true">
            <text:p>Vous ne pouvez saisir des mois travaillés + des semaines travaillées pour le calcul des jours acquis. Pensez à vérifier ce que vous avez saisi le mois précédent.</text:p>
          </table:help-message>
          <table:error-message table:message-type="stop" table:display="true">
            <text:p>Vous ne pouvez pas saisir des mois travaillés + des semaines travaillées pour le calcul des jours </text:p>
            <text:p><text:s/>acquis.</text:p>
          </table:error-message>
        </table:content-validation>
        <table:content-validation table:name="val4" table:base-cell-address="'BULLETIN DE SALAIRE '.O120">
          <table:help-message table:title="Vérifiez!" table:display="true">
            <text:p>Vous ne pouvez saisir des mois travaillés + des semaines travaillées pour le calcul des jours acquis. Pensez à vérifier ce que vous avez saisi le mois précédent.</text:p>
          </table:help-message>
          <table:error-message table:message-type="stop" table:display="true">
            <text:p>Vous ne pouvez saisir des mois travaillés + des semaines travaillées pour le calcul des jours acquis.</text:p>
          </table:error-message>
        </table:content-validation>
      </table:content-validations>
      <table:table table:name="Identification" table:style-name="ta28" table:protected="true" table:print-ranges="Identification.B2:Identification.BC35">
        <office:forms form:automatic-focus="false" form:apply-design-mode="false"/>
        <table:table-column table:style-name="co5" table:number-columns-repeated="36" table:default-cell-style-name="ce45"/>
        <table:table-column table:style-name="co6" table:default-cell-style-name="ce45"/>
        <table:table-column table:style-name="co3" table:visibility="collapse" table:default-cell-style-name="ce45"/>
        <table:table-column table:style-name="co7" table:default-cell-style-name="ce45"/>
        <table:table-column table:style-name="co5" table:number-columns-repeated="15" table:default-cell-style-name="ce45"/>
        <table:table-column table:style-name="co8" table:number-columns-repeated="202" table:default-cell-style-name="ce45"/>
        <table:table-row table:style-name="ro2">
          <table:table-cell table:number-columns-repeated="256"/>
        </table:table-row>
        <table:table-row table:style-name="ro5">
          <table:table-cell/>
          <table:table-cell table:style-name="ce46" office:value-type="string" table:number-columns-spanned="24" table:number-rows-spanned="1">
            <text:p>EMPLOYEUR</text:p>
          </table:table-cell>
          <table:covered-table-cell table:number-columns-repeated="23" table:style-name="ce46"/>
          <table:table-cell table:number-columns-repeated="2"/>
          <table:table-cell table:style-name="ce95" office:value-type="string">
            <text:p><text:s/></text:p>
          </table:table-cell>
          <table:table-cell table:number-columns-repeated="228"/>
        </table:table-row>
        <table:table-row table:style-name="ro2">
          <table:table-cell/>
          <table:table-cell table:style-name="ce47" office:value-type="string" table:number-columns-spanned="6" table:number-rows-spanned="1">
            <text:p><text:s/>Nom et Prénom :</text:p>
          </table:table-cell>
          <table:covered-table-cell table:number-columns-repeated="5" table:style-name="ce47"/>
          <table:table-cell table:style-name="ce66" office:value-type="string" table:number-columns-spanned="18" table:number-rows-spanned="1">
            <text:p>A MODIF ONGLET IDENTIFICATION</text:p>
          </table:table-cell>
          <table:covered-table-cell table:number-columns-repeated="17" table:style-name="ce66"/>
          <table:table-cell table:number-columns-repeated="2"/>
          <table:table-cell table:style-name="ce96" office:value-type="string">
            <text:p>Remplir <text:s/>toutes les zones demandées de cette page, </text:p>
          </table:table-cell>
          <table:table-cell table:style-name="ce100" table:number-columns-repeated="23"/>
          <table:table-cell table:style-name="ce110" table:number-columns-repeated="2"/>
          <table:table-cell table:style-name="ce112"/>
          <table:table-cell table:number-columns-repeated="202"/>
        </table:table-row>
        <table:table-row table:style-name="ro2">
          <table:table-cell/>
          <table:table-cell table:style-name="ce48" office:value-type="string" table:number-columns-spanned="6" table:number-rows-spanned="1">
            <text:p><text:s/>Adresse 1 :</text:p>
          </table:table-cell>
          <table:covered-table-cell table:number-columns-repeated="5" table:style-name="ce48"/>
          <table:table-cell table:style-name="ce67" office:value-type="string" table:number-columns-spanned="18" table:number-rows-spanned="1">
            <text:p><text:s/></text:p>
          </table:table-cell>
          <table:covered-table-cell table:number-columns-repeated="17" table:style-name="ce67"/>
          <table:table-cell table:number-columns-repeated="2"/>
          <table:table-cell table:style-name="ce97" office:value-type="string">
            <text:p>les données se reporteront automatiquement sur la feuille de salaire.</text:p>
          </table:table-cell>
          <table:table-cell table:style-name="ce101" table:number-columns-repeated="23"/>
          <table:table-cell table:style-name="ce57" table:number-columns-repeated="2"/>
          <table:table-cell table:style-name="ce113"/>
          <table:table-cell table:number-columns-repeated="202"/>
        </table:table-row>
        <table:table-row table:style-name="ro2">
          <table:table-cell/>
          <table:table-cell table:style-name="ce48" office:value-type="string">
            <text:p>Adresse 2 :</text:p>
          </table:table-cell>
          <table:table-cell table:style-name="ce48" table:number-columns-repeated="4"/>
          <table:table-cell table:style-name="ce48">
            <office:annotation draw:style-name="gr2" draw:text-style-name="P2" svg:width="4.007cm" svg:height="1.836cm" svg:x="3.923cm" svg:y="1.76cm" draw:caption-point-x="-0.428cm" draw:caption-point-y="0.267cm">
              <dc:date>2016-12-09T00:00:00</dc:date>
              <text:p text:style-name="P2"><text:span text:style-name="T2">UNSPAFAM: Tapez un espace, si vous n'avez rien à saisir sur cette ligne.</text:span></text:p>
              <text:p text:style-name="P2"><text:span text:style-name="T2"/></text:p>
            </office:annotation>
          </table:table-cell>
          <table:table-cell table:style-name="ce67" office:value-type="string" table:number-columns-spanned="18" table:number-rows-spanned="1">
            <text:p><text:s/></text:p>
          </table:table-cell>
          <table:covered-table-cell table:number-columns-repeated="17" table:style-name="ce67"/>
          <table:table-cell table:number-columns-repeated="2"/>
          <table:table-cell table:style-name="ce98"/>
          <table:table-cell table:style-name="ce102" table:number-columns-repeated="23"/>
          <table:table-cell table:style-name="ce111" table:number-columns-repeated="2"/>
          <table:table-cell table:style-name="ce114"/>
          <table:table-cell table:number-columns-repeated="202"/>
        </table:table-row>
        <table:table-row table:style-name="ro2">
          <table:table-cell/>
          <table:table-cell table:style-name="ce48" office:value-type="string" table:number-columns-spanned="6" table:number-rows-spanned="1">
            <text:p><text:s/>Code postal :</text:p>
          </table:table-cell>
          <table:covered-table-cell table:number-columns-repeated="5" table:style-name="ce48"/>
          <table:table-cell table:style-name="ce67" office:value-type="string" table:number-columns-spanned="3" table:number-rows-spanned="1">
            <text:p><text:s/></text:p>
          </table:table-cell>
          <table:covered-table-cell table:number-columns-repeated="2" table:style-name="ce67"/>
          <table:table-cell table:style-name="ce73"/>
          <table:table-cell table:style-name="ce73" office:value-type="string">
            <text:p><text:s/></text:p>
          </table:table-cell>
          <table:table-cell table:style-name="ce73" table:number-columns-repeated="4"/>
          <table:table-cell table:style-name="ce81" table:number-columns-repeated="5"/>
          <table:table-cell table:style-name="ce87" table:number-columns-repeated="2"/>
          <table:table-cell table:style-name="ce90" table:number-columns-repeated="2"/>
          <table:table-cell>
            <draw:custom-shape table:end-cell-address="Identification.AF9" table:end-x="0.28cm" table:end-y="0.074cm" draw:z-index="0" draw:name="AutoShape 7" draw:style-name="gr1" draw:text-style-name="P1" svg:width="2.867cm" svg:height="1.258cm" svg:x="0.418cm" svg:y="0.297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99" office:value-type="string">
            <text:p><text:s/></text:p>
          </table:table-cell>
          <table:table-cell table:number-columns-repeated="228"/>
        </table:table-row>
        <table:table-row table:style-name="ro2">
          <table:table-cell/>
          <table:table-cell table:style-name="ce48" office:value-type="string" table:number-columns-spanned="6" table:number-rows-spanned="1">
            <text:p>Ville :</text:p>
          </table:table-cell>
          <table:covered-table-cell table:number-columns-repeated="5" table:style-name="ce48"/>
          <table:table-cell table:style-name="ce66" office:value-type="string" table:number-columns-spanned="13" table:number-rows-spanned="1">
            <text:p><text:s/></text:p>
          </table:table-cell>
          <table:covered-table-cell table:number-columns-repeated="12" table:style-name="ce66"/>
          <table:table-cell table:style-name="ce84" table:number-columns-repeated="5"/>
          <table:table-cell table:number-columns-repeated="231"/>
        </table:table-row>
        <table:table-row table:style-name="ro2">
          <table:table-cell/>
          <table:table-cell table:style-name="ce47" office:value-type="string" table:number-columns-spanned="10" table:number-rows-spanned="1">
            <text:p>N° d'immatriculation à l'URSSAF: </text:p>
          </table:table-cell>
          <table:covered-table-cell table:number-columns-repeated="9" table:style-name="ce47"/>
          <table:table-cell table:style-name="ce75" office:value-type="string" table:number-columns-spanned="13" table:number-rows-spanned="1">
            <text:p><text:s/></text:p>
          </table:table-cell>
          <table:covered-table-cell table:number-columns-repeated="12" table:style-name="ce75"/>
          <table:table-cell table:style-name="ce93"/>
          <table:table-cell table:number-columns-repeated="3"/>
          <table:table-cell table:style-name="ce103" table:number-columns-spanned="7" table:number-rows-spanned="2"/>
          <table:covered-table-cell table:number-columns-repeated="6" table:style-name="ce103"/>
          <table:table-cell table:number-columns-repeated="221"/>
        </table:table-row>
        <table:table-row table:style-name="ro2">
          <table:table-cell/>
          <table:table-cell table:style-name="ce48" office:value-type="string" table:number-columns-spanned="7" table:number-rows-spanned="1">
            <text:p><text:s/>Ou N° ou PAJEMPLOI:</text:p>
          </table:table-cell>
          <table:covered-table-cell table:number-columns-repeated="6" table:style-name="ce48"/>
          <table:table-cell table:style-name="ce66" office:value-type="string" table:number-columns-spanned="13" table:number-rows-spanned="1">
            <text:p><text:s/></text:p>
          </table:table-cell>
          <table:covered-table-cell table:number-columns-repeated="12" table:style-name="ce66"/>
          <table:table-cell table:style-name="ce88" table:number-columns-repeated="4"/>
          <table:table-cell table:number-columns-repeated="3"/>
          <table:covered-table-cell table:number-columns-repeated="7" table:style-name="ce103"/>
          <table:table-cell table:number-columns-repeated="221"/>
        </table:table-row>
        <table:table-row table:style-name="ro2">
          <table:table-cell/>
          <table:table-cell table:style-name="ce48" office:value-type="string" table:number-columns-spanned="4" table:number-rows-spanned="1">
            <text:p>URSSAF DE: </text:p>
          </table:table-cell>
          <table:covered-table-cell table:number-columns-repeated="3" table:style-name="ce48"/>
          <table:table-cell table:style-name="ce62" office:value-type="string" table:number-columns-spanned="20" table:number-rows-spanned="1">
            <text:p><text:s/></text:p>
          </table:table-cell>
          <table:covered-table-cell table:number-columns-repeated="19" table:style-name="ce62"/>
          <table:table-cell table:number-columns-repeated="23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9" office:value-type="string">
            <text:p>CONVENTION <text:s/>COLLECTIVE <text:s/>- <text:s/>Code NAF 88.91 A</text:p>
          </table:table-cell>
          <table:table-cell table:style-name="ce57"/>
          <table:table-cell table:style-name="ce59" table:number-columns-repeated="2"/>
          <table:table-cell table:style-name="ce63"/>
          <table:table-cell table:style-name="ce59" table:number-columns-repeated="9"/>
          <table:table-cell table:style-name="ce58" table:number-columns-repeated="4"/>
          <table:table-cell table:style-name="ce64"/>
          <table:table-cell table:style-name="ce85" table:number-columns-repeated="3"/>
          <table:table-cell table:number-columns-repeated="4"/>
          <table:table-cell>
            <draw:custom-shape table:end-cell-address="Identification.AG15" table:end-x="0.446cm" table:end-y="0.099cm" draw:z-index="3" draw:name="AutoShape 10" draw:style-name="gr1" draw:text-style-name="P1" svg:width="2.866cm" svg:height="1.409cm" svg:x="0.084cm" svg:y="0.29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6"/>
          <table:table-cell>
            <draw:custom-shape table:end-cell-address="Identification.BC17" table:end-x="1.952cm" table:end-y="0.421cm" draw:z-index="1" draw:name="AutoShape 8" draw:style-name="gr1" draw:text-style-name="P1" svg:width="1.423cm" svg:height="2.696cm" svg:x="0.529cm" svg:y="0.32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01"/>
        </table:table-row>
        <table:table-row table:style-name="ro6">
          <table:table-cell/>
          <table:table-cell table:style-name="ce50" office:value-type="string">
            <text:p>Date début du contrat:</text:p>
          </table:table-cell>
          <table:table-cell table:style-name="ce57"/>
          <table:table-cell table:style-name="ce60" table:number-columns-repeated="2"/>
          <table:table-cell table:style-name="ce64"/>
          <table:table-cell table:style-name="ce65"/>
          <table:table-cell table:style-name="ce68" table:number-columns-spanned="6" table:number-rows-spanned="1">
            <office:annotation draw:style-name="gr2" draw:text-style-name="P2" svg:width="2.616cm" svg:height="0.892cm" svg:x="6.928cm" svg:y="5.72cm" draw:caption-point-x="-0.428cm" draw:caption-point-y="0.257cm">
              <dc:date>2016-12-09T00:00:00</dc:date>
              <text:p text:style-name="P2"><text:span text:style-name="T2">UNSPAFAM:</text:span></text:p>
              <text:p text:style-name="P2"><text:span text:style-name="T2">jj/mm/aaaa</text:span></text:p>
              <text:p text:style-name="P2"><text:span text:style-name="T2"/></text:p>
            </office:annotation>
          </table:table-cell>
          <table:covered-table-cell table:number-columns-repeated="5" table:style-name="ce68"/>
          <table:table-cell table:style-name="ce65" office:value-type="string">
            <text:p>Type de contrat : </text:p>
          </table:table-cell>
          <table:table-cell table:style-name="ce59"/>
          <table:table-cell table:style-name="ce58" table:number-columns-repeated="3"/>
          <table:table-cell table:style-name="ce82" office:value-type="string" table:number-columns-spanned="5" table:number-rows-spanned="1">
            <text:p>C . D . I </text:p>
          </table:table-cell>
          <table:covered-table-cell table:number-columns-repeated="4" table:style-name="ce82"/>
          <table:table-cell table:number-columns-repeated="26"/>
          <table:table-cell table:style-name="ce57" table:number-columns-spanned="2" table:number-rows-spanned="1"/>
          <table:covered-table-cell table:style-name="ce57" table:content-validation-name="val2" office:value-type="string">
            <text:p>NON</text:p>
          </table:covered-table-cell>
          <table:table-cell table:number-columns-repeated="205"/>
        </table:table-row>
        <table:table-row table:style-name="ro2">
          <table:table-cell/>
          <table:table-cell table:style-name="ce51" office:value-type="string">
            <text:p>Nom et Prénom de l'enfant:</text:p>
          </table:table-cell>
          <table:table-cell table:style-name="ce57"/>
          <table:table-cell table:style-name="ce59" table:number-columns-repeated="2"/>
          <table:table-cell table:style-name="ce63"/>
          <table:table-cell table:style-name="ce59" table:number-columns-repeated="4"/>
          <table:table-cell table:style-name="ce74" office:value-type="string" table:number-columns-spanned="15" table:number-rows-spanned="1">
            <text:p><text:s/></text:p>
          </table:table-cell>
          <table:covered-table-cell table:number-columns-repeated="14" table:style-name="ce74"/>
          <table:table-cell table:number-columns-repeated="11"/>
          <table:table-cell table:style-name="ce106" office:value-type="string" table:number-columns-spanned="17" table:number-rows-spanned="2">
            <text:p>A REMPLIR OBLIGATOIREMENT</text:p>
          </table:table-cell>
          <table:covered-table-cell table:number-columns-repeated="16" table:style-name="ce106"/>
          <table:table-cell table:number-columns-repeated="203"/>
        </table:table-row>
        <table:table-row table:style-name="ro2">
          <table:table-cell table:number-columns-repeated="36"/>
          <table:covered-table-cell table:number-columns-repeated="17" table:style-name="ce106"/>
          <table:table-cell table:number-columns-repeated="203"/>
        </table:table-row>
        <table:table-row table:style-name="ro2">
          <table:table-cell/>
          <table:table-cell table:style-name="ce52" office:value-type="string" table:number-columns-spanned="29" table:number-rows-spanned="1">
            <text:p>SALARIÉ</text:p>
          </table:table-cell>
          <table:covered-table-cell table:number-columns-repeated="28" table:style-name="ce52"/>
          <table:table-cell table:number-columns-repeated="226"/>
        </table:table-row>
        <table:table-row table:style-name="ro2">
          <table:table-cell/>
          <table:table-cell table:style-name="ce48" office:value-type="string" table:number-columns-spanned="7" table:number-rows-spanned="1">
            <text:p><text:s/>Nom et Prénom :</text:p>
          </table:table-cell>
          <table:covered-table-cell table:number-columns-repeated="6" table:style-name="ce48"/>
          <table:table-cell table:style-name="ce70" table:number-columns-spanned="19" table:number-rows-spanned="1"/>
          <table:covered-table-cell table:number-columns-repeated="18" table:style-name="ce70"/>
          <table:table-cell table:style-name="ce90" table:number-columns-repeated="3"/>
          <table:table-cell table:style-name="ce104" office:value-type="string" table:number-columns-spanned="7" table:number-rows-spanned="1">
            <text:p><text:s/></text:p>
          </table:table-cell>
          <table:covered-table-cell table:number-columns-repeated="6" table:style-name="ce104"/>
          <table:table-cell/>
          <table:table-cell table:style-name="ce108" table:content-validation-name="val1"/>
          <table:table-cell table:number-columns-repeated="2"/>
          <table:table-cell table:style-name="ce109" office:value-type="string">
            <text:p><text:s/></text:p>
          </table:table-cell>
          <table:table-cell table:number-columns-repeated="214"/>
        </table:table-row>
        <table:table-row table:style-name="ro2">
          <table:table-cell/>
          <table:table-cell table:style-name="ce48" office:value-type="string" table:number-columns-spanned="7" table:number-rows-spanned="1">
            <text:p><text:s/>Adresse 1 :</text:p>
          </table:table-cell>
          <table:covered-table-cell table:number-columns-repeated="6" table:style-name="ce48"/>
          <table:table-cell table:style-name="ce71" office:value-type="string" table:number-columns-spanned="22" table:number-rows-spanned="1">
            <text:p><text:s/></text:p>
          </table:table-cell>
          <table:covered-table-cell table:number-columns-repeated="21" table:style-name="ce71"/>
          <table:table-cell table:number-columns-repeated="226"/>
        </table:table-row>
        <table:table-row table:style-name="ro2">
          <table:table-cell/>
          <table:table-cell table:style-name="ce48" office:value-type="string" table:number-columns-spanned="7" table:number-rows-spanned="1">
            <office:annotation draw:style-name="gr2" draw:text-style-name="P2" svg:width="3.646cm" svg:height="1.507cm" svg:x="4.424cm" svg:y="8.809cm" draw:caption-point-x="-0.428cm" draw:caption-point-y="0.258cm">
              <dc:date>2016-12-09T00:00:00</dc:date>
              <text:p text:style-name="P2"><text:span text:style-name="T2">UNSPAFAM: Tapez un espace, si vous n'avez rien à saisir sur cette ligne.</text:span></text:p>
            </office:annotation>
            <text:p>Adresse 2 :</text:p>
          </table:table-cell>
          <table:covered-table-cell table:number-columns-repeated="6" table:style-name="ce48"/>
          <table:table-cell table:style-name="ce71" office:value-type="string" table:number-columns-spanned="22" table:number-rows-spanned="1">
            <text:p><text:s/></text:p>
          </table:table-cell>
          <table:covered-table-cell table:number-columns-repeated="21" table:style-name="ce71"/>
          <table:table-cell table:style-name="ce105" table:number-columns-repeated="6"/>
          <table:table-cell table:style-name="ce107" office:value-type="string" table:number-columns-spanned="17" table:number-rows-spanned="1">
            <text:p>L'ass mat réside en Haut Rhin - Bas Rhin - <text:s/>Moselle </text:p>
          </table:table-cell>
          <table:covered-table-cell table:number-columns-repeated="16" table:style-name="ce107"/>
          <table:table-cell/>
          <table:table-cell table:style-name="ce115" table:content-validation-name="val2" office:value-type="string">
            <office:annotation draw:style-name="gr3" draw:text-style-name="P2" svg:width="3.04cm" svg:height="2.421cm" svg:x="32.032cm" svg:y="7.648cm" draw:caption-point-x="-0.65cm" draw:caption-point-y="1.419cm">
              <dc:date>2016-12-09T00:00:00</dc:date>
              <text:p text:style-name="P2"><text:span text:style-name="T3">Repondez par oui ou par non avec la liste déroulante</text:span></text:p>
              <text:p text:style-name="P2"><text:span text:style-name="T3"/></text:p>
            </office:annotation>
            <text:p>NON</text:p>
          </table:table-cell>
          <table:table-cell table:number-columns-repeated="201"/>
        </table:table-row>
        <table:table-row table:style-name="ro2">
          <table:table-cell/>
          <table:table-cell table:style-name="ce48" office:value-type="string" table:number-columns-spanned="7" table:number-rows-spanned="1">
            <text:p><text:s/>Code postal :</text:p>
          </table:table-cell>
          <table:covered-table-cell table:number-columns-repeated="6" table:style-name="ce48"/>
          <table:table-cell table:style-name="ce67" office:value-type="string" table:number-columns-spanned="3" table:number-rows-spanned="1">
            <text:p><text:s/></text:p>
          </table:table-cell>
          <table:covered-table-cell table:number-columns-repeated="2" table:style-name="ce67"/>
          <table:table-cell table:style-name="ce76"/>
          <table:table-cell table:style-name="ce77" table:number-columns-repeated="2"/>
          <table:table-cell table:style-name="ce78"/>
          <table:table-cell table:style-name="ce77" table:number-columns-repeated="3"/>
          <table:table-cell table:style-name="ce83" table:number-columns-repeated="2"/>
          <table:table-cell table:style-name="ce86" table:number-columns-repeated="2"/>
          <table:table-cell table:style-name="ce89" table:number-columns-repeated="4"/>
          <table:table-cell table:style-name="ce90" table:number-columns-repeated="4"/>
          <table:table-cell table:number-columns-repeated="3"/>
          <table:table-cell>
            <draw:custom-shape table:end-cell-address="Identification.AK22" table:end-x="1.59cm" table:end-y="0.346cm" draw:z-index="2" draw:name="AutoShape 9" draw:style-name="gr1" draw:text-style-name="P1" svg:width="2.869cm" svg:height="1.26cm" svg:x="0.223cm" svg:y="0.0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22"/>
        </table:table-row>
        <table:table-row table:style-name="ro2">
          <table:table-cell/>
          <table:table-cell table:style-name="ce48" office:value-type="string" table:number-columns-spanned="7" table:number-rows-spanned="1">
            <text:p>Ville :</text:p>
          </table:table-cell>
          <table:covered-table-cell table:number-columns-repeated="6" table:style-name="ce48"/>
          <table:table-cell table:style-name="ce72" office:value-type="string" table:number-columns-spanned="15" table:number-rows-spanned="1">
            <text:p><text:s/></text:p>
          </table:table-cell>
          <table:covered-table-cell table:number-columns-repeated="14" table:style-name="ce72"/>
          <table:table-cell table:style-name="ce91" table:number-columns-repeated="3"/>
          <table:table-cell table:style-name="ce90" table:number-columns-repeated="4"/>
          <table:table-cell table:number-columns-repeated="226"/>
        </table:table-row>
        <table:table-row table:style-name="ro2">
          <table:table-cell/>
          <table:table-cell table:style-name="ce53" office:value-type="string" table:number-columns-spanned="7" table:number-rows-spanned="1">
            <text:p>N° Sécurité Sociale:</text:p>
          </table:table-cell>
          <table:covered-table-cell table:number-columns-repeated="6" table:style-name="ce53"/>
          <table:table-cell table:style-name="ce72" office:value-type="string" table:number-columns-spanned="15" table:number-rows-spanned="1">
            <office:annotation draw:style-name="gr2" draw:text-style-name="P2" svg:width="4.007cm" svg:height="1.307cm" svg:x="11.936cm" svg:y="10.291cm" draw:caption-point-x="-0.427cm" draw:caption-point-y="0.257cm">
              <dc:date>2016-12-09T00:00:00</dc:date>
              <text:p text:style-name="P2"><text:span text:style-name="T2">UNSPAFAM: Saisissez votre numéro de S.S. sans point ni espace.</text:span></text:p>
              <text:p text:style-name="P2"><text:span text:style-name="T2"/></text:p>
            </office:annotation>
            <text:p><text:s/></text:p>
          </table:table-cell>
          <table:covered-table-cell table:number-columns-repeated="14" table:style-name="ce72"/>
          <table:table-cell table:style-name="ce91" table:number-columns-repeated="3"/>
          <table:table-cell table:style-name="ce90" table:number-columns-repeated="4"/>
          <table:table-cell table:number-columns-repeated="226"/>
        </table:table-row>
        <table:table-row table:style-name="ro2">
          <table:table-cell/>
          <table:table-cell table:style-name="ce54"/>
          <table:table-cell table:style-name="ce58"/>
          <table:table-cell table:style-name="ce61" table:number-columns-repeated="23"/>
          <table:table-cell table:style-name="ce94" table:number-columns-repeated="4"/>
          <table:table-cell>
            <draw:custom-shape table:end-cell-address="Identification.AK25" table:end-x="0.17cm" table:end-y="0.445cm" draw:z-index="4" draw:name="AutoShape 11" draw:style-name="gr1" draw:text-style-name="P1" svg:width="2.868cm" svg:height="1.258cm" svg:x="0.307cm" svg:y="0.1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25"/>
        </table:table-row>
        <table:table-row table:style-name="ro2">
          <table:table-cell/>
          <table:table-cell table:style-name="ce54" office:value-type="string">
            <text:p>Qualification : </text:p>
          </table:table-cell>
          <table:table-cell table:style-name="ce58"/>
          <table:table-cell table:style-name="ce61" table:number-columns-repeated="4"/>
          <table:table-cell table:style-name="ce69" office:value-type="string" table:number-columns-spanned="7" table:number-rows-spanned="1">
            <text:p>Assistante <text:s/>Maternelle</text:p>
          </table:table-cell>
          <table:covered-table-cell table:number-columns-repeated="6" table:style-name="ce69"/>
          <table:table-cell table:style-name="ce79"/>
          <table:table-cell table:style-name="ce80" office:value-type="string">
            <text:p>Numéro salarié PAJE:</text:p>
          </table:table-cell>
          <table:table-cell table:style-name="ce80" table:number-columns-repeated="6"/>
          <table:table-cell table:style-name="ce61"/>
          <table:table-cell table:style-name="ce92" office:value-type="string" table:number-columns-spanned="7" table:number-rows-spanned="1">
            <text:p><text:s/></text:p>
          </table:table-cell>
          <table:covered-table-cell table:number-columns-repeated="6" table:style-name="ce92"/>
          <table:table-cell table:number-columns-repeated="226"/>
        </table:table-row>
        <table:table-row table:style-name="ro2">
          <table:table-cell table:number-columns-repeated="256"/>
        </table:table-row>
        <table:table-row table:style-name="ro2" table:number-rows-repeated="7">
          <table:table-cell/>
          <table:table-cell table:style-name="ce55" table:number-columns-repeated="3"/>
          <table:table-cell table:number-columns-repeated="252"/>
        </table:table-row>
        <table:table-row table:style-name="ro2">
          <table:table-cell/>
          <table:table-cell table:style-name="ce55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56" office:value-type="string" table:number-columns-spanned="53" table:number-rows-spanned="1">
            <text:p>COPYRIGHT Janvier 2017, tous droits réservés à la CSAFAM</text:p>
          </table:table-cell>
          <table:covered-table-cell table:number-columns-repeated="52" table:style-name="ce56"/>
          <table:table-cell table:number-columns-repeated="202"/>
        </table:table-row>
        <table:table-row table:style-name="ro2" table:number-rows-repeated="1048540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Notice d'utilisation" table:style-name="ta29" table:protected="true" table:protection-key="hJacC06Kzo+7ibQl7Ni07mXb2m8=" table:print-ranges="'Notice d''utilisation'.B2:'Notice d''utilisation'.P36">
        <office:forms form:automatic-focus="false" form:apply-design-mode="false"/>
        <table:table-column table:style-name="co3" table:number-columns-repeated="256" table:default-cell-style-name="Default"/>
        <table:table-row table:style-name="ro2">
          <table:table-cell table:number-columns-repeated="256"/>
        </table:table-row>
        <table:table-row table:style-name="ro2">
          <table:table-cell/>
          <table:table-cell table:style-name="ce116" table:number-columns-spanned="15" table:number-rows-spanned="35"/>
          <table:covered-table-cell table:number-columns-repeated="14" table:style-name="ce116"/>
          <table:table-cell table:number-columns-repeated="240"/>
        </table:table-row>
        <table:table-row table:style-name="ro2">
          <table:table-cell/>
          <table:covered-table-cell table:number-columns-repeated="2" table:style-name="ce116"/>
          <table:covered-table-cell table:style-name="ce116">
            <draw:custom-shape table:end-cell-address="'Notice d''utilisation'.O7" table:end-x="0.109cm" table:end-y="0.074cm" draw:z-index="0" draw:name="Text 1" draw:style-name="gr4" draw:text-style-name="P3" svg:width="23.573cm" svg:height="1.776cm" svg:x="0.08cm" svg:y="0.273cm">
              <text:p text:style-name="P3"><text:span text:style-name="T4">POUR UTILISER LE BS "SIMPLE"</text:span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number-columns-repeated="12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3" table:style-name="ce116"/>
          <table:covered-table-cell table:style-name="ce116">
            <draw:custom-shape table:end-cell-address="'Notice d''utilisation'.N33" table:end-x="1.072cm" table:end-y="0.197cm" draw:z-index="1" draw:name="Text 2" draw:style-name="gr4" draw:text-style-name="P4" svg:width="20.308cm" svg:height="11.183cm" svg:x="0.028cm" svg:y="0.371cm">
              <text:p text:style-name="P4"><text:span text:style-name="T5">Ce fichier comporte un bulletin de salaire mensuel</text:span></text:p>
              <text:p text:style-name="P4"><text:span text:style-name="T5">.</text:span></text:p>
              <text:p text:style-name="P4"><text:span text:style-name="T5">Renseignez l'onglet « identification » avec vos informations et celles de l'employeur ; ces informations se reporteront automatiquement sur le bulletin de salaire.</text:span></text:p>
              <text:p text:style-name="P4"><text:span text:style-name="T5"/></text:p>
              <text:p text:style-name="P4"><text:span text:style-name="T5">Vous renseignez les cases colorées sur le bulletin de salaire et les calculs se font automatiquement.</text:span></text:p>
              <text:p text:style-name="P4"><text:span text:style-name="T5"/></text:p>
              <text:p text:style-name="P4"><text:span text:style-name="T5">Pour les heures supplémentaires, deux cas de figure :</text:span></text:p>
              <text:p text:style-name="P4"><text:span text:style-name="T5">- soit les heures supplémentaires sont mensualisées (négociées au contrat) et vous reportez les heures calculées en 22X à la ligne 30 colonne Q</text:span></text:p>
              <text:p text:style-name="P4"><text:span text:style-name="T5">- soit elles ne sont rémunérées que si elles sont réellement effectuées, auquel cas vous indiquez le nombre d'heures voulues en ligne 30 colonne Q</text:span></text:p>
              <text:p text:style-name="P4"><text:span text:style-name="T5"/></text:p>
              <text:p text:style-name="P4"><text:span text:style-name="T6">ATTENTION</text:span><text:span text:style-name="T5"> : n'indiquez dans la colonne "heures supplémentaires" que les heures au delà de 45 heures par semaine et non prévues au contrat ; les heures complémentaires sont les heures effectuées au-delà de celles indiquées au contrat dans la limite de 45h par semaine.</text:span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number-columns-repeated="11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3" table:style-name="ce116"/>
          <table:covered-table-cell table:style-name="ce116">
            <draw:custom-shape table:end-cell-address="'Notice d''utilisation'.N36" table:end-x="1.1cm" table:end-y="0.098cm" draw:z-index="2" draw:name="Text 3" draw:style-name="gr4" draw:text-style-name="P3" svg:width="20.175cm" svg:height="0.912cm" svg:x="0.189cm" svg:y="0.174cm">
              <text:p text:style-name="P3"><text:span text:style-name="T7">Copyright janvier 2017 - reproduction interdite, tous droits réservés à la CSAFAM</text:span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number-columns-repeated="11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>
          <table:table-cell/>
          <table:covered-table-cell table:number-columns-repeated="15" table:style-name="ce116"/>
          <table:table-cell table:number-columns-repeated="240"/>
        </table:table-row>
        <table:table-row table:style-name="ro2" table:number-rows-repeated="1048539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BULLETIN DE SALAIRE " table:style-name="ta30" table:protected="true" table:protection-key="hJacC06Kzo+7ibQl7Ni07mXb2m8=" table:print-ranges="'BULLETIN DE SALAIRE '.A1:'BULLETIN DE SALAIRE '.AY127">
        <table:table-column table:style-name="co10" table:default-cell-style-name="ce45"/>
        <table:table-column table:style-name="co11" table:default-cell-style-name="ce45"/>
        <table:table-column table:style-name="co5" table:number-columns-repeated="9" table:default-cell-style-name="ce45"/>
        <table:table-column table:style-name="co12" table:number-columns-repeated="2" table:default-cell-style-name="ce45"/>
        <table:table-column table:style-name="co13" table:default-cell-style-name="ce45"/>
        <table:table-column table:style-name="co12" table:default-cell-style-name="ce45"/>
        <table:table-column table:style-name="co5" table:default-cell-style-name="ce45"/>
        <table:table-column table:style-name="co12" table:number-columns-repeated="16" table:default-cell-style-name="ce45"/>
        <table:table-column table:style-name="co10" table:number-columns-repeated="9" table:default-cell-style-name="ce45"/>
        <table:table-column table:style-name="co17" table:number-columns-repeated="9" table:default-cell-style-name="ce45"/>
        <table:table-column table:style-name="co18" table:default-cell-style-name="ce45"/>
        <table:table-column table:style-name="co3" table:visibility="collapse" table:default-cell-style-name="ce624"/>
        <table:table-column table:style-name="co3" table:visibility="collapse" table:number-columns-repeated="2" table:default-cell-style-name="ce45"/>
        <table:table-column table:style-name="co12" table:default-cell-style-name="ce45"/>
        <table:table-column table:style-name="co8" table:number-columns-repeated="201" table:default-cell-style-name="ce45"/>
        <table:table-column table:style-name="co9" table:number-columns-repeated="768" table:default-cell-style-name="Default"/>
        <table:table-row table:style-name="ro8">
          <table:table-cell table:style-name="ce117" office:value-type="string" table:number-columns-spanned="51" table:number-rows-spanned="1">
            <text:p>Confédération des Syndicats d'Assistants Familiaux et d'Assistants Maternels</text:p>
          </table:table-cell>
          <table:covered-table-cell table:number-columns-repeated="50" table:style-name="ce117"/>
          <table:table-cell table:style-name="ce600"/>
          <table:table-cell table:number-columns-repeated="972"/>
        </table:table-row>
        <table:table-row table:style-name="ro9">
          <table:table-cell table:style-name="ce118"/>
          <table:table-cell table:style-name="ce169" table:number-columns-repeated="49"/>
          <table:table-cell table:style-name="ce533"/>
          <table:table-cell table:style-name="ce601"/>
          <table:table-cell table:number-columns-repeated="972"/>
        </table:table-row>
        <table:table-row table:style-name="ro7">
          <table:table-cell table:style-name="ce119"/>
          <table:table-cell table:style-name="ce170" table:number-columns-repeated="11"/>
          <table:table-cell table:style-name="ce170" office:value-type="string" table:number-columns-spanned="26" table:number-rows-spanned="1">
            <text:p>BULLETIN DE SALAIRE</text:p>
          </table:table-cell>
          <table:covered-table-cell table:number-columns-repeated="25" table:style-name="ce170"/>
          <table:table-cell table:style-name="ce488" table:number-columns-repeated="12"/>
          <table:table-cell table:style-name="ce534"/>
          <table:table-cell table:style-name="ce602"/>
          <table:table-cell table:style-name="ce55"/>
          <table:table-cell table:number-columns-repeated="971"/>
        </table:table-row>
        <table:table-row table:style-name="ro10">
          <table:table-cell table:style-name="ce120" office:value-type="string" table:number-columns-spanned="11" table:number-rows-spanned="1">
            <text:p>Période du :</text:p>
          </table:table-cell>
          <table:covered-table-cell table:number-columns-repeated="10" table:style-name="ce120"/>
          <table:table-cell table:style-name="ce256" table:number-columns-spanned="9" table:number-rows-spanned="1"/>
          <table:covered-table-cell table:number-columns-repeated="8" table:style-name="ce256"/>
          <table:table-cell table:style-name="ce344"/>
          <table:table-cell table:style-name="ce364" table:number-columns-repeated="3"/>
          <table:table-cell table:style-name="ce383" office:value-type="string" table:number-columns-spanned="10" table:number-rows-spanned="1">
            <text:p>Au :</text:p>
          </table:table-cell>
          <table:covered-table-cell table:number-columns-repeated="9" table:style-name="ce383"/>
          <table:table-cell table:style-name="ce478" table:number-columns-repeated="2"/>
          <table:table-cell table:style-name="ce256" table:number-columns-spanned="9" table:number-rows-spanned="1"/>
          <table:covered-table-cell table:number-columns-repeated="8" table:style-name="ce256"/>
          <table:table-cell table:style-name="ce517" table:number-columns-repeated="4"/>
          <table:table-cell table:style-name="ce531"/>
          <table:table-cell table:style-name="ce535"/>
          <table:table-cell table:style-name="ce603"/>
          <table:table-cell table:style-name="ce55"/>
          <table:table-cell table:number-columns-repeated="971"/>
        </table:table-row>
        <table:table-row table:style-name="ro11">
          <table:table-cell table:style-name="ce121" office:value-type="string" table:number-columns-spanned="22" table:number-rows-spanned="1">
            <text:p>EMPLOYEUR</text:p>
          </table:table-cell>
          <table:covered-table-cell table:number-columns-repeated="21" table:style-name="ce121"/>
          <table:table-cell table:style-name="ce170" table:number-columns-repeated="2"/>
          <table:table-cell table:style-name="ce384" office:value-type="string" table:number-columns-spanned="25" table:number-rows-spanned="1">
            <text:p>SALARIÉ</text:p>
          </table:table-cell>
          <table:covered-table-cell table:number-columns-repeated="24" table:style-name="ce384"/>
          <table:table-cell table:style-name="ce401"/>
          <table:table-cell table:style-name="ce536"/>
          <table:table-cell table:style-name="ce604"/>
          <table:table-cell table:style-name="ce55"/>
          <table:table-cell table:number-columns-repeated="971"/>
        </table:table-row>
        <table:table-row table:style-name="ro12">
          <table:table-cell table:style-name="ce122" office:value-type="string">
            <text:p><text:s/>Nom et Prénom :</text:p>
          </table:table-cell>
          <table:table-cell table:style-name="ce171"/>
          <table:table-cell table:style-name="ce208" table:number-columns-repeated="4"/>
          <table:table-cell table:style-name="ce232" table:number-columns-repeated="4"/>
          <table:table-cell table:style-name="ce249" table:formula="of:=[$Identification.H3]" office:value-type="string" office:string-value="A MODIF ONGLET IDENTIFICATION" table:number-columns-spanned="12" table:number-rows-spanned="1">
            <text:p>A MODIF ONGLET IDENTIFICATION</text:p>
          </table:table-cell>
          <table:covered-table-cell table:number-columns-repeated="11" table:style-name="ce249"/>
          <table:table-cell table:style-name="ce369" table:number-columns-repeated="2"/>
          <table:table-cell table:style-name="ce385" office:value-type="string">
            <text:p><text:s/>Nom et Prénom :</text:p>
          </table:table-cell>
          <table:table-cell table:style-name="ce401" table:number-columns-repeated="4"/>
          <table:table-cell table:style-name="ce435" table:number-columns-repeated="5"/>
          <table:table-cell table:style-name="ce479"/>
          <table:table-cell table:style-name="ce484" table:formula="of:=[$Identification.I17]" office:value-type="float" office:value="0" table:number-columns-spanned="14" table:number-rows-spanned="1">
            <text:p>0</text:p>
          </table:table-cell>
          <table:covered-table-cell table:number-columns-repeated="13" table:style-name="ce484"/>
          <table:table-cell table:style-name="ce372"/>
          <table:table-cell table:style-name="ce537"/>
          <table:table-cell table:style-name="ce605"/>
          <table:table-cell table:style-name="ce55"/>
          <table:table-cell table:number-columns-repeated="971"/>
        </table:table-row>
        <table:table-row table:style-name="ro12">
          <table:table-cell table:style-name="ce122" office:value-type="string">
            <text:p><text:s/>Adresse :</text:p>
          </table:table-cell>
          <table:table-cell table:style-name="ce172"/>
          <table:table-cell table:style-name="ce209"/>
          <table:table-cell table:style-name="ce172"/>
          <table:table-cell table:style-name="ce224"/>
          <table:table-cell table:style-name="ce229" table:number-columns-repeated="3"/>
          <table:table-cell table:style-name="ce240" table:number-columns-repeated="2"/>
          <table:table-cell table:style-name="ce250" table:formula="of:=[$Identification.H4]" office:value-type="string" office:string-value=" " table:number-columns-spanned="12" table:number-rows-spanned="1">
            <text:p><text:s/></text:p>
          </table:table-cell>
          <table:covered-table-cell table:number-columns-repeated="11" table:style-name="ce250"/>
          <table:table-cell table:style-name="ce370" table:number-columns-repeated="2"/>
          <table:table-cell table:style-name="ce385" office:value-type="string">
            <text:p><text:s/>Adresse :</text:p>
          </table:table-cell>
          <table:table-cell table:style-name="ce402" table:number-columns-repeated="3"/>
          <table:table-cell table:style-name="ce371" table:number-columns-repeated="6"/>
          <table:table-cell table:style-name="ce480"/>
          <table:table-cell table:style-name="ce485" table:formula="of:=[$Identification.I18]" office:value-type="string" office:string-value=" " table:number-columns-spanned="14" table:number-rows-spanned="1">
            <text:p><text:s/></text:p>
          </table:table-cell>
          <table:covered-table-cell table:number-columns-repeated="13" table:style-name="ce485"/>
          <table:table-cell table:style-name="ce532"/>
          <table:table-cell table:style-name="ce538"/>
          <table:table-cell table:style-name="ce606"/>
          <table:table-cell table:style-name="ce55"/>
          <table:table-cell table:number-columns-repeated="971"/>
        </table:table-row>
        <table:table-row table:style-name="ro12">
          <table:table-cell table:style-name="ce123"/>
          <table:table-cell table:style-name="ce173" table:number-columns-repeated="2"/>
          <table:table-cell table:style-name="ce223"/>
          <table:table-cell table:style-name="ce225" table:number-columns-repeated="6"/>
          <table:table-cell table:style-name="ce251" table:formula="of:=[$Identification.H5]" office:value-type="string" office:string-value=" " table:number-columns-spanned="12" table:number-rows-spanned="1">
            <text:p><text:s/></text:p>
          </table:table-cell>
          <table:covered-table-cell table:number-columns-repeated="11" table:style-name="ce251"/>
          <table:table-cell table:style-name="ce371"/>
          <table:table-cell table:style-name="ce377"/>
          <table:table-cell table:style-name="ce371"/>
          <table:table-cell table:style-name="ce403" table:number-columns-repeated="3"/>
          <table:table-cell table:style-name="ce371" table:number-columns-repeated="6"/>
          <table:table-cell table:style-name="ce480"/>
          <table:table-cell table:style-name="ce485" table:formula="of:=[$Identification.I19]" office:value-type="string" office:string-value=" " table:number-columns-spanned="14" table:number-rows-spanned="1">
            <text:p><text:s/></text:p>
          </table:table-cell>
          <table:covered-table-cell table:number-columns-repeated="13" table:style-name="ce485"/>
          <table:table-cell table:style-name="ce532"/>
          <table:table-cell table:style-name="ce538"/>
          <table:table-cell table:style-name="ce606"/>
          <table:table-cell table:style-name="ce55"/>
          <table:table-cell table:number-columns-repeated="971"/>
        </table:table-row>
        <table:table-row table:style-name="ro12">
          <table:table-cell table:style-name="ce124" office:value-type="string">
            <text:p>Code postal :</text:p>
          </table:table-cell>
          <table:table-cell table:style-name="ce172"/>
          <table:table-cell table:style-name="ce210"/>
          <table:table-cell table:style-name="ce208"/>
          <table:table-cell table:style-name="ce172"/>
          <table:table-cell table:style-name="ce209" table:formula="of:=[$Identification.$H$6]" office:value-type="string" office:string-value=" " table:number-columns-spanned="3" table:number-rows-spanned="1">
            <text:p><text:s/></text:p>
          </table:table-cell>
          <table:covered-table-cell table:number-columns-repeated="2" table:style-name="ce209"/>
          <table:table-cell table:style-name="ce241"/>
          <table:table-cell table:style-name="ce172"/>
          <table:table-cell table:style-name="ce241" office:value-type="string">
            <text:p>Ville :</text:p>
          </table:table-cell>
          <table:table-cell table:style-name="ce257" table:number-columns-repeated="2"/>
          <table:table-cell table:style-name="ce269" table:formula="of:=[$Identification.H7]" office:value-type="string" office:string-value=" " table:number-columns-spanned="9" table:number-rows-spanned="1">
            <text:p><text:s/></text:p>
          </table:table-cell>
          <table:covered-table-cell table:number-columns-repeated="8" table:style-name="ce269"/>
          <table:table-cell table:style-name="ce372" table:number-columns-repeated="2"/>
          <table:table-cell table:style-name="ce385" office:value-type="string">
            <text:p><text:s/>Code postal :</text:p>
          </table:table-cell>
          <table:table-cell table:style-name="ce404" table:number-columns-repeated="2"/>
          <table:table-cell table:style-name="ce401"/>
          <table:table-cell table:style-name="ce425" table:formula="of:=[$Identification.I20]" office:value-type="string" office:string-value=" " table:number-columns-spanned="2" table:number-rows-spanned="1">
            <text:p><text:s/></text:p>
          </table:table-cell>
          <table:covered-table-cell table:style-name="ce425"/>
          <table:table-cell table:style-name="ce440"/>
          <table:table-cell table:style-name="ce442" table:number-columns-spanned="3" table:number-rows-spanned="1"/>
          <table:covered-table-cell table:number-columns-repeated="2" table:style-name="ce442"/>
          <table:table-cell table:style-name="ce442" office:value-type="string" table:number-columns-spanned="3" table:number-rows-spanned="1">
            <text:p>Ville :</text:p>
          </table:table-cell>
          <table:covered-table-cell table:number-columns-repeated="2" table:style-name="ce442"/>
          <table:table-cell table:style-name="ce487"/>
          <table:table-cell table:style-name="ce489" table:formula="of:=[$Identification.I21]" office:value-type="string" office:string-value=" " table:number-columns-spanned="11" table:number-rows-spanned="1">
            <text:p><text:s/></text:p>
          </table:table-cell>
          <table:covered-table-cell table:number-columns-repeated="10" table:style-name="ce489"/>
          <table:table-cell table:style-name="ce372"/>
          <table:table-cell table:style-name="ce537"/>
          <table:table-cell table:style-name="ce606"/>
          <table:table-cell table:style-name="ce55"/>
          <table:table-cell table:number-columns-repeated="971"/>
        </table:table-row>
        <table:table-row table:style-name="ro12">
          <table:table-cell table:style-name="ce125" office:value-type="string" table:number-columns-spanned="12" table:number-rows-spanned="1">
            <text:p>N° d'immatriculation URSSAF</text:p>
          </table:table-cell>
          <table:covered-table-cell table:number-columns-repeated="11" table:style-name="ce125"/>
          <table:table-cell table:style-name="ce262" table:formula="of:=[$Identification.L8]" office:value-type="string" office:string-value=" " table:number-columns-spanned="10" table:number-rows-spanned="1">
            <text:p><text:s/></text:p>
          </table:table-cell>
          <table:covered-table-cell table:number-columns-repeated="9" table:style-name="ce262"/>
          <table:table-cell table:style-name="ce373" table:number-columns-repeated="2"/>
          <table:table-cell table:style-name="ce386"/>
          <table:table-cell table:style-name="ce405" table:number-columns-repeated="2"/>
          <table:table-cell table:style-name="ce414" table:number-columns-repeated="16"/>
          <table:table-cell table:style-name="ce507" table:number-columns-repeated="5"/>
          <table:table-cell table:style-name="ce528"/>
          <table:table-cell table:style-name="ce507"/>
          <table:table-cell table:style-name="ce528"/>
          <table:table-cell table:style-name="ce606"/>
          <table:table-cell table:style-name="ce55"/>
          <table:table-cell table:number-columns-repeated="971"/>
        </table:table-row>
        <table:table-row table:style-name="ro12">
          <table:table-cell table:style-name="ce126" office:value-type="string" table:number-columns-spanned="12" table:number-rows-spanned="1">
            <text:p>Ou N° PAJEMPLOI</text:p>
          </table:table-cell>
          <table:covered-table-cell table:number-columns-repeated="11" table:style-name="ce126"/>
          <table:table-cell table:style-name="ce263" table:formula="of:=[$Identification.I9]" office:value-type="string" office:string-value=" " table:number-columns-spanned="10" table:number-rows-spanned="1">
            <text:p><text:s/></text:p>
          </table:table-cell>
          <table:covered-table-cell table:number-columns-repeated="9" table:style-name="ce263"/>
          <table:table-cell table:style-name="ce374" table:number-columns-repeated="2"/>
          <table:table-cell table:style-name="ce387" office:value-type="string">
            <text:p>N° Sécurité Sociale:</text:p>
          </table:table-cell>
          <table:table-cell table:style-name="ce405" table:number-columns-repeated="2"/>
          <table:table-cell table:style-name="ce414" table:number-columns-repeated="4"/>
          <table:table-cell table:style-name="ce443" table:number-columns-repeated="7"/>
          <table:table-cell table:style-name="ce490" table:formula="of:=[$Identification.I22]" office:value-type="string" office:string-value=" " table:number-columns-spanned="11" table:number-rows-spanned="1">
            <text:p><text:s/></text:p>
          </table:table-cell>
          <table:covered-table-cell table:number-columns-repeated="10" table:style-name="ce490"/>
          <table:table-cell table:style-name="ce507"/>
          <table:table-cell table:style-name="ce528"/>
          <table:table-cell table:style-name="ce607"/>
          <table:table-cell table:style-name="ce55"/>
          <table:table-cell table:number-columns-repeated="971"/>
        </table:table-row>
        <table:table-row table:style-name="ro12">
          <table:table-cell table:style-name="ce127" office:value-type="string" table:number-columns-spanned="10" table:number-rows-spanned="1">
            <text:p>URSSAF de </text:p>
          </table:table-cell>
          <table:covered-table-cell table:number-columns-repeated="9" table:style-name="ce127"/>
          <table:table-cell table:style-name="ce252" table:number-columns-repeated="2"/>
          <table:table-cell table:style-name="ce264" table:formula="of:=[$Identification.F10]" office:value-type="string" office:string-value=" " table:number-columns-spanned="10" table:number-rows-spanned="1">
            <text:p><text:s/></text:p>
          </table:table-cell>
          <table:covered-table-cell table:number-columns-repeated="9" table:style-name="ce264"/>
          <table:table-cell table:style-name="ce370" table:number-columns-repeated="2"/>
          <table:table-cell table:style-name="ce388"/>
          <table:table-cell table:style-name="ce406" table:number-columns-repeated="2"/>
          <table:table-cell table:style-name="ce415" table:number-columns-repeated="16"/>
          <table:table-cell table:style-name="ce508" table:number-columns-repeated="5"/>
          <table:table-cell table:style-name="ce529"/>
          <table:table-cell table:style-name="ce507"/>
          <table:table-cell table:style-name="ce528"/>
          <table:table-cell table:style-name="ce607"/>
          <table:table-cell table:style-name="ce55"/>
          <table:table-cell table:number-columns-repeated="971"/>
        </table:table-row>
        <table:table-row table:style-name="ro12">
          <table:table-cell table:style-name="ce128"/>
          <table:table-cell table:style-name="ce174"/>
          <table:table-cell table:style-name="ce211" table:number-columns-repeated="2"/>
          <table:table-cell table:style-name="ce185"/>
          <table:table-cell table:style-name="ce230"/>
          <table:table-cell table:style-name="ce233" table:number-columns-spanned="6" table:number-rows-spanned="1"/>
          <table:covered-table-cell table:number-columns-repeated="5" table:style-name="ce233"/>
          <table:table-cell table:style-name="ce230"/>
          <table:table-cell table:style-name="ce176"/>
          <table:table-cell table:style-name="ce273" table:number-columns-repeated="3"/>
          <table:table-cell table:style-name="ce176" table:number-columns-spanned="5" table:number-rows-spanned="1"/>
          <table:covered-table-cell table:number-columns-repeated="4" table:style-name="ce176"/>
          <table:table-cell table:style-name="ce345" table:number-columns-repeated="4"/>
          <table:table-cell table:style-name="ce410"/>
          <table:table-cell table:style-name="ce273" table:number-columns-repeated="3"/>
          <table:table-cell table:style-name="ce410" table:number-columns-repeated="20"/>
          <table:table-cell table:style-name="ce539"/>
          <table:table-cell table:style-name="ce608"/>
          <table:table-cell table:style-name="ce626"/>
          <table:table-cell table:style-name="ce636" table:number-columns-repeated="971"/>
        </table:table-row>
        <table:table-row table:style-name="ro12">
          <table:table-cell table:style-name="ce129" office:value-type="string">
            <text:p>Date déb. de contrat</text:p>
          </table:table-cell>
          <table:table-cell table:style-name="ce175"/>
          <table:table-cell table:style-name="ce176" table:number-columns-repeated="2"/>
          <table:table-cell table:style-name="ce226"/>
          <table:table-cell table:style-name="ce176" table:number-columns-repeated="2"/>
          <table:table-cell table:style-name="ce238" table:formula="of:=[$Identification.$H$13]" office:value-type="date" office:date-value="1899-12-30" table:number-columns-spanned="5" table:number-rows-spanned="1">
            <text:p>30/12/1899</text:p>
          </table:table-cell>
          <table:covered-table-cell table:number-columns-repeated="4" table:style-name="ce238"/>
          <table:table-cell table:style-name="ce265" office:value-type="string" table:number-columns-spanned="5" table:number-rows-spanned="1">
            <text:p>Type de contrat</text:p>
          </table:table-cell>
          <table:covered-table-cell table:number-columns-repeated="4" table:style-name="ce265"/>
          <table:table-cell table:style-name="ce309" table:formula="of:=[$Identification.$S$13]" office:value-type="string" office:string-value="C . D . I ">
            <text:p>C . D . I </text:p>
          </table:table-cell>
          <table:table-cell table:style-name="ce309" table:number-columns-repeated="2"/>
          <table:table-cell table:style-name="ce265" table:number-columns-repeated="4"/>
          <table:table-cell table:style-name="ce273" office:value-type="string" table:number-columns-spanned="4" table:number-rows-spanned="1">
            <text:p>Qualification : </text:p>
          </table:table-cell>
          <table:covered-table-cell table:number-columns-repeated="3" table:style-name="ce273"/>
          <table:table-cell table:style-name="ce273"/>
          <table:table-cell table:style-name="ce273" table:formula="of:=[$Identification.H24]" office:value-type="string" office:string-value="Assistante  Maternelle">
            <text:p>Assistante <text:s/>Maternelle</text:p>
          </table:table-cell>
          <table:table-cell table:style-name="ce441" table:number-columns-repeated="2"/>
          <table:table-cell table:style-name="ce410"/>
          <table:table-cell table:style-name="ce441" table:number-columns-repeated="5"/>
          <table:table-cell table:style-name="ce491" office:value-type="string" table:number-columns-spanned="6" table:number-rows-spanned="1">
            <text:p>N° Pajemploi</text:p>
          </table:table-cell>
          <table:covered-table-cell table:number-columns-repeated="5" table:style-name="ce491"/>
          <table:table-cell table:style-name="ce514" table:formula="of:=[$Identification.X24]" office:value-type="string" office:string-value=" " table:number-columns-spanned="7" table:number-rows-spanned="1">
            <text:p><text:s/></text:p>
          </table:table-cell>
          <table:covered-table-cell table:number-columns-repeated="6" table:style-name="ce514"/>
          <table:table-cell table:style-name="ce608"/>
          <table:table-cell table:style-name="ce627"/>
          <table:table-cell table:style-name="ce637" table:number-columns-repeated="971"/>
        </table:table-row>
        <table:table-row table:style-name="ro13">
          <table:table-cell table:style-name="ce130"/>
          <table:table-cell table:style-name="ce176" table:number-columns-repeated="3"/>
          <table:table-cell table:style-name="ce226"/>
          <table:table-cell table:style-name="ce176" table:number-columns-repeated="9"/>
          <table:table-cell table:style-name="ce273" table:number-columns-repeated="6"/>
          <table:table-cell table:style-name="ce345" table:number-columns-repeated="6"/>
          <table:table-cell table:style-name="ce410"/>
          <table:table-cell table:style-name="ce273" table:number-columns-repeated="3"/>
          <table:table-cell table:style-name="ce410" table:number-columns-repeated="20"/>
          <table:table-cell table:style-name="ce539"/>
          <table:table-cell table:style-name="ce608"/>
          <table:table-cell table:style-name="ce627"/>
          <table:table-cell table:style-name="ce637" table:number-columns-repeated="971"/>
        </table:table-row>
        <table:table-row table:style-name="ro7">
          <table:table-cell table:style-name="ce131" office:value-type="string">
            <text:p>Nom et Prénom de l'enfant:</text:p>
          </table:table-cell>
          <table:table-cell table:style-name="ce176" table:number-columns-repeated="3"/>
          <table:table-cell table:style-name="ce226"/>
          <table:table-cell table:style-name="ce176" table:number-columns-repeated="6"/>
          <table:table-cell table:style-name="ce258" table:formula="of:=[$Identification.K14]" office:value-type="string" office:string-value=" " table:number-columns-spanned="6" table:number-rows-spanned="2">
            <text:p><text:s/></text:p>
          </table:table-cell>
          <table:covered-table-cell table:number-columns-repeated="5" table:style-name="ce258"/>
          <table:table-cell table:style-name="ce176"/>
          <table:table-cell table:style-name="ce326" table:formula="of:=[$Identification.B12]" office:value-type="string" office:string-value="CONVENTION  COLLECTIVE  -  Code NAF 88.91 A">
            <text:p>CONVENTION <text:s/>COLLECTIVE <text:s/>- <text:s/>Code NAF 88.91 A</text:p>
          </table:table-cell>
          <table:table-cell table:style-name="ce273"/>
          <table:table-cell table:style-name="ce345" table:number-columns-repeated="6"/>
          <table:table-cell table:style-name="ce410"/>
          <table:table-cell table:style-name="ce273" table:number-columns-repeated="3"/>
          <table:table-cell table:style-name="ce410" table:number-columns-repeated="20"/>
          <table:table-cell table:style-name="ce539"/>
          <table:table-cell table:style-name="ce608"/>
          <table:table-cell table:style-name="ce627"/>
          <table:table-cell table:style-name="ce637" table:number-columns-repeated="971"/>
        </table:table-row>
        <table:table-row table:style-name="ro14">
          <table:table-cell table:style-name="ce132"/>
          <table:table-cell table:style-name="ce177" table:number-columns-repeated="10"/>
          <table:covered-table-cell table:number-columns-repeated="6" table:style-name="ce258"/>
          <table:table-cell table:style-name="ce310" table:number-columns-repeated="16"/>
          <table:table-cell table:style-name="ce169" table:number-columns-repeated="17"/>
          <table:table-cell table:style-name="ce533"/>
          <table:table-cell table:style-name="ce609"/>
          <table:table-cell table:style-name="ce55"/>
          <table:table-cell table:number-columns-repeated="971"/>
        </table:table-row>
        <table:table-row table:style-name="ro15">
          <table:table-cell table:style-name="ce133" office:value-type="string" table:number-columns-spanned="51" table:number-rows-spanned="1">
            <text:p>BASE DE SALAIRE</text:p>
          </table:table-cell>
          <table:covered-table-cell table:number-columns-repeated="50" table:style-name="ce133"/>
          <table:table-cell table:style-name="ce610"/>
          <table:table-cell table:style-name="ce55"/>
          <table:table-cell table:number-columns-repeated="971"/>
        </table:table-row>
        <table:table-row table:style-name="ro14">
          <table:table-cell table:style-name="ce134"/>
          <table:table-cell table:style-name="ce175" table:number-columns-repeated="49"/>
          <table:table-cell table:style-name="ce540"/>
          <table:table-cell table:style-name="ce611"/>
          <table:table-cell table:style-name="ce55"/>
          <table:table-cell table:number-columns-repeated="971"/>
        </table:table-row>
        <table:table-row table:style-name="ro2">
          <table:table-cell table:style-name="ce135" office:value-type="string">
            <text:p>Nombre de semaines programmées: </text:p>
          </table:table-cell>
          <table:table-cell table:style-name="ce178" table:number-columns-repeated="6"/>
          <table:table-cell table:style-name="ce239"/>
          <table:table-cell table:style-name="ce242" table:number-columns-repeated="2"/>
          <table:table-cell table:style-name="ce239"/>
          <table:table-cell table:style-name="ce259" table:number-columns-spanned="2" table:number-rows-spanned="1"/>
          <table:covered-table-cell table:style-name="ce259"/>
          <table:table-cell table:style-name="ce270" table:number-columns-repeated="2"/>
          <table:table-cell table:style-name="ce153"/>
          <table:table-cell table:style-name="ce178" office:value-type="string">
            <text:p>Heures /semaines :</text:p>
          </table:table-cell>
          <table:table-cell table:style-name="ce311"/>
          <table:table-cell table:style-name="ce169"/>
          <table:table-cell table:style-name="ce153" table:number-columns-repeated="3"/>
          <table:table-cell table:style-name="ce375" table:number-columns-spanned="3" table:number-rows-spanned="1"/>
          <table:covered-table-cell table:number-columns-repeated="2" table:style-name="ce375"/>
          <table:table-cell table:style-name="ce153"/>
          <table:table-cell table:style-name="ce178" office:value-type="string">
            <text:p>Heures mensualisées (maximum 45heures/semaines) :</text:p>
          </table:table-cell>
          <table:table-cell table:style-name="ce153" table:number-columns-repeated="2"/>
          <table:table-cell table:style-name="ce436" table:number-columns-repeated="3"/>
          <table:table-cell table:style-name="ce444"/>
          <table:table-cell table:style-name="ce153"/>
          <table:table-cell table:style-name="ce169" table:number-columns-repeated="2"/>
          <table:table-cell table:style-name="ce444" table:number-columns-repeated="7"/>
          <table:table-cell table:style-name="ce509" table:formula="of:=IF([.W20]&gt;45;45*[.$L$20]/12;[.W20]*[.$L$20]/12)" office:value-type="float" office:value="0" table:number-columns-spanned="3" table:number-rows-spanned="1">
            <text:p>0,00hrs</text:p>
          </table:table-cell>
          <table:covered-table-cell table:number-columns-repeated="2" table:style-name="ce509"/>
          <table:table-cell table:style-name="ce270" table:number-columns-repeated="4"/>
          <table:table-cell table:style-name="ce541"/>
          <table:table-cell table:style-name="ce612"/>
          <table:table-cell table:style-name="ce55"/>
          <table:table-cell table:number-columns-repeated="971"/>
        </table:table-row>
        <table:table-row table:style-name="ro14">
          <table:table-cell table:style-name="ce136"/>
          <table:table-cell table:style-name="ce153" table:number-columns-repeated="39"/>
          <table:table-cell table:style-name="ce169" table:number-columns-repeated="10"/>
          <table:table-cell table:style-name="ce533"/>
          <table:table-cell table:style-name="ce611"/>
          <table:table-cell table:style-name="ce55"/>
          <table:table-cell table:number-columns-repeated="971"/>
        </table:table-row>
        <table:table-row table:style-name="ro2">
          <table:table-cell table:style-name="ce135" office:value-type="string">
            <text:p>Nombre d'heures d'accueil par jour:</text:p>
          </table:table-cell>
          <table:table-cell table:style-name="ce153" table:number-columns-repeated="9"/>
          <table:table-cell table:style-name="ce169"/>
          <table:table-cell table:style-name="ce260" table:number-columns-spanned="4" table:number-rows-spanned="1"/>
          <table:covered-table-cell table:number-columns-repeated="3" table:style-name="ce260"/>
          <table:table-cell table:style-name="ce169"/>
          <table:table-cell table:style-name="ce277" office:value-type="string">
            <text:p>Heures supp. mensualisées:</text:p>
          </table:table-cell>
          <table:table-cell table:style-name="ce312"/>
          <table:table-cell table:style-name="ce327"/>
          <table:table-cell table:style-name="ce153" table:number-columns-repeated="4"/>
          <table:table-cell table:style-name="ce378" table:formula="of:=IF([.W20]&gt;45;[.W20]*[.L20]/12-[.AR20];0)" office:value-type="float" office:value="0" table:number-columns-spanned="3" table:number-rows-spanned="1">
            <text:p>0,00hrs</text:p>
          </table:table-cell>
          <table:covered-table-cell table:number-columns-repeated="2" table:style-name="ce378"/>
          <table:table-cell table:style-name="ce239" office:value-type="string">
            <text:p>Année <text:span text:style-name="T11">incomplète:</text:span><text:span text:style-name="T13"> Nbre de sem. travaillées du mois :</text:span></text:p>
          </table:table-cell>
          <table:table-cell table:style-name="ce169" table:number-columns-repeated="2"/>
          <table:table-cell table:style-name="ce270"/>
          <table:table-cell table:style-name="ce169"/>
          <table:table-cell table:style-name="ce444" table:number-columns-repeated="2"/>
          <table:table-cell table:style-name="ce169" table:number-columns-repeated="2"/>
          <table:table-cell table:style-name="ce153" table:number-columns-repeated="5"/>
          <table:table-cell table:style-name="ce169"/>
          <table:table-cell table:style-name="ce327" table:number-columns-repeated="2"/>
          <table:table-cell table:style-name="ce510" table:number-columns-spanned="2" table:number-rows-spanned="1"/>
          <table:covered-table-cell table:style-name="ce510"/>
          <table:table-cell table:style-name="ce169" office:value-type="string">
            <text:p>Cumul: </text:p>
          </table:table-cell>
          <table:table-cell table:style-name="ce169" table:number-columns-repeated="2"/>
          <table:table-cell table:style-name="ce530" office:value-type="float" office:value="0" table:number-columns-spanned="2" table:number-rows-spanned="1">
            <office:annotation draw:style-name="gr2" draw:text-style-name="P2" svg:width="4.013cm" svg:height="2.027cm" svg:x="30.306cm" svg:y="7.856cm" draw:caption-point-x="-0.428cm" draw:caption-point-y="0.265cm">
              <dc:date>2016-12-09T00:00:00</dc:date>
              <text:p text:style-name="P2"><text:span text:style-name="T2">N'oubliez pas d'ajouter les semaines travaillées au 31/ 12/2015</text:span></text:p>
              <text:p text:style-name="P2"><text:span text:style-name="T2"/></text:p>
            </office:annotation>
            <text:p>0</text:p>
          </table:table-cell>
          <table:covered-table-cell table:style-name="ce530"/>
          <table:table-cell table:style-name="ce542"/>
          <table:table-cell table:style-name="ce611"/>
          <table:table-cell table:style-name="ce55"/>
          <table:table-cell table:number-columns-repeated="971"/>
        </table:table-row>
        <table:table-row table:style-name="ro16">
          <table:table-cell table:style-name="ce137"/>
          <table:table-cell table:style-name="ce179" table:number-columns-repeated="12"/>
          <table:table-cell table:style-name="ce271" table:number-columns-repeated="3"/>
          <table:table-cell table:style-name="ce179" table:number-columns-repeated="12"/>
          <table:table-cell table:style-name="ce426" table:number-columns-repeated="7"/>
          <table:table-cell table:style-name="ce179" table:number-columns-repeated="5"/>
          <table:table-cell table:style-name="ce494" table:number-columns-repeated="10"/>
          <table:table-cell table:style-name="ce543"/>
          <table:table-cell table:style-name="ce611"/>
          <table:table-cell table:style-name="ce55"/>
          <table:table-cell table:number-columns-repeated="971"/>
        </table:table-row>
        <table:table-row table:style-name="ro14">
          <table:table-cell table:style-name="ce138"/>
          <table:table-cell table:style-name="ce180" table:number-columns-repeated="15"/>
          <table:table-cell table:style-name="ce278" office:value-type="string">
            <text:p>Nombre</text:p>
          </table:table-cell>
          <table:table-cell table:style-name="ce278" table:number-columns-repeated="3"/>
          <table:table-cell table:style-name="ce346" table:number-columns-repeated="11"/>
          <table:table-cell table:style-name="ce445"/>
          <table:table-cell table:style-name="ce346" table:number-columns-repeated="8"/>
          <table:table-cell table:style-name="ce237" table:number-columns-repeated="10"/>
          <table:table-cell table:style-name="ce495"/>
          <table:table-cell table:style-name="ce613"/>
          <table:table-cell table:style-name="ce55"/>
          <table:table-cell table:number-columns-repeated="971"/>
        </table:table-row>
        <table:table-row table:style-name="ro11">
          <table:table-cell table:style-name="ce139" office:value-type="string" table:number-columns-spanned="16" table:number-rows-spanned="3">
            <text:p>DESIGNATION</text:p>
          </table:table-cell>
          <table:covered-table-cell table:number-columns-repeated="15" table:style-name="ce139"/>
          <table:table-cell table:style-name="ce279" office:value-type="string" table:number-columns-spanned="4" table:number-rows-spanned="3">
            <text:p>Nombre ou Base</text:p>
          </table:table-cell>
          <table:covered-table-cell table:number-columns-repeated="3" table:style-name="ce279"/>
          <table:table-cell table:style-name="ce347" office:value-type="string" table:number-columns-spanned="4" table:number-rows-spanned="3">
            <text:p>Taux ou %</text:p>
          </table:table-cell>
          <table:covered-table-cell table:number-columns-repeated="3" table:style-name="ce347"/>
          <table:table-cell table:style-name="ce347" office:value-type="string" table:number-columns-spanned="4" table:number-rows-spanned="3">
            <text:p>Montant à ajouter</text:p>
          </table:table-cell>
          <table:covered-table-cell table:number-columns-repeated="3" table:style-name="ce347"/>
          <table:table-cell table:style-name="ce427" office:value-type="string" table:number-columns-spanned="4" table:number-rows-spanned="3">
            <text:p>Montant à Déduire</text:p>
          </table:table-cell>
          <table:covered-table-cell table:number-columns-repeated="3" table:style-name="ce427"/>
          <table:table-cell table:style-name="ce457" office:value-type="string" table:number-columns-spanned="9" table:number-rows-spanned="3">
            <text:p>Date</text:p>
          </table:table-cell>
          <table:covered-table-cell table:number-columns-repeated="8" table:style-name="ce457"/>
          <table:table-cell table:style-name="ce498" office:value-type="string" table:number-columns-spanned="3" table:number-rows-spanned="3">
            <text:p>Hres effectuées</text:p>
          </table:table-cell>
          <table:covered-table-cell table:number-columns-repeated="2" table:style-name="ce498"/>
          <table:table-cell table:style-name="ce347" office:value-type="string" table:number-columns-spanned="3" table:number-rows-spanned="3">
            <office:annotation draw:style-name="gr2" draw:text-style-name="P2" svg:width="4.013cm" svg:height="2.049cm" svg:x="28.302cm" svg:y="8.919cm" draw:caption-point-x="-0.428cm" draw:caption-point-y="0.276cm">
              <dc:date>2016-12-09T00:00:00</dc:date>
              <text:p text:style-name="P2"><text:span text:style-name="T8">ce sont les heures complémentaires effectuées hors ce qui est prevu au contrat </text:span></text:p>
              <text:p text:style-name="P2"><text:span text:style-name="T8"/></text:p>
            </office:annotation>
            <text:p>Hres Comp.</text:p>
          </table:table-cell>
          <table:covered-table-cell table:number-columns-repeated="2" table:style-name="ce347"/>
          <table:table-cell table:style-name="ce524" office:value-type="string" table:number-columns-spanned="1" table:number-rows-spanned="3">
            <office:annotation draw:style-name="gr3" draw:text-style-name="P2" svg:width="2.727cm" svg:height="2.546cm" svg:x="27.162cm" svg:y="7.684cm" draw:caption-point-x="1.38cm" draw:caption-point-y="1.511cm">
              <dc:date>2016-12-09T00:00:00</dc:date>
              <text:p text:style-name="P2"><text:span text:style-name="T3">Notez 1 si vous avez travaillé (peu importe le nombre d'heure)</text:span></text:p>
              <text:p text:style-name="P2"><text:span text:style-name="T3"/></text:p>
            </office:annotation>
            <text:p>IEN</text:p>
          </table:table-cell>
          <table:table-cell table:style-name="ce347" office:value-type="string" table:number-columns-spanned="3" table:number-rows-spanned="3">
            <office:annotation draw:style-name="gr2" draw:text-style-name="P2" svg:width="4.015cm" svg:height="2.049cm" svg:x="30.64cm" svg:y="8.919cm" draw:caption-point-x="-0.01cm" draw:caption-point-y="0.276cm">
              <dc:date>2016-12-09T00:00:00</dc:date>
              <text:p text:style-name="P2"><text:span text:style-name="T8">ce sont les heures supplémentaires effectuées à partir de 46 et/ou hors ce qui est prévu au contrat </text:span></text:p>
              <text:p text:style-name="P2"><text:span text:style-name="T8"/></text:p>
            </office:annotation>
            <text:p>Hres.Supp.</text:p>
          </table:table-cell>
          <table:covered-table-cell table:number-columns-repeated="2" table:style-name="ce347"/>
          <table:table-cell table:style-name="ce613"/>
          <table:table-cell table:style-name="ce55"/>
          <table:table-cell table:number-columns-repeated="971"/>
        </table:table-row>
        <table:table-row table:style-name="ro14">
          <table:covered-table-cell table:number-columns-repeated="16" table:style-name="ce139"/>
          <table:covered-table-cell table:number-columns-repeated="4" table:style-name="ce279"/>
          <table:covered-table-cell table:number-columns-repeated="8" table:style-name="ce347"/>
          <table:covered-table-cell table:number-columns-repeated="4" table:style-name="ce427"/>
          <table:covered-table-cell table:number-columns-repeated="9" table:style-name="ce457"/>
          <table:covered-table-cell table:number-columns-repeated="3" table:style-name="ce498"/>
          <table:covered-table-cell table:number-columns-repeated="3" table:style-name="ce347"/>
          <table:covered-table-cell table:number-columns-repeated="2" table:style-name="ce524"/>
          <table:covered-table-cell table:number-columns-repeated="2" table:style-name="ce347"/>
          <table:table-cell table:style-name="ce613"/>
          <table:table-cell table:style-name="ce55"/>
          <table:table-cell table:number-columns-repeated="971"/>
        </table:table-row>
        <table:table-row table:style-name="ro2">
          <table:covered-table-cell table:number-columns-repeated="16" table:style-name="ce139"/>
          <table:covered-table-cell table:number-columns-repeated="4" table:style-name="ce279"/>
          <table:covered-table-cell table:number-columns-repeated="8" table:style-name="ce347"/>
          <table:covered-table-cell table:number-columns-repeated="4" table:style-name="ce427"/>
          <table:covered-table-cell table:number-columns-repeated="9" table:style-name="ce457"/>
          <table:covered-table-cell table:number-columns-repeated="3" table:style-name="ce498"/>
          <table:covered-table-cell table:number-columns-repeated="3" table:style-name="ce347"/>
          <table:covered-table-cell table:number-columns-repeated="2" table:style-name="ce524"/>
          <table:covered-table-cell table:number-columns-repeated="2" table:style-name="ce347"/>
          <table:table-cell table:style-name="ce613"/>
          <table:table-cell table:style-name="ce55"/>
          <table:table-cell table:number-columns-repeated="971"/>
        </table:table-row>
        <table:table-row table:style-name="ro14">
          <table:table-cell table:style-name="ce138"/>
          <table:table-cell table:style-name="ce180" table:number-columns-repeated="15"/>
          <table:table-cell table:style-name="ce280"/>
          <table:table-cell table:style-name="ce313" table:number-columns-repeated="2"/>
          <table:table-cell table:style-name="ce328"/>
          <table:table-cell table:style-name="ce346" table:number-columns-repeated="3"/>
          <table:table-cell table:style-name="ce379"/>
          <table:table-cell table:style-name="ce389"/>
          <table:table-cell table:style-name="ce407" table:number-columns-repeated="2"/>
          <table:table-cell table:style-name="ce379"/>
          <table:table-cell table:style-name="ce346" table:number-columns-repeated="3"/>
          <table:table-cell table:style-name="ce407"/>
          <table:table-cell table:style-name="ce346" table:number-columns-repeated="8"/>
          <table:table-cell table:style-name="ce495"/>
          <table:table-cell table:style-name="ce499"/>
          <table:table-cell table:style-name="ce237"/>
          <table:table-cell table:style-name="ce495"/>
          <table:table-cell table:style-name="ce499"/>
          <table:table-cell table:style-name="ce237"/>
          <table:table-cell table:style-name="ce495" table:number-columns-repeated="2"/>
          <table:table-cell table:style-name="ce499"/>
          <table:table-cell table:style-name="ce237"/>
          <table:table-cell table:style-name="ce495"/>
          <table:table-cell table:style-name="ce613"/>
          <table:table-cell table:style-name="ce55"/>
          <table:table-cell table:number-columns-repeated="971"/>
        </table:table-row>
        <table:table-row table:style-name="ro12">
          <table:table-cell table:style-name="ce140" office:value-type="string">
            <text:p>Remunération de base </text:p>
          </table:table-cell>
          <table:table-cell table:style-name="ce155" table:number-columns-repeated="10"/>
          <table:table-cell table:style-name="ce185" table:number-columns-repeated="5"/>
          <table:table-cell table:style-name="ce281" table:formula="of:=[.AR20]+ROUND([.X22];2)" office:value-type="float" office:value="0" table:number-columns-spanned="4" table:number-rows-spanned="1">
            <text:p>0,00hrs</text:p>
          </table:table-cell>
          <table:covered-table-cell table:number-columns-repeated="3" table:style-name="ce281"/>
          <table:table-cell table:style-name="ce348" table:number-columns-spanned="4" table:number-rows-spanned="1"/>
          <table:covered-table-cell table:number-columns-repeated="3" table:style-name="ce348"/>
          <table:table-cell table:style-name="ce390" table:formula="of:=[.Q29]*[.U29]" office:value-type="float" office:value="0" table:number-columns-spanned="4" table:number-rows-spanned="1">
            <text:p>0,00 €</text:p>
          </table:table-cell>
          <table:covered-table-cell table:number-columns-repeated="3" table:style-name="ce390"/>
          <table:table-cell table:style-name="ce392" table:number-columns-repeated="2"/>
          <table:table-cell table:style-name="ce411"/>
          <table:table-cell table:style-name="ce314"/>
          <table:table-cell table:style-name="ce458" table:formula="of:=[.L4]" office:value-type="date" office:date-value="1899-12-30" table:number-columns-spanned="9" table:number-rows-spanned="1">
            <text:p>30 déc. 99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table:number-columns-spanned="3" table:number-rows-spanned="1"/>
          <table:covered-table-cell table:number-columns-repeated="2" table:style-name="ce500"/>
          <table:table-cell table:style-name="ce525"/>
          <table:table-cell table:style-name="ce500" table:number-columns-spanned="3" table:number-rows-spanned="1"/>
          <table:covered-table-cell table:number-columns-repeated="2" table:style-name="ce500"/>
          <table:table-cell table:style-name="ce614" table:formula="of:=SUM([.AP29];[.AS29];[.AW29])" office:value-type="float" office:value="0">
            <text:p>0,00</text:p>
          </table:table-cell>
          <table:table-cell table:style-name="ce628" table:formula="of:=IF([.AZ29]&gt;=8;1;0)" office:value-type="float" office:value="0">
            <text:p>0</text:p>
          </table:table-cell>
          <table:table-cell table:formula="of:=IF([.AZ29]&gt;=8;0;[.AZ29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1" office:value-type="string" table:number-columns-spanned="13" table:number-rows-spanned="1">
            <text:p>Maj. Hrs supp contractuelles</text:p>
          </table:table-cell>
          <table:covered-table-cell table:number-columns-repeated="12" table:style-name="ce141"/>
          <table:table-cell table:style-name="ce272" office:value-type="percentage" office:value="0" table:number-columns-spanned="3" table:number-rows-spanned="1">
            <text:p>0,00%</text:p>
          </table:table-cell>
          <table:covered-table-cell table:number-columns-repeated="2" table:style-name="ce272"/>
          <table:table-cell table:style-name="ce282" table:number-columns-spanned="4" table:number-rows-spanned="1"/>
          <table:covered-table-cell table:number-columns-repeated="3" table:style-name="ce282"/>
          <table:table-cell table:style-name="ce349" table:formula="of:=[.U29]*[.N30]" office:value-type="float" office:value="0" table:number-columns-spanned="4" table:number-rows-spanned="1">
            <text:p><text:s/>- € </text:p>
          </table:table-cell>
          <table:covered-table-cell table:number-columns-repeated="3" table:style-name="ce349"/>
          <table:table-cell table:style-name="ce390" table:formula="of:=[.Q30]*ROUND([.U30];2)" office:value-type="float" office:value="0" table:number-columns-spanned="4" table:number-rows-spanned="1">
            <text:p>0,00 €</text:p>
          </table:table-cell>
          <table:covered-table-cell table:number-columns-repeated="3" table:style-name="ce390"/>
          <table:table-cell table:style-name="ce392" table:number-columns-repeated="2"/>
          <table:table-cell table:style-name="ce411"/>
          <table:table-cell table:style-name="ce314"/>
          <table:table-cell table:style-name="ce458" table:formula="of:=[.AG29]+1" office:value-type="date" office:date-value="1899-12-31" table:number-columns-spanned="9" table:number-rows-spanned="1">
            <text:p>31 déc. 99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30];[.AS30];[.AW30])" office:value-type="float" office:value="0">
            <text:p>0,00</text:p>
          </table:table-cell>
          <table:table-cell table:style-name="ce628" table:formula="of:=IF([.AZ30]&gt;=8;1;0)" office:value-type="float" office:value="0">
            <text:p>0</text:p>
          </table:table-cell>
          <table:table-cell table:formula="of:=IF([.AZ30]&gt;=8;0;[.AZ30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2" office:value-type="string" table:number-columns-spanned="16" table:number-rows-spanned="1">
            <text:p>autre à ajouter <text:s/>(precisez ici ex : régularisation) </text:p>
          </table:table-cell>
          <table:covered-table-cell table:number-columns-repeated="15" table:style-name="ce142"/>
          <table:table-cell table:style-name="ce283" office:value-type="float" office:value="0" table:number-columns-spanned="4" table:number-rows-spanned="1">
            <text:p>0,00hrs</text:p>
          </table:table-cell>
          <table:covered-table-cell table:number-columns-repeated="3" table:style-name="ce283"/>
          <table:table-cell table:style-name="ce348" office:value-type="float" office:value="0" table:number-columns-spanned="4" table:number-rows-spanned="1">
            <text:p><text:s/>- € </text:p>
          </table:table-cell>
          <table:covered-table-cell table:number-columns-repeated="3" table:style-name="ce348"/>
          <table:table-cell table:style-name="ce390" table:formula="of:=[.Q31]*ROUND([.U31];2)" office:value-type="float" office:value="0" table:number-columns-spanned="4" table:number-rows-spanned="1">
            <text:p>0,00 €</text:p>
          </table:table-cell>
          <table:covered-table-cell table:number-columns-repeated="3" table:style-name="ce390"/>
          <table:table-cell table:style-name="ce392" table:number-columns-repeated="2"/>
          <table:table-cell table:style-name="ce411"/>
          <table:table-cell table:style-name="ce314"/>
          <table:table-cell table:style-name="ce458" table:formula="of:=[.AG30]+1" office:value-type="date" office:date-value="1900-01-01" table:number-columns-spanned="9" table:number-rows-spanned="1">
            <text:p>1 janv. 00</text:p>
          </table:table-cell>
          <table:covered-table-cell table:number-columns-repeated="8" table:style-name="ce420"/>
          <table:table-cell table:style-name="ce500" table:number-columns-spanned="3" table:number-rows-spanned="1"/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31];[.AS31];[.AW31])" office:value-type="float" office:value="0">
            <text:p>0,00</text:p>
          </table:table-cell>
          <table:table-cell table:style-name="ce628" table:formula="of:=IF([.AZ31]&gt;=8;1;0)" office:value-type="float" office:value="0">
            <text:p>0</text:p>
          </table:table-cell>
          <table:table-cell table:formula="of:=IF([.AZ31]&gt;=8;0;[.AZ31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0" office:value-type="string">
            <text:p>Hrs Supp Non contractuelles</text:p>
          </table:table-cell>
          <table:table-cell table:style-name="ce155" table:number-columns-repeated="10"/>
          <table:table-cell table:style-name="ce185" table:number-columns-repeated="2"/>
          <table:table-cell table:style-name="ce272" office:value-type="percentage" office:value="0" table:number-columns-spanned="3" table:number-rows-spanned="1">
            <text:p>0,00%</text:p>
          </table:table-cell>
          <table:covered-table-cell table:number-columns-repeated="2" table:style-name="ce272"/>
          <table:table-cell table:style-name="ce284" table:formula="of:=[.AW61]" office:value-type="float" office:value="0" table:number-columns-spanned="4" table:number-rows-spanned="1">
            <text:p>0,00hrs</text:p>
          </table:table-cell>
          <table:covered-table-cell table:number-columns-repeated="3" table:style-name="ce284"/>
          <table:table-cell table:style-name="ce349" table:formula="of:=[.U29]+([.U29]*[.N32])" office:value-type="float" office:value="0" table:number-columns-spanned="4" table:number-rows-spanned="1">
            <text:p><text:s/>- € </text:p>
          </table:table-cell>
          <table:covered-table-cell table:number-columns-repeated="3" table:style-name="ce349"/>
          <table:table-cell table:style-name="ce390" table:formula="of:=[.Q32]*ROUND([.U32];2)" office:value-type="float" office:value="0" table:number-columns-spanned="4" table:number-rows-spanned="1">
            <text:p>0,00 €</text:p>
          </table:table-cell>
          <table:covered-table-cell table:number-columns-repeated="3" table:style-name="ce390"/>
          <table:table-cell table:style-name="ce392" table:number-columns-repeated="2"/>
          <table:table-cell table:style-name="ce411"/>
          <table:table-cell table:style-name="ce314"/>
          <table:table-cell table:style-name="ce458" table:formula="of:=[.AG31]+1" office:value-type="date" office:date-value="1900-01-02" table:number-columns-spanned="9" table:number-rows-spanned="1">
            <text:p>2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32];[.AS32];[.AW32])" office:value-type="float" office:value="0">
            <text:p>0,00</text:p>
          </table:table-cell>
          <table:table-cell table:style-name="ce628" table:formula="of:=IF([.AZ32]&gt;=8;1;0)" office:value-type="float" office:value="0">
            <text:p>0</text:p>
          </table:table-cell>
          <table:table-cell table:formula="of:=IF([.AZ32]&gt;=8;0;[.AZ32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1" office:value-type="string">
            <text:p>Heures complémentaires </text:p>
          </table:table-cell>
          <table:table-cell table:style-name="ce141" table:number-columns-repeated="12"/>
          <table:table-cell table:style-name="ce272" office:value-type="percentage" office:value="0" table:number-columns-spanned="3" table:number-rows-spanned="1">
            <text:p>0,00%</text:p>
          </table:table-cell>
          <table:covered-table-cell table:number-columns-repeated="2" table:style-name="ce272"/>
          <table:table-cell table:style-name="ce281" table:formula="of:=[.AS61]" office:value-type="float" office:value="0" table:number-columns-spanned="4" table:number-rows-spanned="1">
            <text:p>0,00hrs</text:p>
          </table:table-cell>
          <table:covered-table-cell table:number-columns-repeated="3" table:style-name="ce281"/>
          <table:table-cell table:style-name="ce350" table:formula="of:=[.U29]+([.U29]*[.N33])" office:value-type="float" office:value="0" table:number-columns-spanned="4" table:number-rows-spanned="1">
            <text:p><text:s/>- € </text:p>
          </table:table-cell>
          <table:covered-table-cell table:number-columns-repeated="3" table:style-name="ce350"/>
          <table:table-cell table:style-name="ce390" table:formula="of:=[.Q33]*ROUND([.U33];2)" office:value-type="float" office:value="0" table:number-columns-spanned="4" table:number-rows-spanned="1">
            <text:p>0,00 €</text:p>
          </table:table-cell>
          <table:covered-table-cell table:number-columns-repeated="3" table:style-name="ce390"/>
          <table:table-cell table:style-name="ce357" table:number-columns-spanned="4" table:number-rows-spanned="1"/>
          <table:covered-table-cell table:number-columns-repeated="3" table:style-name="ce357"/>
          <table:table-cell table:style-name="ce458" table:formula="of:=[.AG32]+1" office:value-type="date" office:date-value="1900-01-03" table:number-columns-spanned="9" table:number-rows-spanned="1">
            <text:p>3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table:number-columns-spanned="3" table:number-rows-spanned="1"/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33];[.AS33];[.AW33])" office:value-type="float" office:value="0">
            <text:p>0,00</text:p>
          </table:table-cell>
          <table:table-cell table:style-name="ce628" table:formula="of:=IF([.AZ33]&gt;=8;1;0)" office:value-type="float" office:value="0">
            <text:p>0</text:p>
          </table:table-cell>
          <table:table-cell table:formula="of:=IF([.AZ33]&gt;=8;0;[.AZ33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3" office:value-type="string">
            <text:p>Indemnité de congés payés</text:p>
          </table:table-cell>
          <table:table-cell table:style-name="ce181"/>
          <table:table-cell table:style-name="ce212" table:number-columns-repeated="14"/>
          <table:table-cell table:style-name="ce285" office:value-type="float" office:value="0" table:number-columns-spanned="4" table:number-rows-spanned="1">
            <office:annotation draw:style-name="gr2" draw:text-style-name="P2" svg:width="7.362cm" svg:height="3.084cm" svg:x="13.595cm" svg:y="12.128cm" draw:caption-point-x="-0.429cm" draw:caption-point-y="0.276cm">
              <dc:date>2016-12-09T00:00:00</dc:date>
              <text:p text:style-name="P2"><text:span text:style-name="T9">CSAFAM :</text:span></text:p>
              <text:p text:style-name="P2"><text:span text:style-name="T9">Soit la totalité des salaires perçus entre le 1er juin de l'année précédente et le 31 mai de l'année en cours, si vous calculez les 10%, soit le nombre d'heures correspondant au nombre de jours ouvrés acquis comme s'ils avaient été travaillés.</text:span></text:p>
              <text:p text:style-name="P2"><text:span text:style-name="T9"/></text:p>
              <text:p text:style-name="P2"><text:span text:style-name="T9"/></text:p>
            </office:annotation>
            <text:p>0,00</text:p>
          </table:table-cell>
          <table:covered-table-cell table:number-columns-repeated="3" table:style-name="ce285"/>
          <table:table-cell table:style-name="ce351" office:value-type="float" office:value="0" table:number-columns-spanned="4" table:number-rows-spanned="1">
            <office:annotation draw:style-name="gr2" draw:text-style-name="P2" svg:width="4.017cm" svg:height="4.692cm" svg:x="16.16cm" svg:y="12.128cm" draw:caption-point-x="-0.429cm" draw:caption-point-y="0.276cm">
              <dc:date>2016-12-09T00:00:00</dc:date>
              <text:p text:style-name="P2"><text:span text:style-name="T8">csafam: notez 10 % si vous avez noté le total des salaires bruts / ou le tarif horaire Brut si vous avez noté les heures de CP acquises car le maintien de salaire vous est favorable</text:span></text:p>
              <text:p text:style-name="P2"><text:span text:style-name="T8"/></text:p>
            </office:annotation>
            <text:p>0,00</text:p>
          </table:table-cell>
          <table:covered-table-cell table:number-columns-repeated="3" table:style-name="ce351"/>
          <table:table-cell table:style-name="ce390" table:formula="of:=[.Q34]*ROUND([.U34];2)" office:value-type="float" office:value="0" table:number-columns-spanned="4" table:number-rows-spanned="1">
            <text:p>0,00 €</text:p>
          </table:table-cell>
          <table:covered-table-cell table:number-columns-repeated="3" table:style-name="ce390"/>
          <table:table-cell table:style-name="ce314" table:number-columns-repeated="4"/>
          <table:table-cell table:style-name="ce458" table:formula="of:=[.AG33]+1" office:value-type="date" office:date-value="1900-01-04" table:number-columns-spanned="9" table:number-rows-spanned="1">
            <text:p>4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table:number-columns-spanned="3" table:number-rows-spanned="1"/>
          <table:covered-table-cell table:number-columns-repeated="2" table:style-name="ce500"/>
          <table:table-cell table:style-name="ce614" table:formula="of:=SUM([.AP34];[.AS34];[.AW34])" office:value-type="float" office:value="0">
            <text:p>0,00</text:p>
          </table:table-cell>
          <table:table-cell table:style-name="ce628" table:formula="of:=IF([.AZ34]&gt;=8;1;0)" office:value-type="float" office:value="0">
            <text:p>0</text:p>
          </table:table-cell>
          <table:table-cell table:formula="of:=IF([.AZ34]&gt;=8;0;[.AZ34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0" office:value-type="string">
            <text:p>Indemnité compensatrice de congés payés</text:p>
          </table:table-cell>
          <table:table-cell table:style-name="ce155" table:number-columns-repeated="10"/>
          <table:table-cell table:style-name="ce185" table:number-columns-repeated="5"/>
          <table:table-cell table:style-name="ce285" office:value-type="float" office:value="0" table:number-columns-spanned="4" table:number-rows-spanned="1">
            <office:annotation draw:style-name="gr2" draw:text-style-name="P2" svg:width="7.362cm" svg:height="3.084cm" svg:x="13.595cm" svg:y="12.549cm" draw:caption-point-x="-0.429cm" draw:caption-point-y="0.276cm">
              <dc:date>2016-12-09T00:00:00</dc:date>
              <text:p text:style-name="P2"><text:span text:style-name="T9">CSAFAM :</text:span></text:p>
              <text:p text:style-name="P2"><text:span text:style-name="T9">Soit la totalité des salaires perçus entre le 1er juin de l'année précédente et le 31 mai de l'année en cours, si vous calculez les 10%, soit le nombre d'heures correspondant au nombre de jours ouvrés acquis comme s'ils avaient été travaillés.</text:span></text:p>
              <text:p text:style-name="P2"><text:span text:style-name="T9"/></text:p>
              <text:p text:style-name="P2"><text:span text:style-name="T9"/></text:p>
            </office:annotation>
            <text:p>0,00</text:p>
          </table:table-cell>
          <table:covered-table-cell table:number-columns-repeated="3" table:style-name="ce285"/>
          <table:table-cell table:style-name="ce351" office:value-type="float" office:value="0" table:number-columns-spanned="4" table:number-rows-spanned="1">
            <office:annotation draw:style-name="gr2" draw:text-style-name="P2" svg:width="4.017cm" svg:height="4.692cm" svg:x="16.16cm" svg:y="12.549cm" draw:caption-point-x="-0.429cm" draw:caption-point-y="0.276cm">
              <dc:date>2016-12-09T00:00:00</dc:date>
              <text:p text:style-name="P2"><text:span text:style-name="T8">csafam: notez 10 % si vous avez noté le total des salaires bruts / ou le tarif horaire Brut si vous avez noté les heures de CP acquises car le maintien de salaire vous est favorable</text:span></text:p>
              <text:p text:style-name="P2"><text:span text:style-name="T8"/></text:p>
            </office:annotation>
            <text:p>0,00</text:p>
          </table:table-cell>
          <table:covered-table-cell table:number-columns-repeated="3" table:style-name="ce351"/>
          <table:table-cell table:style-name="ce390" table:formula="of:=[.Q35]*ROUND([.U35];2)" office:value-type="float" office:value="0" table:number-columns-spanned="4" table:number-rows-spanned="1">
            <text:p>0,00 €</text:p>
          </table:table-cell>
          <table:covered-table-cell table:number-columns-repeated="3" table:style-name="ce390"/>
          <table:table-cell table:style-name="ce314" table:number-columns-repeated="4"/>
          <table:table-cell table:style-name="ce458" table:formula="of:=[.AG34]+1" office:value-type="date" office:date-value="1900-01-05" table:number-columns-spanned="9" table:number-rows-spanned="1">
            <text:p>5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table:number-columns-spanned="3" table:number-rows-spanned="1"/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35];[.AS35];[.AW35])" office:value-type="float" office:value="0">
            <text:p>0,00</text:p>
          </table:table-cell>
          <table:table-cell table:style-name="ce628" table:formula="of:=IF([.AZ35]&gt;=8;1;0)" office:value-type="float" office:value="0">
            <text:p>0</text:p>
          </table:table-cell>
          <table:table-cell table:formula="of:=IF([.AZ35]&gt;=8;0;[.AZ35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0" office:value-type="string">
            <text:p>Absences du salarié</text:p>
          </table:table-cell>
          <table:table-cell table:style-name="ce155" table:number-columns-repeated="10"/>
          <table:table-cell table:style-name="ce185" table:number-columns-repeated="5"/>
          <table:table-cell table:style-name="ce282" office:value-type="float" office:value="0" table:number-columns-spanned="4" table:number-rows-spanned="1">
            <text:p>0,00 hrs</text:p>
          </table:table-cell>
          <table:covered-table-cell table:number-columns-repeated="3" table:style-name="ce282"/>
          <table:table-cell table:style-name="ce352" office:value-type="float" office:value="0" table:number-columns-spanned="4" table:number-rows-spanned="1">
            <text:p>0,0000 €</text:p>
          </table:table-cell>
          <table:covered-table-cell table:number-columns-repeated="3" table:style-name="ce352"/>
          <table:table-cell table:style-name="ce391"/>
          <table:table-cell table:style-name="ce392"/>
          <table:table-cell table:style-name="ce411"/>
          <table:table-cell table:style-name="ce416"/>
          <table:table-cell table:style-name="ce357" table:formula="of:=[.Q36]*[.U36]" office:value-type="float" office:value="0" table:number-columns-spanned="4" table:number-rows-spanned="1">
            <text:p><text:s/>- € </text:p>
          </table:table-cell>
          <table:covered-table-cell table:number-columns-repeated="3" table:style-name="ce357"/>
          <table:table-cell table:style-name="ce458" table:formula="of:=[.AG35]+1" office:value-type="date" office:date-value="1900-01-06" table:number-columns-spanned="9" table:number-rows-spanned="1">
            <text:p>6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36];[.AS36];[.AW36])" office:value-type="float" office:value="0">
            <text:p>0,00</text:p>
          </table:table-cell>
          <table:table-cell table:style-name="ce628" table:formula="of:=IF([.AZ36]&gt;=8;1;0)" office:value-type="float" office:value="0">
            <text:p>0</text:p>
          </table:table-cell>
          <table:table-cell table:formula="of:=IF([.AZ36]&gt;=8;0;[.AZ36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0" office:value-type="string">
            <text:p>Absences <text:s/>justifiées de l'enfant </text:p>
          </table:table-cell>
          <table:table-cell table:style-name="ce155" table:number-columns-repeated="9"/>
          <table:table-cell table:style-name="ce155">
            <office:annotation draw:style-name="gr2" draw:text-style-name="P2" svg:width="6.188cm" svg:height="2.372cm" svg:x="5.622cm" svg:y="13.393cm" draw:caption-point-x="-0.429cm" draw:caption-point-y="0.276cm">
              <dc:date>2016-12-09T00:00:00</dc:date>
              <text:p text:style-name="P2"><text:span text:style-name="T9">UDSPAFAM:</text:span></text:p>
              <text:p text:style-name="P2"><text:span text:style-name="T9">Concerne la maladie de l'enfant, dans le cas ou aucune mention contraire n'est portée au contrat.</text:span></text:p>
              <text:p text:style-name="P2"><text:span text:style-name="T9"/></text:p>
            </office:annotation>
          </table:table-cell>
          <table:table-cell table:style-name="ce185" table:number-columns-repeated="5"/>
          <table:table-cell table:style-name="ce282" office:value-type="float" office:value="0" table:number-columns-spanned="4" table:number-rows-spanned="1">
            <text:p>0,00 hrs</text:p>
          </table:table-cell>
          <table:covered-table-cell table:number-columns-repeated="3" table:style-name="ce282"/>
          <table:table-cell table:style-name="ce352" office:value-type="float" office:value="0" table:number-columns-spanned="4" table:number-rows-spanned="1">
            <text:p>0,0000 €</text:p>
          </table:table-cell>
          <table:covered-table-cell table:number-columns-repeated="3" table:style-name="ce352"/>
          <table:table-cell table:style-name="ce392" table:number-columns-repeated="2"/>
          <table:table-cell table:style-name="ce411" table:number-columns-repeated="2"/>
          <table:table-cell table:style-name="ce357" table:formula="of:=[.Q37]*[.U37]" office:value-type="float" office:value="0" table:number-columns-spanned="4" table:number-rows-spanned="1">
            <text:p><text:s/>- € </text:p>
          </table:table-cell>
          <table:covered-table-cell table:number-columns-repeated="3" table:style-name="ce357"/>
          <table:table-cell table:style-name="ce458" table:formula="of:=[.AG36]+1" office:value-type="date" office:date-value="1900-01-07" table:number-columns-spanned="9" table:number-rows-spanned="1">
            <text:p>7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37];[.AS37];[.AW37])" office:value-type="float" office:value="0">
            <text:p>0,00</text:p>
          </table:table-cell>
          <table:table-cell table:style-name="ce628" table:formula="of:=IF([.AZ37]&gt;=8;1;0)" office:value-type="float" office:value="0">
            <text:p>0</text:p>
          </table:table-cell>
          <table:table-cell table:formula="of:=IF([.AZ37]&gt;=8;0;[.AZ37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4" table:number-columns-spanned="16" table:number-rows-spanned="1"/>
          <table:covered-table-cell table:number-columns-repeated="15" table:style-name="ce144"/>
          <table:table-cell table:style-name="ce286" table:number-columns-spanned="4" table:number-rows-spanned="1"/>
          <table:covered-table-cell table:number-columns-repeated="3" table:style-name="ce286"/>
          <table:table-cell table:style-name="ce353" table:number-columns-spanned="4" table:number-rows-spanned="1"/>
          <table:covered-table-cell table:number-columns-repeated="3" table:style-name="ce353"/>
          <table:table-cell table:style-name="ce393" table:number-columns-spanned="4" table:number-rows-spanned="1"/>
          <table:covered-table-cell table:number-columns-repeated="3" table:style-name="ce393"/>
          <table:table-cell table:style-name="ce357" table:formula="of:=[.Q38]*[.U38]" office:value-type="float" office:value="0" table:number-columns-spanned="4" table:number-rows-spanned="1">
            <text:p><text:s/>- € </text:p>
          </table:table-cell>
          <table:covered-table-cell table:number-columns-repeated="3" table:style-name="ce357"/>
          <table:table-cell table:style-name="ce458" table:formula="of:=[.AG37]+1" office:value-type="date" office:date-value="1900-01-08" table:number-columns-spanned="9" table:number-rows-spanned="1">
            <text:p>8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table:number-columns-spanned="3" table:number-rows-spanned="1"/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38];[.AS38];[.AW38])" office:value-type="float" office:value="0">
            <text:p>0,00</text:p>
          </table:table-cell>
          <table:table-cell table:style-name="ce628" table:formula="of:=IF([.AZ38]&gt;=8;1;0)" office:value-type="float" office:value="0">
            <text:p>0</text:p>
          </table:table-cell>
          <table:table-cell table:formula="of:=IF([.AZ38]&gt;=8;0;[.AZ38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5" office:value-type="string" table:number-columns-spanned="13" table:number-rows-spanned="1">
            <text:p>REMUNERATION BRUTE </text:p>
          </table:table-cell>
          <table:covered-table-cell table:number-columns-repeated="12" table:style-name="ce145"/>
          <table:table-cell table:style-name="ce155" table:number-columns-repeated="3"/>
          <table:table-cell table:style-name="ce287" office:value-type="string">
            <text:p>…………………….</text:p>
          </table:table-cell>
          <table:table-cell table:style-name="ce314" table:number-columns-repeated="2"/>
          <table:table-cell table:style-name="ce329"/>
          <table:table-cell table:style-name="ce287" office:value-type="string">
            <text:p>…...…………..…….</text:p>
          </table:table-cell>
          <table:table-cell table:style-name="ce314" table:number-columns-repeated="2"/>
          <table:table-cell table:style-name="ce329"/>
          <table:table-cell table:style-name="ce394" table:formula="of:=([.Y29]+[.Y30]+[.Y31]+[.Y32]+[.Y33]+[.Y34]+[.Y359]+[.Y35]+[.Y38])-([.AC37]+[.AC38]+[.AC36]+[.AC33])" office:value-type="float" office:value="0" table:number-columns-spanned="4" table:number-rows-spanned="1">
            <text:p><text:s/>- € </text:p>
          </table:table-cell>
          <table:covered-table-cell table:number-columns-repeated="3" table:style-name="ce394"/>
          <table:table-cell table:style-name="ce291"/>
          <table:table-cell table:style-name="ce317" table:number-columns-repeated="2"/>
          <table:table-cell table:style-name="ce314"/>
          <table:table-cell table:style-name="ce458" table:formula="of:=[.AG38]+1" office:value-type="date" office:date-value="1900-01-09" table:number-columns-spanned="9" table:number-rows-spanned="1">
            <text:p>9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table:number-columns-spanned="3" table:number-rows-spanned="1"/>
          <table:covered-table-cell table:number-columns-repeated="2" table:style-name="ce500"/>
          <table:table-cell table:style-name="ce614" table:formula="of:=SUM([.AP39];[.AS39];[.AW39])" office:value-type="float" office:value="0">
            <text:p>0,00</text:p>
          </table:table-cell>
          <table:table-cell table:style-name="ce628" table:formula="of:=IF([.AZ39]&gt;=8;1;0)" office:value-type="float" office:value="0">
            <text:p>0</text:p>
          </table:table-cell>
          <table:table-cell table:formula="of:=IF([.AZ39]&gt;=8;0;[.AZ39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55" table:number-columns-repeated="10"/>
          <table:table-cell table:style-name="ce185" table:number-columns-repeated="5"/>
          <table:table-cell table:style-name="ce288"/>
          <table:table-cell table:style-name="ce315" table:number-columns-repeated="2"/>
          <table:table-cell table:style-name="ce330"/>
          <table:table-cell table:style-name="ce354"/>
          <table:table-cell table:style-name="ce365" table:number-columns-repeated="2"/>
          <table:table-cell table:style-name="ce380"/>
          <table:table-cell table:style-name="ce365" table:number-columns-repeated="2"/>
          <table:table-cell table:style-name="ce316"/>
          <table:table-cell table:style-name="ce317"/>
          <table:table-cell table:style-name="ce291"/>
          <table:table-cell table:style-name="ce317" table:number-columns-repeated="2"/>
          <table:table-cell table:style-name="ce314"/>
          <table:table-cell table:style-name="ce458" table:formula="of:=[.AG39]+1" office:value-type="date" office:date-value="1900-01-10" table:number-columns-spanned="9" table:number-rows-spanned="1">
            <text:p>10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table:number-columns-spanned="3" table:number-rows-spanned="1"/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40];[.AS40];[.AW40])" office:value-type="float" office:value="0">
            <text:p>0,00</text:p>
          </table:table-cell>
          <table:table-cell table:style-name="ce628" table:formula="of:=IF([.AZ40]&gt;=8;1;0)" office:value-type="float" office:value="0">
            <text:p>0</text:p>
          </table:table-cell>
          <table:table-cell table:formula="of:=IF([.AZ40]&gt;=8;0;[.AZ40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7" office:value-type="string">
            <text:p>BASE: 100% DU SALAIRE BRUT</text:p>
          </table:table-cell>
          <table:table-cell table:style-name="ce182"/>
          <table:table-cell table:style-name="ce155" table:number-columns-repeated="9"/>
          <table:table-cell table:style-name="ce185" table:number-columns-repeated="5"/>
          <table:table-cell table:style-name="ce289"/>
          <table:table-cell table:style-name="ce316" table:number-columns-repeated="2"/>
          <table:table-cell table:style-name="ce331"/>
          <table:table-cell table:style-name="ce354"/>
          <table:table-cell table:style-name="ce365" table:number-columns-repeated="2"/>
          <table:table-cell table:style-name="ce380"/>
          <table:table-cell table:style-name="ce365" table:number-columns-repeated="2"/>
          <table:table-cell table:style-name="ce316"/>
          <table:table-cell table:style-name="ce332"/>
          <table:table-cell table:style-name="ce291"/>
          <table:table-cell table:style-name="ce317" table:number-columns-repeated="2"/>
          <table:table-cell table:style-name="ce314"/>
          <table:table-cell table:style-name="ce458" table:formula="of:=[.AG40]+1" office:value-type="date" office:date-value="1900-01-11" table:number-columns-spanned="9" table:number-rows-spanned="1">
            <text:p>11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41];[.AS41];[.AW41])" office:value-type="float" office:value="0">
            <text:p>0,00</text:p>
          </table:table-cell>
          <table:table-cell table:style-name="ce628" table:formula="of:=IF([.AZ41]&gt;=8;1;0)" office:value-type="float" office:value="0">
            <text:p>0</text:p>
          </table:table-cell>
          <table:table-cell table:formula="of:=IF([.AZ41]&gt;=8;0;[.AZ41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3" table:formula="of:=[$'taux cotisations'.B12]" office:value-type="string" office:string-value="Maladie Solidarité">
            <text:p>Maladie Solidarité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IF([$Identification.BC19]=&quot;OUI&quot;;[$'taux cotisations'.C12];[$'taux cotisations'.C11])" office:value-type="percentage" office:value="0.0075" table:number-columns-spanned="4" table:number-rows-spanned="1">
            <text:p>0,750%</text:p>
          </table:table-cell>
          <table:covered-table-cell table:number-columns-repeated="3" table:style-name="ce355"/>
          <table:table-cell table:style-name="ce365" table:number-columns-repeated="2"/>
          <table:table-cell table:style-name="ce316"/>
          <table:table-cell table:style-name="ce332"/>
          <table:table-cell table:style-name="ce397" table:formula="of:=[.$Y$39]*[.$U$42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41]+1" office:value-type="date" office:date-value="1900-01-12" table:number-columns-spanned="9" table:number-rows-spanned="1">
            <text:p>12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table:number-columns-spanned="3" table:number-rows-spanned="1"/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42];[.AS42];[.AW42])" office:value-type="float" office:value="0">
            <text:p>0,00</text:p>
          </table:table-cell>
          <table:table-cell table:style-name="ce628" table:formula="of:=IF([.AZ42]&gt;=8;1;0)" office:value-type="float" office:value="0">
            <text:p>0</text:p>
          </table:table-cell>
          <table:table-cell table:formula="of:=IF([.AZ42]&gt;=8;0;[.AZ42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3" table:formula="of:=[$'taux cotisations'.B13]" office:value-type="string" office:string-value="Vieillesse déplafonnée">
            <text:p>Vieillesse déplafonnée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[$'taux cotisations'.$C$13]" office:value-type="percentage" office:value="0.004" table:number-columns-spanned="4" table:number-rows-spanned="1">
            <text:p>0,400%</text:p>
          </table:table-cell>
          <table:covered-table-cell table:number-columns-repeated="3" table:style-name="ce355"/>
          <table:table-cell table:style-name="ce365" table:number-columns-repeated="2"/>
          <table:table-cell table:style-name="ce316"/>
          <table:table-cell table:style-name="ce332"/>
          <table:table-cell table:style-name="ce397" table:formula="of:=[.$Y$39]*[.$U$43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42]+1" office:value-type="date" office:date-value="1900-01-13" table:number-columns-spanned="9" table:number-rows-spanned="1">
            <text:p>13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table:number-columns-spanned="3" table:number-rows-spanned="1"/>
          <table:covered-table-cell table:number-columns-repeated="2" table:style-name="ce500"/>
          <table:table-cell table:style-name="ce614" table:formula="of:=SUM([.AP43];[.AS43];[.AW43])" office:value-type="float" office:value="0">
            <text:p>0,00</text:p>
          </table:table-cell>
          <table:table-cell table:style-name="ce628" table:formula="of:=IF([.AZ43]&gt;=8;1;0)" office:value-type="float" office:value="0">
            <text:p>0</text:p>
          </table:table-cell>
          <table:table-cell table:formula="of:=IF([.AZ43]&gt;=8;0;[.AZ43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3" table:formula="of:=[$'taux cotisations'.B14]" office:value-type="string" office:string-value="Vieillesse Plafonnée">
            <text:p>Vieillesse Plafonnée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[$'taux cotisations'.$C$14]" office:value-type="percentage" office:value="0.069" table:number-columns-spanned="4" table:number-rows-spanned="1">
            <text:p>6,900%</text:p>
          </table:table-cell>
          <table:covered-table-cell table:number-columns-repeated="3" table:style-name="ce355"/>
          <table:table-cell table:style-name="ce365" table:number-columns-repeated="2"/>
          <table:table-cell table:style-name="ce316"/>
          <table:table-cell table:style-name="ce332"/>
          <table:table-cell table:style-name="ce397" table:formula="of:=[.$Y$39]*[.$U$44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43]+1" office:value-type="date" office:date-value="1900-01-14" table:number-columns-spanned="9" table:number-rows-spanned="1">
            <text:p>14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44];[.AS44];[.AW44])" office:value-type="float" office:value="0">
            <text:p>0,00</text:p>
          </table:table-cell>
          <table:table-cell table:style-name="ce628" table:formula="of:=IF([.AZ44]&gt;=8;1;0)" office:value-type="float" office:value="0">
            <text:p>0</text:p>
          </table:table-cell>
          <table:table-cell table:formula="of:=IF([.AZ44]&gt;=8;0;[.AZ44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3" table:formula="of:=[$'taux cotisations'.B15]" office:value-type="string" office:string-value="Allocation familiale">
            <text:p>Allocation familiale</text:p>
          </table:table-cell>
          <table:table-cell table:style-name="ce155" table:number-columns-repeated="9"/>
          <table:table-cell table:style-name="ce185" table:number-columns-repeated="5"/>
          <table:table-cell table:style-name="ce291"/>
          <table:table-cell table:style-name="ce317" table:number-columns-repeated="2"/>
          <table:table-cell table:style-name="ce332"/>
          <table:table-cell table:style-name="ce356"/>
          <table:table-cell table:style-name="ce366" table:number-columns-repeated="2"/>
          <table:table-cell table:style-name="ce381"/>
          <table:table-cell table:style-name="ce365" table:number-columns-repeated="2"/>
          <table:table-cell table:style-name="ce316"/>
          <table:table-cell table:style-name="ce332"/>
          <table:table-cell table:style-name="ce397" table:number-columns-spanned="4" table:number-rows-spanned="1"/>
          <table:covered-table-cell table:number-columns-repeated="3" table:style-name="ce397"/>
          <table:table-cell table:style-name="ce458" table:formula="of:=[.AG44]+1" office:value-type="date" office:date-value="1900-01-15" table:number-columns-spanned="9" table:number-rows-spanned="1">
            <text:p>15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45];[.AS45];[.AW45])" office:value-type="float" office:value="0">
            <text:p>0,00</text:p>
          </table:table-cell>
          <table:table-cell table:style-name="ce628" table:formula="of:=IF([.AZ45]&gt;=8;1;0)" office:value-type="float" office:value="0">
            <text:p>0</text:p>
          </table:table-cell>
          <table:table-cell table:formula="of:=IF([.AZ45]&gt;=8;0;[.AZ45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3" table:formula="of:=[$'taux cotisations'.B16]" office:value-type="string" office:string-value="Accident du travail">
            <text:p>Accident du travail</text:p>
          </table:table-cell>
          <table:table-cell table:style-name="ce155" table:number-columns-repeated="9"/>
          <table:table-cell table:style-name="ce185" table:number-columns-repeated="5"/>
          <table:table-cell table:style-name="ce291"/>
          <table:table-cell table:style-name="ce317" table:number-columns-repeated="2"/>
          <table:table-cell table:style-name="ce332"/>
          <table:table-cell table:style-name="ce356"/>
          <table:table-cell table:style-name="ce366" table:number-columns-repeated="2"/>
          <table:table-cell table:style-name="ce381"/>
          <table:table-cell table:style-name="ce365" table:number-columns-repeated="2"/>
          <table:table-cell table:style-name="ce316"/>
          <table:table-cell table:style-name="ce332"/>
          <table:table-cell table:style-name="ce397" table:number-columns-spanned="4" table:number-rows-spanned="1"/>
          <table:covered-table-cell table:number-columns-repeated="3" table:style-name="ce397"/>
          <table:table-cell table:style-name="ce458" table:formula="of:=[.AG45]+1" office:value-type="date" office:date-value="1900-01-16" table:number-columns-spanned="9" table:number-rows-spanned="1">
            <text:p>16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46];[.AS46];[.AW46])" office:value-type="float" office:value="0">
            <text:p>0,00</text:p>
          </table:table-cell>
          <table:table-cell table:style-name="ce628" table:formula="of:=IF([.AZ46]&gt;=8;1;0)" office:value-type="float" office:value="0">
            <text:p>0</text:p>
          </table:table-cell>
          <table:table-cell table:formula="of:=IF([.AZ46]&gt;=8;0;[.AZ46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4" table:formula="of:=[$'taux cotisations'.B17]" office:value-type="string" office:string-value="FNAL">
            <text:p>FNAL</text:p>
          </table:table-cell>
          <table:table-cell table:style-name="ce155" table:number-columns-repeated="9"/>
          <table:table-cell table:style-name="ce185" table:number-columns-repeated="5"/>
          <table:table-cell table:style-name="ce291"/>
          <table:table-cell table:style-name="ce317" table:number-columns-repeated="2"/>
          <table:table-cell table:style-name="ce332"/>
          <table:table-cell table:style-name="ce356"/>
          <table:table-cell table:style-name="ce366" table:number-columns-repeated="2"/>
          <table:table-cell table:style-name="ce381"/>
          <table:table-cell table:style-name="ce365" table:number-columns-repeated="2"/>
          <table:table-cell table:style-name="ce316"/>
          <table:table-cell table:style-name="ce332"/>
          <table:table-cell table:style-name="ce397" table:number-columns-spanned="4" table:number-rows-spanned="1"/>
          <table:covered-table-cell table:number-columns-repeated="3" table:style-name="ce397"/>
          <table:table-cell table:style-name="ce458" table:formula="of:=[.AG46]+1" office:value-type="date" office:date-value="1900-01-17" table:number-columns-spanned="9" table:number-rows-spanned="1">
            <text:p>17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47];[.AS47];[.AW47])" office:value-type="float" office:value="0">
            <text:p>0,00</text:p>
          </table:table-cell>
          <table:table-cell table:style-name="ce628" table:formula="of:=IF([.AZ47]&gt;=8;1;0)" office:value-type="float" office:value="0">
            <text:p>0</text:p>
          </table:table-cell>
          <table:table-cell table:formula="of:=IF([.AZ47]&gt;=8;0;[.AZ47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3" table:formula="of:=[$'taux cotisations'.B23]" office:value-type="string" office:string-value="IRCEM Prévoyance">
            <text:p>IRCEM Prévoyance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[$'taux cotisations'.$C$23]" office:value-type="percentage" office:value="0.0115" table:number-columns-spanned="4" table:number-rows-spanned="1">
            <text:p>1,150%</text:p>
          </table:table-cell>
          <table:covered-table-cell table:number-columns-repeated="3" table:style-name="ce355"/>
          <table:table-cell table:style-name="ce365" table:number-columns-repeated="2"/>
          <table:table-cell table:style-name="ce316"/>
          <table:table-cell table:style-name="ce332"/>
          <table:table-cell table:style-name="ce397" table:formula="of:=[.$Y$39]*[.$U$48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47]+1" office:value-type="date" office:date-value="1900-01-18" table:number-columns-spanned="9" table:number-rows-spanned="1">
            <text:p>18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table:number-columns-spanned="3" table:number-rows-spanned="1"/>
          <table:covered-table-cell table:number-columns-repeated="2" table:style-name="ce500"/>
          <table:table-cell table:style-name="ce525"/>
          <table:table-cell table:style-name="ce500" table:number-columns-spanned="3" table:number-rows-spanned="1"/>
          <table:covered-table-cell table:number-columns-repeated="2" table:style-name="ce500"/>
          <table:table-cell table:style-name="ce614" table:formula="of:=SUM([.AP48];[.AS48];[.AW48])" office:value-type="float" office:value="0">
            <text:p>0,00</text:p>
          </table:table-cell>
          <table:table-cell table:style-name="ce628" table:formula="of:=IF([.AZ48]&gt;=8;1;0)" office:value-type="float" office:value="0">
            <text:p>0</text:p>
          </table:table-cell>
          <table:table-cell table:formula="of:=IF([.AZ48]&gt;=8;0;[.AZ48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3" table:formula="of:=[$'taux cotisations'.B24]" office:value-type="string" office:string-value="IRCEM Retraite ">
            <text:p>IRCEM Retraite 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[$'taux cotisations'.$C$24]" office:value-type="percentage" office:value="0.031" table:number-columns-spanned="4" table:number-rows-spanned="1">
            <text:p>3,100%</text:p>
          </table:table-cell>
          <table:covered-table-cell table:number-columns-repeated="3" table:style-name="ce355"/>
          <table:table-cell table:style-name="ce365" table:number-columns-repeated="2"/>
          <table:table-cell table:style-name="ce316"/>
          <table:table-cell table:style-name="ce332"/>
          <table:table-cell table:style-name="ce397" table:formula="of:=[.$Y$39]*[.$U$49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48]+1" office:value-type="date" office:date-value="1900-01-19" table:number-columns-spanned="9" table:number-rows-spanned="1">
            <text:p>19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49];[.AS49];[.AW49])" office:value-type="float" office:value="0">
            <text:p>0,00</text:p>
          </table:table-cell>
          <table:table-cell table:style-name="ce628" table:formula="of:=IF([.AZ49]&gt;=8;1;0)" office:value-type="float" office:value="0">
            <text:p>0</text:p>
          </table:table-cell>
          <table:table-cell table:formula="of:=IF([.AZ49]&gt;=8;0;[.AZ49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3" table:formula="of:=[$'taux cotisations'.B26]" office:value-type="string" office:string-value="AGFF ">
            <text:p>AGFF 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[$'taux cotisations'.$C$26]" office:value-type="percentage" office:value="0.008" table:number-columns-spanned="4" table:number-rows-spanned="1">
            <text:p>0,800%</text:p>
          </table:table-cell>
          <table:covered-table-cell table:number-columns-repeated="3" table:style-name="ce355"/>
          <table:table-cell table:style-name="ce314" table:number-columns-repeated="3"/>
          <table:table-cell table:style-name="ce329"/>
          <table:table-cell table:style-name="ce397" table:formula="of:=[.$Y$39]*[.$U$50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49]+1" office:value-type="date" office:date-value="1900-01-20" table:number-columns-spanned="9" table:number-rows-spanned="1">
            <text:p>20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0];[.AS50];[.AW50])" office:value-type="float" office:value="0">
            <text:p>0,00</text:p>
          </table:table-cell>
          <table:table-cell table:style-name="ce628" table:formula="of:=IF([.AZ50]&gt;=8;1;0)" office:value-type="float" office:value="0">
            <text:p>0</text:p>
          </table:table-cell>
          <table:table-cell table:formula="of:=IF([.AZ50]&gt;=8;0;[.AZ50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3" table:formula="of:=[$'taux cotisations'.B29]" office:value-type="string" office:string-value="Assedic ">
            <text:p>Assedic 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[$'taux cotisations'.$C$29]" office:value-type="percentage" office:value="0.024" table:number-columns-spanned="4" table:number-rows-spanned="1">
            <text:p>2,400%</text:p>
          </table:table-cell>
          <table:covered-table-cell table:number-columns-repeated="3" table:style-name="ce355"/>
          <table:table-cell table:style-name="ce314" table:number-columns-repeated="3"/>
          <table:table-cell table:style-name="ce329"/>
          <table:table-cell table:style-name="ce397" table:formula="of:=[.$Y$39]*[.$U$51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50]+1" office:value-type="date" office:date-value="1900-01-21" table:number-columns-spanned="9" table:number-rows-spanned="1">
            <text:p>21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table:number-columns-spanned="3" table:number-rows-spanned="1"/>
          <table:covered-table-cell table:number-columns-repeated="2" table:style-name="ce500"/>
          <table:table-cell table:style-name="ce525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1];[.AS51];[.AW51])" office:value-type="float" office:value="0">
            <text:p>0,00</text:p>
          </table:table-cell>
          <table:table-cell table:style-name="ce628" table:formula="of:=IF([.AZ51]&gt;=8;1;0)" office:value-type="float" office:value="0">
            <text:p>0</text:p>
          </table:table-cell>
          <table:table-cell table:formula="of:=IF([.AZ51]&gt;=8;0;[.AZ51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5" office:value-type="string">
            <text:p>CFP</text:p>
          </table:table-cell>
          <table:table-cell table:style-name="ce155" table:number-columns-repeated="9"/>
          <table:table-cell table:style-name="ce185" table:number-columns-repeated="5"/>
          <table:table-cell table:style-name="ce291"/>
          <table:table-cell table:style-name="ce314" table:number-columns-repeated="2"/>
          <table:table-cell table:style-name="ce329"/>
          <table:table-cell table:style-name="ce356"/>
          <table:table-cell table:style-name="ce366" table:number-columns-repeated="2"/>
          <table:table-cell table:style-name="ce381"/>
          <table:table-cell table:style-name="ce314" table:number-columns-repeated="3"/>
          <table:table-cell table:style-name="ce329"/>
          <table:table-cell table:style-name="ce428"/>
          <table:table-cell table:style-name="ce437" table:number-columns-repeated="2"/>
          <table:table-cell table:style-name="ce411"/>
          <table:table-cell table:style-name="ce458" table:formula="of:=[.AG51]+1" office:value-type="date" office:date-value="1900-01-22" table:number-columns-spanned="9" table:number-rows-spanned="1">
            <text:p>22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table:number-columns-spanned="3" table:number-rows-spanned="1"/>
          <table:covered-table-cell table:number-columns-repeated="2" table:style-name="ce500"/>
          <table:table-cell table:style-name="ce525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2];[.AS52];[.AW52])" office:value-type="float" office:value="0">
            <text:p>0,00</text:p>
          </table:table-cell>
          <table:table-cell table:style-name="ce628" table:formula="of:=IF([.AZ52]&gt;=8;1;0)" office:value-type="float" office:value="0">
            <text:p>0</text:p>
          </table:table-cell>
          <table:table-cell table:formula="of:=IF([.AZ52]&gt;=8;0;[.AZ52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6"/>
          <table:table-cell table:style-name="ce186"/>
          <table:table-cell table:style-name="ce155" table:number-columns-repeated="9"/>
          <table:table-cell table:style-name="ce185" table:number-columns-repeated="5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29"/>
          <table:table-cell table:style-name="ce314" table:number-columns-repeated="3"/>
          <table:table-cell table:style-name="ce329"/>
          <table:table-cell table:style-name="ce428"/>
          <table:table-cell table:style-name="ce437" table:number-columns-repeated="3"/>
          <table:table-cell table:style-name="ce458" table:formula="of:=[.AG52]+1" office:value-type="date" office:date-value="1900-01-23" table:number-columns-spanned="9" table:number-rows-spanned="1">
            <text:p>23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3];[.AS53];[.AW53])" office:value-type="float" office:value="0">
            <text:p>0,00</text:p>
          </table:table-cell>
          <table:table-cell table:style-name="ce628" table:formula="of:=IF([.AZ53]&gt;=8;1;0)" office:value-type="float" office:value="0">
            <text:p>0</text:p>
          </table:table-cell>
          <table:table-cell table:formula="of:=IF([.AZ53]&gt;=8;0;[.AZ53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8" office:value-type="string">
            <text:p>BASE : <text:s/>98,25% DU SALAIRE BRUT</text:p>
          </table:table-cell>
          <table:table-cell table:style-name="ce185"/>
          <table:table-cell table:style-name="ce155" table:number-columns-repeated="9"/>
          <table:table-cell table:style-name="ce185" table:number-columns-repeated="5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29"/>
          <table:table-cell table:style-name="ce314" table:number-columns-repeated="3"/>
          <table:table-cell table:style-name="ce329"/>
          <table:table-cell table:style-name="ce428"/>
          <table:table-cell table:style-name="ce437" table:number-columns-repeated="2"/>
          <table:table-cell table:style-name="ce411"/>
          <table:table-cell table:style-name="ce458" table:formula="of:=[.AG53]+1" office:value-type="date" office:date-value="1900-01-24" table:number-columns-spanned="9" table:number-rows-spanned="1">
            <text:p>24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4];[.AS54];[.AW54])" office:value-type="float" office:value="0">
            <text:p>0,00</text:p>
          </table:table-cell>
          <table:table-cell table:style-name="ce628" table:formula="of:=IF([.AZ54]&gt;=8;1;0)" office:value-type="float" office:value="0">
            <text:p>0</text:p>
          </table:table-cell>
          <table:table-cell table:formula="of:=IF([.AZ54]&gt;=8;0;[.AZ54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0"/>
          <table:table-cell table:style-name="ce155" table:formula="of:=[$'taux cotisations'.B19]" office:value-type="string" office:string-value="CSG non déductible">
            <text:p>CSG non déductible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*0.9825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[$'taux cotisations'.$C$19]" office:value-type="percentage" office:value="0.024" table:number-columns-spanned="4" table:number-rows-spanned="1">
            <text:p>2,400%</text:p>
          </table:table-cell>
          <table:covered-table-cell table:number-columns-repeated="3" table:style-name="ce355"/>
          <table:table-cell table:style-name="ce314" table:number-columns-repeated="3"/>
          <table:table-cell table:style-name="ce329"/>
          <table:table-cell table:style-name="ce397" table:formula="of:=[.Q55]*[.U55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54]+1" office:value-type="date" office:date-value="1900-01-25" table:number-columns-spanned="9" table:number-rows-spanned="1">
            <text:p>25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5];[.AS55];[.AW55])" office:value-type="float" office:value="0">
            <text:p>0,00</text:p>
          </table:table-cell>
          <table:table-cell table:style-name="ce628" table:formula="of:=IF([.AZ55]&gt;=8;1;0)" office:value-type="float" office:value="0">
            <text:p>0</text:p>
          </table:table-cell>
          <table:table-cell table:formula="of:=IF([.AZ55]&gt;=8;0;[.AZ55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0"/>
          <table:table-cell table:style-name="ce155" table:formula="of:=[$'taux cotisations'.B20]" office:value-type="string" office:string-value="RDS non déductible">
            <text:p>RDS non déductible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*0.9825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[$'taux cotisations'.$C$20]" office:value-type="percentage" office:value="0.005" table:number-columns-spanned="4" table:number-rows-spanned="1">
            <text:p>0,500%</text:p>
          </table:table-cell>
          <table:covered-table-cell table:number-columns-repeated="3" table:style-name="ce355"/>
          <table:table-cell table:style-name="ce314" table:number-columns-repeated="3"/>
          <table:table-cell table:style-name="ce329"/>
          <table:table-cell table:style-name="ce397" table:formula="of:=[.Q56]*[.U56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55]+1" office:value-type="date" office:date-value="1900-01-26" table:number-columns-spanned="9" table:number-rows-spanned="1">
            <text:p>26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6];[.AS56];[.AW56])" office:value-type="float" office:value="0">
            <text:p>0,00</text:p>
          </table:table-cell>
          <table:table-cell table:style-name="ce628" table:formula="of:=IF([.AZ56]&gt;=8;1;0)" office:value-type="float" office:value="0">
            <text:p>0</text:p>
          </table:table-cell>
          <table:table-cell table:formula="of:=IF([.AZ56]&gt;=8;0;[.AZ56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7"/>
          <table:table-cell table:style-name="ce155" table:formula="of:=[$'taux cotisations'.B21]" office:value-type="string" office:string-value="CSG déductible">
            <text:p>CSG déductible</text:p>
          </table:table-cell>
          <table:table-cell table:style-name="ce155" table:number-columns-repeated="9"/>
          <table:table-cell table:style-name="ce185" table:number-columns-repeated="5"/>
          <table:table-cell table:style-name="ce290" table:formula="of:=[.$Y$39]*0.9825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355" table:formula="of:=[$'taux cotisations'.$C$21]" office:value-type="percentage" office:value="0.051" table:number-columns-spanned="4" table:number-rows-spanned="1">
            <text:p>5,100%</text:p>
          </table:table-cell>
          <table:covered-table-cell table:number-columns-repeated="3" table:style-name="ce355"/>
          <table:table-cell table:style-name="ce287"/>
          <table:table-cell table:style-name="ce314" table:number-columns-repeated="2"/>
          <table:table-cell table:style-name="ce329"/>
          <table:table-cell table:style-name="ce397" table:formula="of:=[.Q57]*[.U57]" office:value-type="float" office:value="0" table:number-columns-spanned="4" table:number-rows-spanned="1">
            <text:p><text:s/>- € </text:p>
          </table:table-cell>
          <table:covered-table-cell table:number-columns-repeated="3" table:style-name="ce397"/>
          <table:table-cell table:style-name="ce458" table:formula="of:=[.AG56]+1" office:value-type="date" office:date-value="1900-01-27" table:number-columns-spanned="9" table:number-rows-spanned="1">
            <text:p>27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7];[.AS57];[.AW57])" office:value-type="float" office:value="0">
            <text:p>0,00</text:p>
          </table:table-cell>
          <table:table-cell table:style-name="ce628" table:formula="of:=IF([.AZ57]&gt;=8;1;0)" office:value-type="float" office:value="0">
            <text:p>0</text:p>
          </table:table-cell>
          <table:table-cell table:formula="of:=IF([.AZ57]&gt;=8;0;[.AZ57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7"/>
          <table:table-cell table:style-name="ce187"/>
          <table:table-cell table:style-name="ce155" table:number-columns-repeated="9"/>
          <table:table-cell table:style-name="ce185" table:number-columns-repeated="5"/>
          <table:table-cell table:style-name="ce287"/>
          <table:table-cell table:style-name="ce314" table:number-columns-repeated="2"/>
          <table:table-cell table:style-name="ce329"/>
          <table:table-cell table:style-name="ce356"/>
          <table:table-cell table:style-name="ce366" table:number-columns-repeated="2"/>
          <table:table-cell table:style-name="ce381"/>
          <table:table-cell table:style-name="ce287"/>
          <table:table-cell table:style-name="ce314" table:number-columns-repeated="2"/>
          <table:table-cell table:style-name="ce329"/>
          <table:table-cell table:style-name="ce429"/>
          <table:table-cell table:style-name="ce438" table:number-columns-repeated="2"/>
          <table:table-cell table:style-name="ce446"/>
          <table:table-cell table:style-name="ce458" table:formula="of:=[.AG57]+1" office:value-type="date" office:date-value="1900-01-28" table:number-columns-spanned="9" table:number-rows-spanned="1">
            <text:p>28 janv. 00</text:p>
          </table:table-cell>
          <table:covered-table-cell table:number-columns-repeated="8" table:style-name="ce464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8];[.AS58];[.AW58])" office:value-type="float" office:value="0">
            <text:p>0,00</text:p>
          </table:table-cell>
          <table:table-cell table:style-name="ce628" table:formula="of:=IF([.AZ58]&gt;=8;1;0)" office:value-type="float" office:value="0">
            <text:p>0</text:p>
          </table:table-cell>
          <table:table-cell table:formula="of:=IF([.AZ58]&gt;=8;0;[.AZ58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7"/>
          <table:table-cell table:style-name="ce187"/>
          <table:table-cell table:style-name="ce155" table:number-columns-repeated="9"/>
          <table:table-cell table:style-name="ce185" table:number-columns-repeated="5"/>
          <table:table-cell table:style-name="ce287"/>
          <table:table-cell table:style-name="ce314" table:number-columns-repeated="2"/>
          <table:table-cell table:style-name="ce329"/>
          <table:table-cell table:style-name="ce356"/>
          <table:table-cell table:style-name="ce366" table:number-columns-repeated="2"/>
          <table:table-cell table:style-name="ce381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23"/>
          <table:table-cell table:style-name="ce458" table:formula="of:=[.AG58]+1" office:value-type="date" office:date-value="1900-01-29" table:number-columns-spanned="9" table:number-rows-spanned="1">
            <text:p>29 janv. 00</text:p>
          </table:table-cell>
          <table:covered-table-cell table:number-columns-repeated="8" table:style-name="ce464"/>
          <table:table-cell table:style-name="ce500" table:number-columns-spanned="3" table:number-rows-spanned="1"/>
          <table:covered-table-cell table:number-columns-repeated="2" table:style-name="ce500"/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525" office:value-type="string">
            <text:p><text:s/></text:p>
          </table:table-cell>
          <table:table-cell table:style-name="ce500" office:value-type="string" table:number-columns-spanned="3" table:number-rows-spanned="1">
            <text:p><text:s/></text:p>
          </table:table-cell>
          <table:covered-table-cell table:number-columns-repeated="2" table:style-name="ce500"/>
          <table:table-cell table:style-name="ce614" table:formula="of:=SUM([.AP59];[.AS59];[.AW59])" office:value-type="float" office:value="0">
            <text:p>0,00</text:p>
          </table:table-cell>
          <table:table-cell table:style-name="ce628" table:formula="of:=IF([.AZ59]&gt;=8;1;0)" office:value-type="float" office:value="0">
            <text:p>0</text:p>
          </table:table-cell>
          <table:table-cell table:formula="of:=IF([.AZ59]&gt;=8;0;[.AZ59])" office:value-type="float" office:value="0">
            <text:p>0</text:p>
          </table:table-cell>
          <table:table-cell table:number-columns-repeated="970"/>
        </table:table-row>
        <table:table-row table:style-name="ro14">
          <table:table-cell table:style-name="ce149"/>
          <table:table-cell table:style-name="ce188"/>
          <table:table-cell table:style-name="ce153" table:number-columns-repeated="9"/>
          <table:table-cell table:style-name="ce169" table:number-columns-repeated="5"/>
          <table:table-cell table:style-name="ce292"/>
          <table:table-cell table:style-name="ce318" table:number-columns-repeated="2"/>
          <table:table-cell table:style-name="ce333"/>
          <table:table-cell table:style-name="ce292"/>
          <table:table-cell table:style-name="ce318" table:number-columns-repeated="2"/>
          <table:table-cell table:style-name="ce333"/>
          <table:table-cell table:style-name="ce292"/>
          <table:table-cell table:style-name="ce318" table:number-columns-repeated="2"/>
          <table:table-cell table:style-name="ce333"/>
          <table:table-cell table:style-name="ce292"/>
          <table:table-cell table:style-name="ce318" table:number-columns-repeated="2"/>
          <table:table-cell table:style-name="ce447"/>
          <table:table-cell table:style-name="ce458" office:value-type="string" table:number-columns-spanned="9" table:number-rows-spanned="1">
            <text:p>00/00/2017</text:p>
          </table:table-cell>
          <table:covered-table-cell table:number-columns-repeated="8" table:style-name="ce464"/>
          <table:table-cell table:style-name="ce501" table:number-columns-spanned="3" table:number-rows-spanned="1"/>
          <table:covered-table-cell table:number-columns-repeated="2" table:style-name="ce501"/>
          <table:table-cell table:style-name="ce515"/>
          <table:table-cell table:style-name="ce518"/>
          <table:table-cell table:style-name="ce501" table:number-columns-repeated="2"/>
          <table:table-cell table:style-name="ce515"/>
          <table:table-cell table:style-name="ce518"/>
          <table:table-cell table:style-name="ce501"/>
          <table:table-cell table:style-name="ce614" table:formula="of:=SUM([.AP60];[.AS60];[.AW60])" office:value-type="float" office:value="0">
            <text:p>0,00</text:p>
          </table:table-cell>
          <table:table-cell table:style-name="ce629"/>
          <table:table-cell table:formula="of:=IF([.AZ60]&gt;=8;0;[.AZ60])" office:value-type="float" office:value="0">
            <text:p>0</text:p>
          </table:table-cell>
          <table:table-cell table:number-columns-repeated="970"/>
        </table:table-row>
        <table:table-row table:style-name="ro12">
          <table:table-cell table:style-name="ce147"/>
          <table:table-cell table:style-name="ce178" office:value-type="string">
            <text:p>COTISATIONS SALARIALES</text:p>
          </table:table-cell>
          <table:table-cell table:style-name="ce155" table:number-columns-repeated="8"/>
          <table:table-cell table:style-name="ce155" office:value-type="string">
            <text:p>.……………………………………….</text:p>
          </table:table-cell>
          <table:table-cell table:style-name="ce185" table:number-columns-repeated="5"/>
          <table:table-cell table:style-name="ce293" office:value-type="string" table:number-columns-spanned="4" table:number-rows-spanned="1">
            <text:p>…………………….</text:p>
          </table:table-cell>
          <table:covered-table-cell table:number-columns-repeated="3" table:style-name="ce293"/>
          <table:table-cell table:style-name="ce295" office:value-type="string">
            <text:p>.……...…………….</text:p>
          </table:table-cell>
          <table:table-cell table:style-name="ce314" table:number-columns-repeated="2"/>
          <table:table-cell table:style-name="ce329"/>
          <table:table-cell table:style-name="ce287" office:value-type="string">
            <text:p>.……………………..</text:p>
          </table:table-cell>
          <table:table-cell table:style-name="ce314" table:number-columns-repeated="2"/>
          <table:table-cell table:style-name="ce329"/>
          <table:table-cell table:style-name="ce290" table:formula="of:=SUM([.AC42:.AF58])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215"/>
          <table:table-cell table:style-name="ce465"/>
          <table:table-cell table:style-name="ce190" table:number-columns-repeated="7"/>
          <table:table-cell table:style-name="ce502" table:formula="of:=SUM([.AP29:.AR59])" office:value-type="float" office:value="0" table:number-columns-spanned="3" table:number-rows-spanned="1">
            <text:p>0,00 hrs</text:p>
          </table:table-cell>
          <table:covered-table-cell table:number-columns-repeated="2" table:style-name="ce502"/>
          <table:table-cell table:style-name="ce502" table:formula="of:=SUM([.AS29:.AU60])" office:value-type="float" office:value="0" table:number-columns-spanned="3" table:number-rows-spanned="1">
            <text:p>0,00 hrs</text:p>
          </table:table-cell>
          <table:covered-table-cell table:number-columns-repeated="2" table:style-name="ce502"/>
          <table:table-cell table:style-name="ce526" table:formula="of:=SUM([.AV29:.AV59])" office:value-type="float" office:value="0">
            <text:p>0</text:p>
          </table:table-cell>
          <table:table-cell table:style-name="ce502" table:formula="of:=SUM([.AW29:.AY59])" office:value-type="float" office:value="0" table:number-columns-spanned="3" table:number-rows-spanned="1">
            <text:p>0,00 hrs</text:p>
          </table:table-cell>
          <table:covered-table-cell table:number-columns-repeated="2" table:style-name="ce502"/>
          <table:table-cell table:style-name="ce606"/>
          <table:table-cell table:style-name="ce630"/>
          <table:table-cell table:number-columns-repeated="971"/>
        </table:table-row>
        <table:table-row table:style-name="ro17">
          <table:table-cell table:style-name="ce147"/>
          <table:table-cell table:style-name="ce187"/>
          <table:table-cell table:style-name="ce155" table:number-columns-repeated="9"/>
          <table:table-cell table:style-name="ce185" table:number-columns-repeated="5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40"/>
          <table:table-cell table:style-name="ce215"/>
          <table:table-cell table:style-name="ce190" table:number-columns-repeated="8"/>
          <table:table-cell table:style-name="ce503"/>
          <table:table-cell table:style-name="ce506"/>
          <table:table-cell table:style-name="ce511"/>
          <table:table-cell table:style-name="ce503"/>
          <table:table-cell table:style-name="ce506"/>
          <table:table-cell table:style-name="ce511" table:number-columns-repeated="2"/>
          <table:table-cell table:style-name="ce503"/>
          <table:table-cell table:style-name="ce506"/>
          <table:table-cell table:style-name="ce511"/>
          <table:table-cell table:style-name="ce606"/>
          <table:table-cell table:style-name="ce55"/>
          <table:table-cell table:number-columns-repeated="971"/>
        </table:table-row>
        <table:table-row table:style-name="ro12">
          <table:table-cell table:style-name="ce147"/>
          <table:table-cell table:style-name="ce155" table:number-columns-repeated="10"/>
          <table:table-cell table:style-name="ce185" table:number-columns-repeated="5"/>
          <table:table-cell table:style-name="ce294" office:value-type="string">
            <text:p>…....……………….</text:p>
          </table:table-cell>
          <table:table-cell table:style-name="ce314" table:number-columns-repeated="2"/>
          <table:table-cell table:style-name="ce334"/>
          <table:table-cell table:style-name="ce294" office:value-type="string">
            <text:p>……..……………….</text:p>
          </table:table-cell>
          <table:table-cell table:style-name="ce314"/>
          <table:table-cell table:style-name="ce319"/>
          <table:table-cell table:style-name="ce334"/>
          <table:table-cell table:style-name="ce294" office:value-type="string">
            <text:p>……………………..</text:p>
          </table:table-cell>
          <table:table-cell table:style-name="ce314"/>
          <table:table-cell table:style-name="ce319"/>
          <table:table-cell table:style-name="ce334"/>
          <table:table-cell table:style-name="ce294" office:value-type="string">
            <text:p>……………………..</text:p>
          </table:table-cell>
          <table:table-cell table:style-name="ce314"/>
          <table:table-cell table:style-name="ce319"/>
          <table:table-cell table:style-name="ce340"/>
          <table:table-cell table:style-name="ce190"/>
          <table:table-cell table:style-name="ce403"/>
          <table:table-cell table:style-name="ce190" table:number-columns-repeated="2"/>
          <table:table-cell table:style-name="ce215" table:number-columns-repeated="14"/>
          <table:table-cell table:style-name="ce544"/>
          <table:table-cell table:style-name="ce606"/>
          <table:table-cell table:style-name="ce55"/>
          <table:table-cell table:number-columns-repeated="971"/>
        </table:table-row>
        <table:table-row table:style-name="ro14">
          <table:table-cell table:style-name="ce147"/>
          <table:table-cell table:style-name="ce187"/>
          <table:table-cell table:style-name="ce155" table:number-columns-repeated="9"/>
          <table:table-cell table:style-name="ce185" table:number-columns-repeated="5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40"/>
          <table:table-cell table:style-name="ce215" table:number-columns-repeated="18"/>
          <table:table-cell table:style-name="ce544"/>
          <table:table-cell table:style-name="ce606"/>
          <table:table-cell table:style-name="ce55"/>
          <table:table-cell table:number-columns-repeated="971"/>
        </table:table-row>
        <table:table-row table:style-name="ro12">
          <table:table-cell table:style-name="ce147"/>
          <table:table-cell table:style-name="ce187"/>
          <table:table-cell table:style-name="ce155" table:number-columns-repeated="9"/>
          <table:table-cell table:style-name="ce185" table:number-columns-repeated="5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395"/>
          <table:table-cell table:style-name="ce408" table:number-columns-repeated="2"/>
          <table:table-cell table:style-name="ce417"/>
          <table:table-cell table:style-name="ce294"/>
          <table:table-cell table:style-name="ce319" table:number-columns-repeated="2"/>
          <table:table-cell table:style-name="ce334"/>
          <table:table-cell table:style-name="ce215"/>
          <table:table-cell table:style-name="ce187" office:value-type="string">
            <text:p>A.A.M.S.S.</text:p>
          </table:table-cell>
          <table:table-cell table:style-name="ce215" table:number-columns-repeated="5"/>
          <table:table-cell table:style-name="ce185"/>
          <table:table-cell table:style-name="ce215"/>
          <table:table-cell table:style-name="ce215" office:value-type="string">
            <text:p>Absence Ass.Mat.Sans Solde</text:p>
          </table:table-cell>
          <table:table-cell table:style-name="ce185" table:number-columns-repeated="8"/>
          <table:table-cell table:style-name="ce545"/>
          <table:table-cell table:style-name="ce606"/>
          <table:table-cell table:style-name="ce55"/>
          <table:table-cell table:number-columns-repeated="971"/>
        </table:table-row>
        <table:table-row table:style-name="ro14">
          <table:table-cell table:style-name="ce147"/>
          <table:table-cell table:style-name="ce187"/>
          <table:table-cell table:style-name="ce155" table:number-columns-repeated="9"/>
          <table:table-cell table:style-name="ce185" table:number-columns-repeated="5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215" table:number-columns-repeated="9"/>
          <table:table-cell table:style-name="ce185" table:number-columns-repeated="9"/>
          <table:table-cell table:style-name="ce545"/>
          <table:table-cell table:style-name="ce606"/>
          <table:table-cell table:style-name="ce55"/>
          <table:table-cell table:number-columns-repeated="971"/>
        </table:table-row>
        <table:table-row table:style-name="ro12">
          <table:table-cell table:style-name="ce150" office:value-type="string">
            <text:p>SALAIRE NET MENSUEL</text:p>
          </table:table-cell>
          <table:table-cell table:style-name="ce150"/>
          <table:table-cell table:style-name="ce189" table:number-columns-repeated="6"/>
          <table:table-cell table:style-name="ce243" table:number-columns-repeated="3"/>
          <table:table-cell table:style-name="ce192"/>
          <table:table-cell table:style-name="ce243" office:value-type="string">
            <text:p>…..……..……………………</text:p>
          </table:table-cell>
          <table:table-cell table:style-name="ce189" table:number-columns-repeated="3"/>
          <table:table-cell table:style-name="ce295" office:value-type="string">
            <text:p>………………….</text:p>
          </table:table-cell>
          <table:table-cell table:style-name="ce320" table:number-columns-repeated="2"/>
          <table:table-cell table:style-name="ce335"/>
          <table:table-cell table:style-name="ce295" office:value-type="string">
            <text:p>…………………..</text:p>
          </table:table-cell>
          <table:table-cell table:style-name="ce320"/>
          <table:table-cell table:style-name="ce321"/>
          <table:table-cell table:style-name="ce335"/>
          <table:table-cell table:style-name="ce396" table:formula="of:=[.Y39]-[.AC61]" office:value-type="float" office:value="0" table:number-columns-spanned="4" table:number-rows-spanned="1">
            <text:p><text:s/>- € </text:p>
          </table:table-cell>
          <table:covered-table-cell table:number-columns-repeated="3" table:style-name="ce396"/>
          <table:table-cell table:style-name="ce294"/>
          <table:table-cell table:style-name="ce319" table:number-columns-repeated="2"/>
          <table:table-cell table:style-name="ce334"/>
          <table:table-cell table:style-name="ce185"/>
          <table:table-cell table:style-name="ce187" office:value-type="string">
            <text:p>A.J.E:</text:p>
          </table:table-cell>
          <table:table-cell table:style-name="ce182"/>
          <table:table-cell table:style-name="ce185" table:number-columns-repeated="6"/>
          <table:table-cell table:style-name="ce185" office:value-type="string">
            <text:p>Absence justifiée Enfant</text:p>
          </table:table-cell>
          <table:table-cell table:style-name="ce185" table:number-columns-repeated="8"/>
          <table:table-cell table:style-name="ce545"/>
          <table:table-cell table:style-name="ce609"/>
          <table:table-cell table:style-name="ce55"/>
          <table:table-cell table:number-columns-repeated="971"/>
        </table:table-row>
        <table:table-row table:style-name="ro14">
          <table:table-cell table:style-name="ce151"/>
          <table:table-cell table:style-name="ce150"/>
          <table:table-cell table:style-name="ce189" table:number-columns-repeated="6"/>
          <table:table-cell table:style-name="ce243" table:number-columns-repeated="3"/>
          <table:table-cell table:style-name="ce192"/>
          <table:table-cell table:style-name="ce243"/>
          <table:table-cell table:style-name="ce189" table:number-columns-repeated="3"/>
          <table:table-cell table:style-name="ce295"/>
          <table:table-cell table:style-name="ce320" table:number-columns-repeated="2"/>
          <table:table-cell table:style-name="ce335"/>
          <table:table-cell table:style-name="ce295"/>
          <table:table-cell table:style-name="ce320"/>
          <table:table-cell table:style-name="ce321"/>
          <table:table-cell table:style-name="ce335"/>
          <table:table-cell table:style-name="ce296"/>
          <table:table-cell table:style-name="ce321" table:number-columns-repeated="2"/>
          <table:table-cell table:style-name="ce335"/>
          <table:table-cell table:style-name="ce294"/>
          <table:table-cell table:style-name="ce319" table:number-columns-repeated="2"/>
          <table:table-cell table:style-name="ce334"/>
          <table:table-cell table:style-name="ce185"/>
          <table:table-cell table:style-name="ce182" table:number-columns-repeated="2"/>
          <table:table-cell table:style-name="ce185" table:number-columns-repeated="6"/>
          <table:table-cell table:style-name="ce461" table:number-columns-repeated="9"/>
          <table:table-cell table:style-name="ce546"/>
          <table:table-cell table:style-name="ce609"/>
          <table:table-cell table:style-name="ce55"/>
          <table:table-cell table:number-columns-repeated="971"/>
        </table:table-row>
        <table:table-row table:style-name="ro12">
          <table:table-cell table:style-name="ce151"/>
          <table:table-cell table:style-name="ce189" table:number-columns-repeated="15"/>
          <table:table-cell table:style-name="ce296"/>
          <table:table-cell table:style-name="ce321" table:number-columns-repeated="2"/>
          <table:table-cell table:style-name="ce335"/>
          <table:table-cell table:style-name="ce296"/>
          <table:table-cell table:style-name="ce321" table:number-columns-repeated="2"/>
          <table:table-cell table:style-name="ce335"/>
          <table:table-cell table:style-name="ce296"/>
          <table:table-cell table:style-name="ce321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34"/>
          <table:table-cell table:style-name="ce185"/>
          <table:table-cell table:style-name="ce187" office:value-type="string">
            <text:p>A.I.E:</text:p>
          </table:table-cell>
          <table:table-cell table:style-name="ce185" table:number-columns-repeated="7"/>
          <table:table-cell table:style-name="ce185" office:value-type="string">
            <text:p>Absence Injustifiée Enfant</text:p>
          </table:table-cell>
          <table:table-cell table:style-name="ce185" table:number-columns-repeated="7"/>
          <table:table-cell table:style-name="ce459"/>
          <table:table-cell table:style-name="ce547"/>
          <table:table-cell table:style-name="ce609"/>
          <table:table-cell table:style-name="ce55"/>
          <table:table-cell table:number-columns-repeated="971"/>
        </table:table-row>
        <table:table-row table:style-name="ro14">
          <table:table-cell table:style-name="ce140"/>
          <table:table-cell table:style-name="ce155" table:number-columns-repeated="15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40"/>
          <table:table-cell table:style-name="ce191" table:number-columns-repeated="8"/>
          <table:table-cell table:style-name="ce461" table:number-columns-repeated="9"/>
          <table:table-cell table:style-name="ce496"/>
          <table:table-cell table:style-name="ce548"/>
          <table:table-cell table:style-name="ce615"/>
          <table:table-cell table:style-name="ce55"/>
          <table:table-cell table:number-columns-repeated="971"/>
        </table:table-row>
        <table:table-row table:style-name="ro12">
          <table:table-cell table:style-name="ce152" office:value-type="string" table:number-columns-spanned="16" table:number-rows-spanned="2">
            <text:p>INDEMNITÉS</text:p>
          </table:table-cell>
          <table:covered-table-cell table:number-columns-repeated="15" table:style-name="ce152"/>
          <table:table-cell table:style-name="ce297"/>
          <table:table-cell table:style-name="ce322" table:number-columns-repeated="2"/>
          <table:table-cell table:style-name="ce336"/>
          <table:table-cell table:style-name="ce297"/>
          <table:table-cell table:style-name="ce322" table:number-columns-repeated="2"/>
          <table:table-cell table:style-name="ce336"/>
          <table:table-cell table:style-name="ce297"/>
          <table:table-cell table:style-name="ce322" table:number-columns-repeated="2"/>
          <table:table-cell table:style-name="ce336"/>
          <table:table-cell table:style-name="ce297"/>
          <table:table-cell table:style-name="ce322" table:number-columns-repeated="2"/>
          <table:table-cell table:style-name="ce419"/>
          <table:table-cell table:style-name="ce459"/>
          <table:table-cell table:style-name="ce187" office:value-type="string">
            <text:p>C.S.S:</text:p>
          </table:table-cell>
          <table:table-cell table:style-name="ce459" table:number-columns-repeated="5"/>
          <table:table-cell table:style-name="ce191"/>
          <table:table-cell table:style-name="ce459"/>
          <table:table-cell table:style-name="ce185" office:value-type="string">
            <text:p>Congé sans solde</text:p>
          </table:table-cell>
          <table:table-cell table:style-name="ce459" table:number-columns-repeated="8"/>
          <table:table-cell table:style-name="ce549"/>
          <table:table-cell table:style-name="ce616"/>
          <table:table-cell table:style-name="ce631"/>
          <table:table-cell table:number-columns-repeated="971"/>
        </table:table-row>
        <table:table-row table:style-name="ro14">
          <table:covered-table-cell table:number-columns-repeated="16" table:style-name="ce152"/>
          <table:table-cell table:style-name="ce298"/>
          <table:table-cell table:style-name="ce323" table:number-columns-repeated="2"/>
          <table:table-cell table:style-name="ce337"/>
          <table:table-cell table:style-name="ce298"/>
          <table:table-cell table:style-name="ce323" table:number-columns-repeated="2"/>
          <table:table-cell table:style-name="ce337"/>
          <table:table-cell table:style-name="ce298"/>
          <table:table-cell table:style-name="ce323" table:number-columns-repeated="2"/>
          <table:table-cell table:style-name="ce337"/>
          <table:table-cell table:style-name="ce298"/>
          <table:table-cell table:style-name="ce323" table:number-columns-repeated="2"/>
          <table:table-cell table:style-name="ce340"/>
          <table:table-cell table:style-name="ce191" table:number-columns-repeated="4"/>
          <table:table-cell table:style-name="ce460" table:number-columns-repeated="4"/>
          <table:table-cell table:style-name="ce496" table:number-columns-repeated="10"/>
          <table:table-cell table:style-name="ce545"/>
          <table:table-cell table:style-name="ce617"/>
          <table:table-cell table:style-name="ce55"/>
          <table:table-cell table:number-columns-repeated="971"/>
        </table:table-row>
        <table:table-row table:style-name="ro12">
          <table:table-cell table:style-name="ce153" office:value-type="string">
            <text:p>Indemnités d'entretien</text:p>
          </table:table-cell>
          <table:table-cell table:style-name="ce178"/>
          <table:table-cell table:style-name="ce213" table:number-columns-repeated="10"/>
          <table:table-cell table:style-name="ce266" table:number-columns-repeated="3"/>
          <table:table-cell table:style-name="ce155"/>
          <table:table-cell table:style-name="ce299" table:formula="of:=[.AV61]" office:value-type="float" office:value="0" table:number-columns-spanned="4" table:number-rows-spanned="1">
            <text:p>0,00jrs</text:p>
          </table:table-cell>
          <table:covered-table-cell table:number-columns-repeated="3" table:style-name="ce299"/>
          <table:table-cell table:style-name="ce348" office:value-type="float" office:value="0" table:number-columns-spanned="4" table:number-rows-spanned="1">
            <office:annotation draw:style-name="gr3" draw:text-style-name="P2" svg:width="2.901cm" svg:height="3.111cm" svg:x="16.495cm" svg:y="25.017cm" draw:caption-point-x="-0.764cm" draw:caption-point-y="1.515cm">
              <dc:date>2016-12-09T00:00:00</dc:date>
              <text:p text:style-name="P2"><text:span text:style-name="T3">Notez le tarif des frais d'entretien négocié au contrat</text:span></text:p>
            </office:annotation>
            <text:p><text:s/>- € </text:p>
          </table:table-cell>
          <table:covered-table-cell table:number-columns-repeated="3" table:style-name="ce348"/>
          <table:table-cell table:style-name="ce290" table:formula="of:=[.Q73]*[.U73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287"/>
          <table:table-cell table:style-name="ce314" table:number-columns-repeated="2"/>
          <table:table-cell table:style-name="ce334"/>
          <table:table-cell table:style-name="ce182"/>
          <table:table-cell table:style-name="ce466" office:value-type="string">
            <text:p>C.P: </text:p>
          </table:table-cell>
          <table:table-cell table:style-name="ce182" table:number-columns-repeated="2"/>
          <table:table-cell table:style-name="ce228" table:number-columns-repeated="3"/>
          <table:table-cell table:style-name="ce191"/>
          <table:table-cell table:style-name="ce228"/>
          <table:table-cell table:style-name="ce191" office:value-type="string">
            <text:p>Congés payés</text:p>
          </table:table-cell>
          <table:table-cell table:style-name="ce459" table:number-columns-repeated="7"/>
          <table:table-cell table:style-name="ce228"/>
          <table:table-cell table:style-name="ce545"/>
          <table:table-cell table:style-name="ce618"/>
          <table:table-cell table:style-name="ce55"/>
          <table:table-cell table:number-columns-repeated="971"/>
        </table:table-row>
        <table:table-row table:style-name="ro14">
          <table:table-cell table:style-name="ce146"/>
          <table:table-cell table:style-name="ce155"/>
          <table:table-cell table:style-name="ce213" table:number-columns-repeated="10"/>
          <table:table-cell table:style-name="ce266" table:number-columns-repeated="3"/>
          <table:table-cell table:style-name="ce155"/>
          <table:table-cell table:style-name="ce300"/>
          <table:table-cell table:style-name="ce324" table:number-columns-repeated="2"/>
          <table:table-cell table:style-name="ce338"/>
          <table:table-cell table:style-name="ce357"/>
          <table:table-cell table:style-name="ce367" table:number-columns-repeated="2"/>
          <table:table-cell table:style-name="ce382"/>
          <table:table-cell table:style-name="ce397"/>
          <table:table-cell table:style-name="ce409" table:number-columns-repeated="2"/>
          <table:table-cell table:style-name="ce418"/>
          <table:table-cell table:style-name="ce287"/>
          <table:table-cell table:style-name="ce314" table:number-columns-repeated="2"/>
          <table:table-cell table:style-name="ce334"/>
          <table:table-cell table:style-name="ce182" table:number-columns-repeated="4"/>
          <table:table-cell table:style-name="ce228" table:number-columns-repeated="5"/>
          <table:table-cell table:style-name="ce191"/>
          <table:table-cell table:style-name="ce459" table:number-columns-repeated="7"/>
          <table:table-cell table:style-name="ce228"/>
          <table:table-cell table:style-name="ce545"/>
          <table:table-cell table:style-name="ce618"/>
          <table:table-cell table:style-name="ce55"/>
          <table:table-cell table:number-columns-repeated="971"/>
        </table:table-row>
        <table:table-row table:style-name="ro12">
          <table:table-cell table:style-name="ce154" office:value-type="string" table:number-columns-spanned="16" table:number-rows-spanned="1">
            <text:p>Indemnités d'entretien par heure supplémentaire</text:p>
          </table:table-cell>
          <table:covered-table-cell table:number-columns-repeated="15" table:style-name="ce154"/>
          <table:table-cell table:style-name="ce301" office:value-type="float" office:value="0" table:number-columns-spanned="4" table:number-rows-spanned="1">
            <office:annotation draw:style-name="gr3" draw:text-style-name="P2" svg:width="2.901cm" svg:height="2.504cm" svg:x="13.929cm" svg:y="25.518cm" draw:caption-point-x="-0.763cm" draw:caption-point-y="1.515cm">
              <dc:date>2016-12-09T00:00:00</dc:date>
              <text:p text:style-name="P2"><text:span text:style-name="T3">Notez le total d'heures sup à 8</text:span></text:p>
              <text:p text:style-name="P2"><text:span text:style-name="T3"><text:s/></text:span><text:span text:style-name="T3">h par jour</text:span></text:p>
              <text:p text:style-name="P2"><text:span text:style-name="T3"/></text:p>
            </office:annotation>
            <text:p>0,00hrs</text:p>
          </table:table-cell>
          <table:covered-table-cell table:number-columns-repeated="3" table:style-name="ce301"/>
          <table:table-cell table:style-name="ce348" office:value-type="float" office:value="0" table:number-columns-spanned="4" table:number-rows-spanned="1">
            <office:annotation draw:style-name="gr3" draw:text-style-name="P2" svg:width="2.901cm" svg:height="5.167cm" svg:x="16.495cm" svg:y="25.518cm" draw:caption-point-x="-0.764cm" draw:caption-point-y="1.515cm">
              <dc:date>2016-12-09T00:00:00</dc:date>
              <text:p text:style-name="P2"><text:span text:style-name="T3">Notez le montant de l'heure d'entretien négocié au contrat ( pour le temps de travail au-delà de 8 h)</text:span></text:p>
              <text:p text:style-name="P2"><text:span text:style-name="T3"/></text:p>
            </office:annotation>
            <text:p><text:s/>- € </text:p>
          </table:table-cell>
          <table:covered-table-cell table:number-columns-repeated="3" table:style-name="ce348"/>
          <table:table-cell table:style-name="ce349" table:formula="of:=[.Q75]*[.U75]" office:value-type="float" office:value="0" table:number-columns-spanned="4" table:number-rows-spanned="1">
            <text:p><text:s/>- € </text:p>
          </table:table-cell>
          <table:covered-table-cell table:number-columns-repeated="3" table:style-name="ce349"/>
          <table:table-cell table:style-name="ce287"/>
          <table:table-cell table:style-name="ce314" table:number-columns-repeated="2"/>
          <table:table-cell table:style-name="ce334"/>
          <table:table-cell table:style-name="ce182"/>
          <table:table-cell table:style-name="ce466" office:value-type="string">
            <text:p>S.D.A.M:</text:p>
          </table:table-cell>
          <table:table-cell table:style-name="ce182" table:number-columns-repeated="2"/>
          <table:table-cell table:style-name="ce228" table:number-columns-repeated="5"/>
          <table:table-cell table:style-name="ce191" office:value-type="string">
            <text:p>Semaine déduite Ass.Mat.</text:p>
          </table:table-cell>
          <table:table-cell table:style-name="ce459" table:number-columns-repeated="7"/>
          <table:table-cell table:style-name="ce228"/>
          <table:table-cell table:style-name="ce545"/>
          <table:table-cell table:style-name="ce618"/>
          <table:table-cell table:style-name="ce55"/>
          <table:table-cell table:number-columns-repeated="971"/>
        </table:table-row>
        <table:table-row table:style-name="ro14">
          <table:table-cell table:style-name="ce140"/>
          <table:table-cell table:style-name="ce155"/>
          <table:table-cell table:style-name="ce214" table:number-columns-repeated="2"/>
          <table:table-cell table:style-name="ce227"/>
          <table:table-cell table:style-name="ce215" table:number-columns-repeated="4"/>
          <table:table-cell table:style-name="ce190" table:number-columns-repeated="6"/>
          <table:table-cell table:style-name="ce155"/>
          <table:table-cell table:style-name="ce281" table:number-columns-spanned="4" table:number-rows-spanned="1"/>
          <table:covered-table-cell table:number-columns-repeated="3" table:style-name="ce281"/>
          <table:table-cell table:style-name="ce298"/>
          <table:table-cell table:style-name="ce323" table:number-columns-repeated="2"/>
          <table:table-cell table:style-name="ce337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34"/>
          <table:table-cell table:style-name="ce185" table:number-columns-repeated="9"/>
          <table:table-cell table:style-name="ce496" table:number-columns-repeated="8"/>
          <table:table-cell table:style-name="ce185"/>
          <table:table-cell table:style-name="ce549"/>
          <table:table-cell table:style-name="ce611"/>
          <table:table-cell table:style-name="ce55"/>
          <table:table-cell table:number-columns-repeated="971"/>
        </table:table-row>
        <table:table-row table:style-name="ro12">
          <table:table-cell table:style-name="ce153" table:number-columns-repeated="16"/>
          <table:table-cell table:style-name="ce301" table:number-columns-spanned="4" table:number-rows-spanned="1"/>
          <table:covered-table-cell table:number-columns-repeated="3" table:style-name="ce301"/>
          <table:table-cell table:style-name="ce348" office:value-type="float" office:value="0" table:number-columns-spanned="4" table:number-rows-spanned="1">
            <text:p><text:s/>- € </text:p>
          </table:table-cell>
          <table:covered-table-cell table:number-columns-repeated="3" table:style-name="ce348"/>
          <table:table-cell table:style-name="ce349" table:formula="of:=[.Q77]*[.U77]" office:value-type="float" office:value="0" table:number-columns-spanned="4" table:number-rows-spanned="1">
            <text:p><text:s/>- € </text:p>
          </table:table-cell>
          <table:covered-table-cell table:number-columns-repeated="3" table:style-name="ce349"/>
          <table:table-cell table:style-name="ce287"/>
          <table:table-cell table:style-name="ce314" table:number-columns-repeated="2"/>
          <table:table-cell table:style-name="ce334"/>
          <table:table-cell table:style-name="ce182"/>
          <table:table-cell table:style-name="ce466"/>
          <table:table-cell table:style-name="ce182" table:number-columns-repeated="2"/>
          <table:table-cell table:style-name="ce228" table:number-columns-repeated="5"/>
          <table:table-cell table:style-name="ce191"/>
          <table:table-cell table:style-name="ce459" table:number-columns-repeated="7"/>
          <table:table-cell table:style-name="ce228"/>
          <table:table-cell table:style-name="ce545"/>
          <table:table-cell table:style-name="ce618"/>
          <table:table-cell table:style-name="ce55"/>
          <table:table-cell table:number-columns-repeated="971"/>
        </table:table-row>
        <table:table-row table:style-name="ro14">
          <table:table-cell table:style-name="ce140"/>
          <table:table-cell table:style-name="ce155"/>
          <table:table-cell table:style-name="ce214" table:number-columns-repeated="2"/>
          <table:table-cell table:style-name="ce227"/>
          <table:table-cell table:style-name="ce215" table:number-columns-repeated="4"/>
          <table:table-cell table:style-name="ce190" table:number-columns-repeated="6"/>
          <table:table-cell table:style-name="ce155"/>
          <table:table-cell table:style-name="ce281" table:number-columns-spanned="4" table:number-rows-spanned="1"/>
          <table:covered-table-cell table:number-columns-repeated="3" table:style-name="ce281"/>
          <table:table-cell table:style-name="ce298"/>
          <table:table-cell table:style-name="ce323" table:number-columns-repeated="2"/>
          <table:table-cell table:style-name="ce337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34"/>
          <table:table-cell table:style-name="ce185" table:number-columns-repeated="9"/>
          <table:table-cell table:style-name="ce496" table:number-columns-repeated="8"/>
          <table:table-cell table:style-name="ce185"/>
          <table:table-cell table:style-name="ce549"/>
          <table:table-cell table:style-name="ce611"/>
          <table:table-cell table:style-name="ce55"/>
          <table:table-cell table:number-columns-repeated="971"/>
        </table:table-row>
        <table:table-row table:style-name="ro12">
          <table:table-cell table:style-name="ce146"/>
          <table:table-cell table:style-name="ce155"/>
          <table:table-cell table:style-name="ce215" table:number-columns-repeated="3"/>
          <table:table-cell table:style-name="ce231" office:value-type="string" table:number-columns-spanned="11" table:number-rows-spanned="1">
            <text:p>Total des indemnités d'entretien</text:p>
          </table:table-cell>
          <table:covered-table-cell table:number-columns-repeated="10" table:style-name="ce231"/>
          <table:table-cell table:style-name="ce281" office:value-type="string" table:number-columns-spanned="4" table:number-rows-spanned="1">
            <text:p><text:s/></text:p>
          </table:table-cell>
          <table:covered-table-cell table:number-columns-repeated="3" table:style-name="ce281"/>
          <table:table-cell table:style-name="ce357" office:value-type="string" office:string-value=" " table:number-columns-spanned="4" table:number-rows-spanned="1">
            <text:p><text:s text:c="2"/></text:p>
          </table:table-cell>
          <table:covered-table-cell table:number-columns-repeated="3" table:style-name="ce357"/>
          <table:table-cell table:style-name="ce398" table:formula="of:=[.Y73]+[.Y75]+[.Y77]" office:value-type="float" office:value="0" table:number-columns-spanned="4" table:number-rows-spanned="1">
            <text:p><text:s/>- € </text:p>
          </table:table-cell>
          <table:covered-table-cell table:number-columns-repeated="3" table:style-name="ce398"/>
          <table:table-cell table:style-name="ce314" table:number-columns-repeated="3"/>
          <table:table-cell table:style-name="ce334"/>
          <table:table-cell table:style-name="ce185"/>
          <table:table-cell table:style-name="ce467" office:value-type="string">
            <text:p>S.D.P.E:</text:p>
          </table:table-cell>
          <table:table-cell table:style-name="ce185" table:number-columns-repeated="5"/>
          <table:table-cell table:style-name="ce492"/>
          <table:table-cell table:style-name="ce185"/>
          <table:table-cell table:style-name="ce492" office:value-type="string">
            <text:p>Sem. déduite Parents Empl.</text:p>
          </table:table-cell>
          <table:table-cell table:style-name="ce228" table:number-columns-repeated="7"/>
          <table:table-cell table:style-name="ce185"/>
          <table:table-cell table:style-name="ce545"/>
          <table:table-cell table:style-name="ce611"/>
          <table:table-cell table:style-name="ce55"/>
          <table:table-cell table:number-columns-repeated="971"/>
        </table:table-row>
        <table:table-row table:style-name="ro14">
          <table:table-cell table:style-name="ce140"/>
          <table:table-cell table:style-name="ce155"/>
          <table:table-cell table:style-name="ce216" table:number-columns-repeated="10"/>
          <table:table-cell table:style-name="ce267" table:number-columns-repeated="3"/>
          <table:table-cell table:style-name="ce185"/>
          <table:table-cell table:style-name="ce287"/>
          <table:table-cell table:style-name="ce314" table:number-columns-repeated="2"/>
          <table:table-cell table:style-name="ce329"/>
          <table:table-cell table:style-name="ce298"/>
          <table:table-cell table:style-name="ce323" table:number-columns-repeated="2"/>
          <table:table-cell table:style-name="ce337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34"/>
          <table:table-cell table:style-name="ce182" table:number-columns-repeated="4"/>
          <table:table-cell table:style-name="ce228" table:number-columns-repeated="5"/>
          <table:table-cell table:style-name="ce185" table:number-columns-repeated="9"/>
          <table:table-cell table:style-name="ce549"/>
          <table:table-cell table:style-name="ce618"/>
          <table:table-cell table:style-name="ce55"/>
          <table:table-cell table:number-columns-repeated="971"/>
        </table:table-row>
        <table:table-row table:style-name="ro12">
          <table:table-cell table:style-name="ce155" office:value-type="string">
            <text:p>Indemnité de repas</text:p>
          </table:table-cell>
          <table:table-cell table:style-name="ce155"/>
          <table:table-cell table:style-name="ce216" table:number-columns-repeated="10"/>
          <table:table-cell table:style-name="ce267" table:number-columns-repeated="3"/>
          <table:table-cell table:style-name="ce155"/>
          <table:table-cell table:style-name="ce302" office:value-type="float" office:value="0" table:number-columns-spanned="4" table:number-rows-spanned="1">
            <text:p>0jrs</text:p>
          </table:table-cell>
          <table:covered-table-cell table:number-columns-repeated="3" table:style-name="ce302"/>
          <table:table-cell table:style-name="ce348" office:value-type="float" office:value="0" table:number-columns-spanned="4" table:number-rows-spanned="1">
            <office:annotation draw:style-name="gr3" draw:text-style-name="P2" svg:width="2.901cm" svg:height="3.454cm" svg:x="16.16cm" svg:y="28.76cm" draw:caption-point-x="-0.429cm" draw:caption-point-y="-0.224cm">
              <dc:date>2016-12-09T00:00:00</dc:date>
              <text:p text:style-name="P2"><text:span text:style-name="T3">Notez le montant des frais de repas <text:s/>négocié</text:span></text:p>
              <text:p text:style-name="P2"><text:span text:style-name="T3"><text:s/></text:span><text:span text:style-name="T3">au contrat</text:span></text:p>
            </office:annotation>
            <text:p><text:s/>- € </text:p>
          </table:table-cell>
          <table:covered-table-cell table:number-columns-repeated="3" table:style-name="ce348"/>
          <table:table-cell table:style-name="ce290" table:formula="of:=[.Q81]*[.U81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287"/>
          <table:table-cell table:style-name="ce314" table:number-columns-repeated="2"/>
          <table:table-cell table:style-name="ce334"/>
          <table:table-cell table:style-name="ce185"/>
          <table:table-cell table:style-name="ce187" office:value-type="string">
            <text:p>F:</text:p>
          </table:table-cell>
          <table:table-cell table:style-name="ce185" table:number-columns-repeated="7"/>
          <table:table-cell table:style-name="ce185" office:value-type="string">
            <text:p>Jour Férié chomé payé</text:p>
          </table:table-cell>
          <table:table-cell table:style-name="ce185" table:number-columns-repeated="8"/>
          <table:table-cell table:style-name="ce545"/>
          <table:table-cell table:style-name="ce611"/>
          <table:table-cell table:style-name="ce55"/>
          <table:table-cell table:number-columns-repeated="971"/>
        </table:table-row>
        <table:table-row table:style-name="ro14">
          <table:table-cell table:style-name="ce140"/>
          <table:table-cell table:style-name="ce155"/>
          <table:table-cell table:style-name="ce215" table:number-columns-repeated="7"/>
          <table:table-cell table:style-name="ce190" table:number-columns-repeated="6"/>
          <table:table-cell table:style-name="ce185"/>
          <table:table-cell table:style-name="ce287"/>
          <table:table-cell table:style-name="ce314" table:number-columns-repeated="2"/>
          <table:table-cell table:style-name="ce329"/>
          <table:table-cell table:style-name="ce298"/>
          <table:table-cell table:style-name="ce323" table:number-columns-repeated="2"/>
          <table:table-cell table:style-name="ce337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34"/>
          <table:table-cell table:style-name="ce182" table:number-columns-repeated="4"/>
          <table:table-cell table:style-name="ce228" table:number-columns-repeated="14"/>
          <table:table-cell table:style-name="ce549"/>
          <table:table-cell table:style-name="ce618"/>
          <table:table-cell table:style-name="ce55"/>
          <table:table-cell table:number-columns-repeated="971"/>
        </table:table-row>
        <table:table-row table:style-name="ro12">
          <table:table-cell table:style-name="ce155" office:value-type="string">
            <text:p>Indemnités de goûter</text:p>
          </table:table-cell>
          <table:table-cell table:style-name="ce155"/>
          <table:table-cell table:style-name="ce215" table:number-columns-repeated="7"/>
          <table:table-cell table:style-name="ce190" table:number-columns-repeated="6"/>
          <table:table-cell table:style-name="ce155"/>
          <table:table-cell table:style-name="ce302" office:value-type="float" office:value="0" table:number-columns-spanned="4" table:number-rows-spanned="1">
            <text:p>0jrs</text:p>
          </table:table-cell>
          <table:covered-table-cell table:number-columns-repeated="3" table:style-name="ce302"/>
          <table:table-cell table:style-name="ce348" office:value-type="float" office:value="0" table:number-columns-spanned="4" table:number-rows-spanned="1">
            <office:annotation draw:style-name="gr3" draw:text-style-name="P2" svg:width="2.901cm" svg:height="3.427cm" svg:x="16.16cm" svg:y="29.261cm" draw:caption-point-x="-0.429cm" draw:caption-point-y="-0.224cm">
              <dc:date>2016-12-09T00:00:00</dc:date>
              <text:p text:style-name="P2"><text:span text:style-name="T3">Notez le montant des frais de gouter négocié</text:span></text:p>
              <text:p text:style-name="P2"><text:span text:style-name="T3"><text:s/></text:span><text:span text:style-name="T3">au contrat</text:span></text:p>
            </office:annotation>
            <text:p><text:s/>- € </text:p>
          </table:table-cell>
          <table:covered-table-cell table:number-columns-repeated="3" table:style-name="ce348"/>
          <table:table-cell table:style-name="ce290" table:formula="of:=[.Q83]*[.U83]" office:value-type="float" office:value="0" table:number-columns-spanned="4" table:number-rows-spanned="1">
            <text:p><text:s/>- € </text:p>
          </table:table-cell>
          <table:covered-table-cell table:number-columns-repeated="3" table:style-name="ce290"/>
          <table:table-cell table:style-name="ce287"/>
          <table:table-cell table:style-name="ce314" table:number-columns-repeated="2"/>
          <table:table-cell table:style-name="ce334"/>
          <table:table-cell table:style-name="ce185"/>
          <table:table-cell table:style-name="ce468" table:number-columns-repeated="4"/>
          <table:table-cell table:style-name="ce185" table:number-columns-repeated="3"/>
          <table:table-cell table:style-name="ce468"/>
          <table:table-cell table:style-name="ce185" table:number-columns-repeated="9"/>
          <table:table-cell table:style-name="ce545"/>
          <table:table-cell table:style-name="ce611"/>
          <table:table-cell table:style-name="ce55"/>
          <table:table-cell table:number-columns-repeated="971"/>
        </table:table-row>
        <table:table-row table:style-name="ro14">
          <table:table-cell table:style-name="ce140"/>
          <table:table-cell table:style-name="ce155"/>
          <table:table-cell table:style-name="ce216" table:number-columns-repeated="10"/>
          <table:table-cell table:style-name="ce268" table:number-columns-repeated="3"/>
          <table:table-cell table:style-name="ce185"/>
          <table:table-cell table:style-name="ce287"/>
          <table:table-cell table:style-name="ce314" table:number-columns-repeated="2"/>
          <table:table-cell table:style-name="ce329"/>
          <table:table-cell table:style-name="ce298"/>
          <table:table-cell table:style-name="ce323" table:number-columns-repeated="2"/>
          <table:table-cell table:style-name="ce337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34"/>
          <table:table-cell table:style-name="ce182"/>
          <table:table-cell table:style-name="ce469"/>
          <table:table-cell table:style-name="ce481" table:number-columns-repeated="6"/>
          <table:table-cell table:style-name="ce482"/>
          <table:table-cell table:style-name="ce481" table:number-columns-repeated="9"/>
          <table:table-cell table:style-name="ce550"/>
          <table:table-cell table:style-name="ce618"/>
          <table:table-cell table:style-name="ce55"/>
          <table:table-cell table:number-columns-repeated="971"/>
        </table:table-row>
        <table:table-row table:style-name="ro12">
          <table:table-cell table:style-name="ce146"/>
          <table:table-cell table:style-name="ce155"/>
          <table:table-cell table:style-name="ce216" table:number-columns-repeated="3"/>
          <table:table-cell table:style-name="ce231" office:value-type="string" table:number-columns-spanned="11" table:number-rows-spanned="1">
            <text:p>Total des indemnités de repas</text:p>
          </table:table-cell>
          <table:covered-table-cell table:number-columns-repeated="10" table:style-name="ce231"/>
          <table:table-cell table:style-name="ce303" office:value-type="string" table:number-columns-spanned="4" table:number-rows-spanned="1">
            <text:p><text:s/></text:p>
          </table:table-cell>
          <table:covered-table-cell table:number-columns-repeated="3" table:style-name="ce303"/>
          <table:table-cell table:style-name="ce358" office:value-type="string" office:string-value=" " table:number-columns-spanned="4" table:number-rows-spanned="1">
            <text:p><text:s text:c="2"/></text:p>
          </table:table-cell>
          <table:covered-table-cell table:number-columns-repeated="3" table:style-name="ce358"/>
          <table:table-cell table:style-name="ce398" table:formula="of:=[.Y81]+[.Y83]" office:value-type="float" office:value="0" table:number-columns-spanned="4" table:number-rows-spanned="1">
            <text:p><text:s/>- € </text:p>
          </table:table-cell>
          <table:covered-table-cell table:number-columns-repeated="3" table:style-name="ce398"/>
          <table:table-cell table:style-name="ce314" table:number-columns-repeated="3"/>
          <table:table-cell table:style-name="ce334"/>
          <table:table-cell table:style-name="ce185"/>
          <table:table-cell table:style-name="ce470" office:value-type="string" table:number-columns-spanned="18" table:number-rows-spanned="1">
            <text:p>Commentaires </text:p>
          </table:table-cell>
          <table:covered-table-cell table:number-columns-repeated="17" table:style-name="ce470"/>
          <table:table-cell table:style-name="ce611"/>
          <table:table-cell table:style-name="ce55"/>
          <table:table-cell table:number-columns-repeated="971"/>
        </table:table-row>
        <table:table-row table:style-name="ro14">
          <table:table-cell table:style-name="ce140"/>
          <table:table-cell table:style-name="ce155"/>
          <table:table-cell table:style-name="ce217" table:number-columns-repeated="10"/>
          <table:table-cell table:style-name="ce155" table:number-columns-repeated="3"/>
          <table:table-cell table:style-name="ce185"/>
          <table:table-cell table:style-name="ce287"/>
          <table:table-cell table:style-name="ce314" table:number-columns-repeated="2"/>
          <table:table-cell table:style-name="ce329"/>
          <table:table-cell table:style-name="ce298"/>
          <table:table-cell table:style-name="ce323" table:number-columns-repeated="2"/>
          <table:table-cell table:style-name="ce337"/>
          <table:table-cell table:style-name="ce287"/>
          <table:table-cell table:style-name="ce314" table:number-columns-repeated="2"/>
          <table:table-cell table:style-name="ce329"/>
          <table:table-cell table:style-name="ce287"/>
          <table:table-cell table:style-name="ce314" table:number-columns-repeated="2"/>
          <table:table-cell table:style-name="ce334"/>
          <table:table-cell table:style-name="ce182"/>
          <table:table-cell table:style-name="ce471"/>
          <table:table-cell table:style-name="ce482" table:number-columns-repeated="16"/>
          <table:table-cell table:style-name="ce594"/>
          <table:table-cell table:style-name="ce618"/>
          <table:table-cell table:style-name="ce55"/>
          <table:table-cell table:number-columns-repeated="971"/>
        </table:table-row>
        <table:table-row table:style-name="ro12">
          <table:table-cell table:style-name="ce156" office:value-type="string" table:number-columns-spanned="16" table:number-rows-spanned="2">
            <text:p>Indemnités de déplacement</text:p>
          </table:table-cell>
          <table:covered-table-cell table:number-columns-repeated="15" table:style-name="ce156"/>
          <table:table-cell table:style-name="ce304" office:value-type="float" office:value="0" table:number-columns-spanned="4" table:number-rows-spanned="1">
            <text:p>0,00 km</text:p>
          </table:table-cell>
          <table:covered-table-cell table:number-columns-repeated="3" table:style-name="ce304"/>
          <table:table-cell table:style-name="ce359" office:value-type="float" office:value="0" table:number-columns-spanned="4" table:number-rows-spanned="1">
            <office:annotation draw:style-name="gr2" draw:text-style-name="P2" svg:width="4.017cm" svg:height="1.766cm" svg:x="16.16cm" svg:y="30.527cm" draw:caption-point-x="-0.429cm" draw:caption-point-y="-0.489cm">
              <dc:date>2016-12-09T00:00:00</dc:date>
              <text:p text:style-name="P2"><text:span text:style-name="T3">Notez le montant des indemnites d'entretien négociés au contrat</text:span></text:p>
              <text:p text:style-name="P2"><text:span text:style-name="T3"/></text:p>
            </office:annotation>
            <text:p><text:s/>- € </text:p>
          </table:table-cell>
          <table:covered-table-cell table:number-columns-repeated="3" table:style-name="ce359"/>
          <table:table-cell table:style-name="ce399" table:formula="of:=[.Q87]*[.U87]" office:value-type="float" office:value="0" table:number-columns-spanned="4" table:number-rows-spanned="1">
            <text:p><text:s/>- € </text:p>
          </table:table-cell>
          <table:covered-table-cell table:number-columns-repeated="3" table:style-name="ce399"/>
          <table:table-cell table:style-name="ce294"/>
          <table:table-cell table:style-name="ce319" table:number-columns-repeated="2"/>
          <table:table-cell table:style-name="ce334"/>
          <table:table-cell table:style-name="ce185"/>
          <table:table-cell table:style-name="ce472" table:number-columns-spanned="18" table:number-rows-spanned="12"/>
          <table:covered-table-cell table:number-columns-repeated="17" table:style-name="ce472"/>
          <table:table-cell table:style-name="ce609"/>
          <table:table-cell table:style-name="ce55"/>
          <table:table-cell table:number-columns-repeated="971"/>
        </table:table-row>
        <table:table-row table:style-name="ro14">
          <table:covered-table-cell table:number-columns-repeated="16" table:style-name="ce156"/>
          <table:table-cell table:style-name="ce294"/>
          <table:table-cell table:style-name="ce319" table:number-columns-repeated="2"/>
          <table:table-cell table:style-name="ce334"/>
          <table:table-cell table:style-name="ce307"/>
          <table:table-cell table:style-name="ce214" table:number-columns-repeated="2"/>
          <table:table-cell table:style-name="ce340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185"/>
          <table:covered-table-cell table:number-columns-repeated="18" table:style-name="ce472"/>
          <table:table-cell table:style-name="ce609"/>
          <table:table-cell table:style-name="ce55"/>
          <table:table-cell table:number-columns-repeated="971"/>
        </table:table-row>
        <table:table-row table:style-name="ro12">
          <table:table-cell table:style-name="ce156" office:value-type="string" table:number-columns-spanned="16" table:number-rows-spanned="1">
            <text:p>Autres indemnités diverses</text:p>
          </table:table-cell>
          <table:covered-table-cell table:number-columns-repeated="15" table:style-name="ce156"/>
          <table:table-cell table:style-name="ce305" table:number-columns-spanned="4" table:number-rows-spanned="1"/>
          <table:covered-table-cell table:number-columns-repeated="3" table:style-name="ce305"/>
          <table:table-cell table:style-name="ce360" table:number-columns-spanned="4" table:number-rows-spanned="1"/>
          <table:covered-table-cell table:number-columns-repeated="3" table:style-name="ce360"/>
          <table:table-cell table:style-name="ce359" office:value-type="float" office:value="0" table:number-columns-spanned="4" table:number-rows-spanned="1">
            <text:p><text:s/>- € </text:p>
          </table:table-cell>
          <table:covered-table-cell table:number-columns-repeated="3" table:style-name="ce359"/>
          <table:table-cell table:style-name="ce287"/>
          <table:table-cell table:style-name="ce314" table:number-columns-repeated="2"/>
          <table:table-cell table:style-name="ce334"/>
          <table:table-cell table:style-name="ce185"/>
          <table:covered-table-cell table:number-columns-repeated="18" table:style-name="ce472"/>
          <table:table-cell table:style-name="ce611"/>
          <table:table-cell table:style-name="ce632" table:number-columns-spanned="3" table:number-rows-spanned="9"/>
          <table:covered-table-cell table:number-columns-repeated="2" table:style-name="ce632"/>
          <table:table-cell table:number-columns-repeated="969"/>
        </table:table-row>
        <table:table-row table:style-name="ro14">
          <table:table-cell table:style-name="ce146"/>
          <table:table-cell table:style-name="ce185" table:number-columns-repeated="8"/>
          <table:table-cell table:style-name="ce155" table:number-columns-repeated="7"/>
          <table:table-cell table:style-name="ce287"/>
          <table:table-cell table:style-name="ce314" table:number-columns-repeated="2"/>
          <table:table-cell table:style-name="ce339"/>
          <table:table-cell table:style-name="ce361"/>
          <table:table-cell table:style-name="ce368" table:number-columns-repeated="2"/>
          <table:table-cell table:style-name="ce339"/>
          <table:table-cell table:style-name="ce361"/>
          <table:table-cell table:style-name="ce368" table:number-columns-repeated="2"/>
          <table:table-cell table:style-name="ce334"/>
          <table:table-cell table:style-name="ce287"/>
          <table:table-cell table:style-name="ce314" table:number-columns-repeated="2"/>
          <table:table-cell table:style-name="ce329"/>
          <table:table-cell table:style-name="ce155"/>
          <table:covered-table-cell table:number-columns-repeated="18" table:style-name="ce472"/>
          <table:table-cell table:style-name="ce619"/>
          <table:covered-table-cell table:number-columns-repeated="3" table:style-name="ce632"/>
          <table:table-cell table:number-columns-repeated="969"/>
        </table:table-row>
        <table:table-row table:style-name="ro12">
          <table:table-cell table:style-name="ce156" office:value-type="string" table:number-columns-spanned="16" table:number-rows-spanned="1">
            <text:p>Indemnités de rupture ou de licenciement</text:p>
          </table:table-cell>
          <table:covered-table-cell table:number-columns-repeated="15" table:style-name="ce156"/>
          <table:table-cell table:style-name="ce306" table:number-columns-spanned="4" table:number-rows-spanned="1"/>
          <table:covered-table-cell table:number-columns-repeated="3" table:style-name="ce306"/>
          <table:table-cell table:style-name="ce306" table:number-columns-spanned="4" table:number-rows-spanned="1"/>
          <table:covered-table-cell table:number-columns-repeated="3" table:style-name="ce306"/>
          <table:table-cell table:style-name="ce359" office:value-type="float" office:value="0" table:number-columns-spanned="4" table:number-rows-spanned="1">
            <text:p><text:s/>- € </text:p>
          </table:table-cell>
          <table:covered-table-cell table:number-columns-repeated="3" table:style-name="ce359"/>
          <table:table-cell table:style-name="ce294"/>
          <table:table-cell table:style-name="ce319" table:number-columns-repeated="2"/>
          <table:table-cell table:style-name="ce448"/>
          <table:table-cell table:style-name="ce460"/>
          <table:covered-table-cell table:number-columns-repeated="18" table:style-name="ce472"/>
          <table:table-cell table:style-name="ce615"/>
          <table:covered-table-cell table:number-columns-repeated="3" table:style-name="ce632"/>
          <table:table-cell table:number-columns-repeated="969"/>
        </table:table-row>
        <table:table-row table:style-name="ro14">
          <table:table-cell table:style-name="ce140"/>
          <table:table-cell table:style-name="ce155" table:number-columns-repeated="8"/>
          <table:table-cell table:style-name="ce245" table:number-columns-repeated="7"/>
          <table:table-cell table:style-name="ce294"/>
          <table:table-cell table:style-name="ce319" table:number-columns-repeated="2"/>
          <table:table-cell table:style-name="ce329"/>
          <table:table-cell table:style-name="ce294"/>
          <table:table-cell table:style-name="ce319" table:number-columns-repeated="2"/>
          <table:table-cell table:style-name="ce334"/>
          <table:table-cell table:style-name="ce400" table:number-columns-spanned="4" table:number-rows-spanned="1"/>
          <table:covered-table-cell table:number-columns-repeated="3" table:style-name="ce400"/>
          <table:table-cell table:style-name="ce294"/>
          <table:table-cell table:style-name="ce319" table:number-columns-repeated="2"/>
          <table:table-cell table:style-name="ce448"/>
          <table:table-cell table:style-name="ce460"/>
          <table:covered-table-cell table:number-columns-repeated="18" table:style-name="ce472"/>
          <table:table-cell table:style-name="ce615"/>
          <table:covered-table-cell table:number-columns-repeated="3" table:style-name="ce632"/>
          <table:table-cell table:number-columns-repeated="969"/>
        </table:table-row>
        <table:table-row table:style-name="ro12">
          <table:table-cell table:style-name="ce157" office:value-type="string" table:number-columns-spanned="16" table:number-rows-spanned="1">
            <text:p>TOTAL DES INDEMNITES </text:p>
          </table:table-cell>
          <table:covered-table-cell table:number-columns-repeated="15" table:style-name="ce157"/>
          <table:table-cell table:style-name="ce287" office:value-type="string">
            <text:p>…………………..</text:p>
          </table:table-cell>
          <table:table-cell table:style-name="ce314" table:number-columns-repeated="2"/>
          <table:table-cell table:style-name="ce329"/>
          <table:table-cell table:style-name="ce287" office:value-type="string">
            <text:p>…………………..</text:p>
          </table:table-cell>
          <table:table-cell table:style-name="ce314"/>
          <table:table-cell table:style-name="ce319"/>
          <table:table-cell table:style-name="ce334"/>
          <table:table-cell table:style-name="ce396" table:formula="of:=[.Y79]+[.Y85]+[.Y87]+[.Y89]+[.Y91]" office:value-type="float" office:value="0" table:number-columns-spanned="4" table:number-rows-spanned="1">
            <text:p><text:s/>- € </text:p>
          </table:table-cell>
          <table:covered-table-cell table:number-columns-repeated="3" table:style-name="ce396"/>
          <table:table-cell table:style-name="ce294"/>
          <table:table-cell table:style-name="ce319" table:number-columns-repeated="2"/>
          <table:table-cell table:style-name="ce449"/>
          <table:table-cell table:style-name="ce461"/>
          <table:covered-table-cell table:number-columns-repeated="18" table:style-name="ce472"/>
          <table:table-cell table:style-name="ce615"/>
          <table:covered-table-cell table:number-columns-repeated="3" table:style-name="ce632"/>
          <table:table-cell table:number-columns-repeated="969"/>
        </table:table-row>
        <table:table-row table:style-name="ro18">
          <table:table-cell table:style-name="ce158"/>
          <table:table-cell table:style-name="ce190" table:number-columns-repeated="8"/>
          <table:table-cell table:style-name="ce246" table:number-columns-repeated="7"/>
          <table:table-cell table:style-name="ce307"/>
          <table:table-cell table:style-name="ce214" table:number-columns-repeated="2"/>
          <table:table-cell table:style-name="ce340"/>
          <table:table-cell table:style-name="ce307"/>
          <table:table-cell table:style-name="ce214" table:number-columns-repeated="2"/>
          <table:table-cell table:style-name="ce340"/>
          <table:table-cell table:style-name="ce307"/>
          <table:table-cell table:style-name="ce214"/>
          <table:table-cell table:style-name="ce412"/>
          <table:table-cell table:style-name="ce419"/>
          <table:table-cell table:style-name="ce430"/>
          <table:table-cell table:style-name="ce412" table:number-columns-repeated="2"/>
          <table:table-cell table:style-name="ce340"/>
          <table:table-cell table:style-name="ce191"/>
          <table:covered-table-cell table:number-columns-repeated="18" table:style-name="ce472"/>
          <table:table-cell table:style-name="ce615"/>
          <table:covered-table-cell table:number-columns-repeated="3" table:style-name="ce632"/>
          <table:table-cell table:style-name="ce94" table:number-columns-repeated="969"/>
        </table:table-row>
        <table:table-row table:style-name="ro12">
          <table:table-cell table:style-name="ce159"/>
          <table:table-cell table:style-name="ce182" table:number-columns-repeated="3"/>
          <table:table-cell table:style-name="ce228"/>
          <table:table-cell table:style-name="ce182" table:number-columns-repeated="4"/>
          <table:table-cell table:style-name="ce247"/>
          <table:table-cell table:style-name="ce182" table:number-columns-repeated="3"/>
          <table:table-cell table:style-name="ce191" table:number-columns-repeated="3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 table:number-columns-repeated="2"/>
          <table:table-cell table:style-name="ce334"/>
          <table:table-cell table:style-name="ce294"/>
          <table:table-cell table:style-name="ce319"/>
          <table:table-cell table:style-name="ce413"/>
          <table:table-cell table:style-name="ce421"/>
          <table:table-cell table:style-name="ce431"/>
          <table:table-cell table:style-name="ce439" table:number-columns-repeated="2"/>
          <table:table-cell table:style-name="ce450"/>
          <table:table-cell table:style-name="ce191"/>
          <table:covered-table-cell table:number-columns-repeated="18" table:style-name="ce472"/>
          <table:table-cell table:style-name="ce615"/>
          <table:covered-table-cell table:number-columns-repeated="3" table:style-name="ce632"/>
          <table:table-cell table:number-columns-repeated="969"/>
        </table:table-row>
        <table:table-row table:style-name="ro18">
          <table:table-cell table:style-name="ce160"/>
          <table:table-cell table:style-name="ce191" table:number-columns-repeated="15"/>
          <table:table-cell table:style-name="ce307"/>
          <table:table-cell table:style-name="ce214" table:number-columns-repeated="2"/>
          <table:table-cell table:style-name="ce340"/>
          <table:table-cell table:style-name="ce307"/>
          <table:table-cell table:style-name="ce214" table:number-columns-repeated="2"/>
          <table:table-cell table:style-name="ce340"/>
          <table:table-cell table:style-name="ce307"/>
          <table:table-cell table:style-name="ce214" table:number-columns-repeated="2"/>
          <table:table-cell table:style-name="ce340"/>
          <table:table-cell table:style-name="ce307"/>
          <table:table-cell table:style-name="ce214" table:number-columns-repeated="2"/>
          <table:table-cell table:style-name="ce340"/>
          <table:table-cell table:style-name="ce215"/>
          <table:covered-table-cell table:number-columns-repeated="18" table:style-name="ce472"/>
          <table:table-cell table:style-name="ce620"/>
          <table:covered-table-cell table:number-columns-repeated="3" table:style-name="ce632"/>
          <table:table-cell table:style-name="ce94" table:number-columns-repeated="969"/>
        </table:table-row>
        <table:table-row table:style-name="ro12">
          <table:table-cell table:style-name="ce146"/>
          <table:table-cell table:style-name="ce192" office:value-type="string" table:number-columns-spanned="12" table:number-rows-spanned="1">
            <text:p>Acomptes versés dans le mois (5)</text:p>
          </table:table-cell>
          <table:covered-table-cell table:number-columns-repeated="11" table:style-name="ce192"/>
          <table:table-cell table:style-name="ce185" office:value-type="string">
            <text:p>.………………</text:p>
          </table:table-cell>
          <table:table-cell table:style-name="ce185" table:number-columns-repeated="2"/>
          <table:table-cell table:style-name="ce294" office:value-type="string">
            <text:p>…………………..</text:p>
          </table:table-cell>
          <table:table-cell table:style-name="ce319" table:number-columns-repeated="2"/>
          <table:table-cell table:style-name="ce334"/>
          <table:table-cell table:style-name="ce294" office:value-type="string">
            <text:p>…………………….</text:p>
          </table:table-cell>
          <table:table-cell table:style-name="ce319" table:number-columns-repeated="2"/>
          <table:table-cell table:style-name="ce334"/>
          <table:table-cell table:style-name="ce294" office:value-type="string">
            <text:p>……………………</text:p>
          </table:table-cell>
          <table:table-cell table:style-name="ce319" table:number-columns-repeated="2"/>
          <table:table-cell table:style-name="ce334"/>
          <table:table-cell table:style-name="ce432" table:number-columns-spanned="4" table:number-rows-spanned="1"/>
          <table:covered-table-cell table:number-columns-repeated="3" table:style-name="ce432"/>
          <table:table-cell table:style-name="ce185"/>
          <table:covered-table-cell table:number-columns-repeated="18" table:style-name="ce472"/>
          <table:table-cell table:style-name="ce609"/>
          <table:covered-table-cell table:number-columns-repeated="3" table:style-name="ce632"/>
          <table:table-cell table:number-columns-repeated="969"/>
        </table:table-row>
        <table:table-row table:style-name="ro12">
          <table:table-cell table:style-name="ce146"/>
          <table:table-cell table:style-name="ce182"/>
          <table:table-cell table:style-name="ce185" table:number-columns-repeated="14"/>
          <table:table-cell table:style-name="ce308"/>
          <table:table-cell table:style-name="ce325" table:number-columns-repeated="2"/>
          <table:table-cell table:style-name="ce341"/>
          <table:table-cell table:style-name="ce308"/>
          <table:table-cell table:style-name="ce325" table:number-columns-repeated="2"/>
          <table:table-cell table:style-name="ce341"/>
          <table:table-cell table:style-name="ce308"/>
          <table:table-cell table:style-name="ce325" table:number-columns-repeated="2"/>
          <table:table-cell table:style-name="ce341"/>
          <table:table-cell table:style-name="ce433" table:number-columns-spanned="4" table:number-rows-spanned="1"/>
          <table:covered-table-cell table:number-columns-repeated="3" table:style-name="ce433"/>
          <table:table-cell table:style-name="ce185"/>
          <table:covered-table-cell table:number-columns-repeated="18" table:style-name="ce472"/>
          <table:table-cell table:style-name="ce609"/>
          <table:table-cell table:style-name="ce55"/>
          <table:table-cell table:number-columns-repeated="971"/>
        </table:table-row>
        <table:table-row table:style-name="ro14">
          <table:table-cell table:style-name="ce161"/>
          <table:table-cell table:style-name="ce193"/>
          <table:table-cell table:style-name="ce218" table:number-columns-repeated="9"/>
          <table:table-cell table:style-name="ce261" table:number-columns-repeated="20"/>
          <table:table-cell table:style-name="ce451"/>
          <table:table-cell table:style-name="ce185"/>
          <table:table-cell table:style-name="ce473"/>
          <table:table-cell table:style-name="ce215" table:number-columns-repeated="16"/>
          <table:table-cell table:style-name="ce544"/>
          <table:table-cell table:style-name="ce609"/>
          <table:table-cell table:style-name="ce55"/>
          <table:table-cell table:number-columns-repeated="971"/>
        </table:table-row>
        <table:table-row table:style-name="ro12">
          <table:table-cell table:style-name="ce162"/>
          <table:table-cell table:style-name="ce194" office:value-type="string">
            <text:p>NET A PAYER</text:p>
          </table:table-cell>
          <table:table-cell table:style-name="ce150" table:number-columns-repeated="4"/>
          <table:table-cell table:style-name="ce192" table:number-columns-repeated="2"/>
          <table:table-cell table:style-name="ce244" table:formula="of:=[.Y67]+[.Y93]-[.AC97]" office:value-type="float" office:value="0" table:number-columns-spanned="6" table:number-rows-spanned="2">
            <text:p><text:s/>- € </text:p>
          </table:table-cell>
          <table:covered-table-cell table:number-columns-repeated="5" table:style-name="ce244"/>
          <table:table-cell table:style-name="ce185"/>
          <table:table-cell table:style-name="ce155" office:value-type="string">
            <text:p>Date de paiement:</text:p>
          </table:table-cell>
          <table:table-cell table:style-name="ce185" table:number-columns-repeated="4"/>
          <table:table-cell table:style-name="ce362" table:number-columns-spanned="12" table:number-rows-spanned="1"/>
          <table:covered-table-cell table:number-columns-repeated="11" table:style-name="ce362"/>
          <table:table-cell table:style-name="ce185"/>
          <table:table-cell table:style-name="ce474" office:value-type="string" table:number-columns-spanned="18" table:number-rows-spanned="2">
            <text:p>Jours et Heures d'accueil du mois - Cumul annuel</text:p>
          </table:table-cell>
          <table:covered-table-cell table:number-columns-repeated="17" table:style-name="ce474"/>
          <table:table-cell table:style-name="ce609"/>
          <table:table-cell table:style-name="ce55"/>
          <table:table-cell table:number-columns-repeated="971"/>
        </table:table-row>
        <table:table-row table:style-name="ro14">
          <table:table-cell table:style-name="ce163"/>
          <table:table-cell table:style-name="ce195"/>
          <table:table-cell table:style-name="ce192" table:number-columns-repeated="6"/>
          <table:covered-table-cell table:number-columns-repeated="6" table:style-name="ce244"/>
          <table:table-cell table:style-name="ce185" table:number-columns-repeated="17"/>
          <table:table-cell table:style-name="ce452"/>
          <table:table-cell table:style-name="ce185"/>
          <table:covered-table-cell table:number-columns-repeated="18" table:style-name="ce474"/>
          <table:table-cell table:style-name="ce609"/>
          <table:table-cell table:style-name="ce55"/>
          <table:table-cell table:number-columns-repeated="971"/>
        </table:table-row>
        <table:table-row table:style-name="ro12">
          <table:table-cell table:style-name="ce162"/>
          <table:table-cell table:style-name="ce195"/>
          <table:table-cell table:style-name="ce192" table:number-columns-repeated="9"/>
          <table:table-cell table:style-name="ce185" table:number-columns-repeated="20"/>
          <table:table-cell table:style-name="ce452"/>
          <table:table-cell table:style-name="ce185"/>
          <table:table-cell table:style-name="ce475" office:value-type="string">
            <text:p>Nbre de jours travaillés de 8 h et + </text:p>
          </table:table-cell>
          <table:table-cell table:style-name="ce155" table:number-columns-repeated="11"/>
          <table:table-cell table:style-name="ce519"/>
          <table:table-cell table:style-name="ce523" table:formula="of:=SUM([.BA29:.BA59])" office:value-type="float" office:value="0" table:number-columns-spanned="5" table:number-rows-spanned="1">
            <text:p>0jrs</text:p>
          </table:table-cell>
          <table:covered-table-cell table:number-columns-repeated="4" table:style-name="ce523"/>
          <table:table-cell table:style-name="ce609"/>
          <table:table-cell table:style-name="ce55"/>
          <table:table-cell table:number-columns-repeated="971"/>
        </table:table-row>
        <table:table-row table:style-name="ro14">
          <table:table-cell table:style-name="ce162"/>
          <table:table-cell table:style-name="ce195"/>
          <table:table-cell table:style-name="ce192" table:number-columns-repeated="9"/>
          <table:table-cell table:style-name="ce185" table:number-columns-repeated="20"/>
          <table:table-cell table:style-name="ce452"/>
          <table:table-cell table:style-name="ce185"/>
          <table:table-cell table:style-name="ce140"/>
          <table:table-cell table:style-name="ce155" table:number-columns-repeated="16"/>
          <table:table-cell table:style-name="ce595"/>
          <table:table-cell table:style-name="ce609"/>
          <table:table-cell table:style-name="ce55"/>
          <table:table-cell table:number-columns-repeated="971"/>
        </table:table-row>
        <table:table-row table:style-name="ro12">
          <table:table-cell table:style-name="ce162"/>
          <table:table-cell table:style-name="ce196" office:value-type="string">
            <text:p>Chèque ou Virement N° : </text:p>
          </table:table-cell>
          <table:table-cell table:style-name="ce192" table:number-columns-repeated="8"/>
          <table:table-cell table:style-name="ce253" table:number-columns-spanned="5" table:number-rows-spanned="1"/>
          <table:covered-table-cell table:number-columns-repeated="4" table:style-name="ce253"/>
          <table:table-cell table:style-name="ce155" office:value-type="string">
            <text:p>Banque :</text:p>
          </table:table-cell>
          <table:table-cell table:style-name="ce185" table:number-columns-repeated="3"/>
          <table:table-cell table:style-name="ce342" table:number-columns-spanned="13" table:number-rows-spanned="1"/>
          <table:covered-table-cell table:number-columns-repeated="12" table:style-name="ce342"/>
          <table:table-cell table:style-name="ce185"/>
          <table:table-cell table:style-name="ce140"/>
          <table:table-cell table:style-name="ce155" table:number-columns-repeated="5"/>
          <table:table-cell table:style-name="ce155" office:value-type="string">
            <text:p>Cumul Annuel <text:s text:c="5"/>:</text:p>
          </table:table-cell>
          <table:table-cell table:style-name="ce155" table:number-columns-repeated="5"/>
          <table:table-cell table:style-name="ce520" table:formula="of:=[.AU102]" office:value-type="float" office:value="0" table:number-columns-spanned="5" table:number-rows-spanned="1">
            <text:p>0jrs</text:p>
          </table:table-cell>
          <table:covered-table-cell table:number-columns-repeated="4" table:style-name="ce520"/>
          <table:table-cell table:style-name="ce595"/>
          <table:table-cell table:style-name="ce609"/>
          <table:table-cell table:style-name="ce55"/>
          <table:table-cell table:number-columns-repeated="971"/>
        </table:table-row>
        <table:table-row table:style-name="ro14">
          <table:table-cell table:style-name="ce163"/>
          <table:table-cell table:style-name="ce197"/>
          <table:table-cell table:style-name="ce185"/>
          <table:table-cell table:style-name="ce155"/>
          <table:table-cell table:style-name="ce185"/>
          <table:table-cell table:style-name="ce155" table:number-columns-repeated="8"/>
          <table:table-cell table:style-name="ce185" table:number-columns-repeated="10"/>
          <table:table-cell table:style-name="ce155" table:number-columns-repeated="7"/>
          <table:table-cell table:style-name="ce185"/>
          <table:table-cell table:style-name="ce453"/>
          <table:table-cell table:style-name="ce319"/>
          <table:table-cell table:style-name="ce476"/>
          <table:table-cell table:style-name="ce155" table:number-columns-repeated="16"/>
          <table:table-cell table:style-name="ce595"/>
          <table:table-cell table:style-name="ce621"/>
          <table:table-cell table:style-name="ce55"/>
          <table:table-cell table:number-columns-repeated="971"/>
        </table:table-row>
        <table:table-row table:style-name="ro12">
          <table:table-cell table:style-name="ce162"/>
          <table:table-cell table:style-name="ce195"/>
          <table:table-cell table:style-name="ce219" table:number-columns-repeated="11"/>
          <table:table-cell table:style-name="ce185" table:number-columns-repeated="6"/>
          <table:table-cell table:style-name="ce189" table:number-columns-repeated="7"/>
          <table:table-cell table:style-name="ce185" table:number-columns-repeated="5"/>
          <table:table-cell table:style-name="ce454"/>
          <table:table-cell table:style-name="ce462"/>
          <table:table-cell table:style-name="ce140"/>
          <table:table-cell table:style-name="ce155" table:number-columns-repeated="16"/>
          <table:table-cell table:style-name="ce595"/>
          <table:table-cell table:style-name="ce609"/>
          <table:table-cell table:style-name="ce55"/>
          <table:table-cell table:number-columns-repeated="971"/>
        </table:table-row>
        <table:table-row table:style-name="ro14">
          <table:table-cell table:style-name="ce163"/>
          <table:table-cell table:style-name="ce198"/>
          <table:table-cell table:style-name="ce185" table:number-columns-repeated="7"/>
          <table:table-cell table:style-name="ce248" table:number-columns-spanned="11" table:number-rows-spanned="1"/>
          <table:covered-table-cell table:number-columns-repeated="10" table:style-name="ce248"/>
          <table:table-cell table:style-name="ce319" table:number-columns-repeated="3"/>
          <table:table-cell table:style-name="ce248" table:number-columns-spanned="8" table:number-rows-spanned="1"/>
          <table:covered-table-cell table:number-columns-repeated="7" table:style-name="ce248"/>
          <table:table-cell table:style-name="ce452"/>
          <table:table-cell table:style-name="ce185"/>
          <table:table-cell table:style-name="ce140"/>
          <table:table-cell table:style-name="ce155" table:number-columns-repeated="16"/>
          <table:table-cell table:style-name="ce595"/>
          <table:table-cell table:style-name="ce621"/>
          <table:table-cell table:style-name="ce55"/>
          <table:table-cell table:number-columns-repeated="971"/>
        </table:table-row>
        <table:table-row table:style-name="ro12">
          <table:table-cell table:style-name="ce146"/>
          <table:table-cell table:style-name="ce199" office:value-type="string">
            <text:p>Signature de l'employeur :</text:p>
          </table:table-cell>
          <table:table-cell table:style-name="ce185" table:number-columns-repeated="29"/>
          <table:table-cell table:style-name="ce452"/>
          <table:table-cell table:style-name="ce185"/>
          <table:table-cell table:style-name="ce475" office:value-type="string">
            <text:p>Nbre hrs pour les jours de - de 8 h</text:p>
          </table:table-cell>
          <table:table-cell table:style-name="ce155" table:number-columns-repeated="12"/>
          <table:table-cell table:style-name="ce521" table:formula="of:=SUM([.BB29:.BB59])" office:value-type="float" office:value="0" table:number-columns-spanned="5" table:number-rows-spanned="1">
            <text:p>0,00hrs</text:p>
          </table:table-cell>
          <table:covered-table-cell table:number-columns-repeated="4" table:style-name="ce521"/>
          <table:table-cell table:style-name="ce622"/>
          <table:table-cell table:style-name="ce55"/>
          <table:table-cell table:number-columns-repeated="971"/>
        </table:table-row>
        <table:table-row table:style-name="ro14">
          <table:table-cell table:style-name="ce164"/>
          <table:table-cell table:style-name="ce200"/>
          <table:table-cell table:style-name="ce220" table:number-columns-repeated="29"/>
          <table:table-cell table:style-name="ce455"/>
          <table:table-cell table:style-name="ce220"/>
          <table:table-cell table:style-name="ce140"/>
          <table:table-cell table:style-name="ce155" table:number-columns-repeated="12"/>
          <table:table-cell table:style-name="ce155" office:value-type="string">
            <text:p><text:s/></text:p>
          </table:table-cell>
          <table:table-cell table:style-name="ce155" table:number-columns-repeated="3"/>
          <table:table-cell table:style-name="ce595"/>
          <table:table-cell table:style-name="ce623"/>
          <table:table-cell table:style-name="ce55"/>
          <table:table-cell table:number-columns-repeated="971"/>
        </table:table-row>
        <table:table-row table:style-name="ro12">
          <table:table-cell table:style-name="ce146"/>
          <table:table-cell table:style-name="ce199"/>
          <table:table-cell table:style-name="ce185" table:number-columns-repeated="29"/>
          <table:table-cell table:style-name="ce452"/>
          <table:table-cell table:style-name="ce185"/>
          <table:table-cell table:style-name="ce140"/>
          <table:table-cell table:style-name="ce155" table:number-columns-repeated="5"/>
          <table:table-cell table:style-name="ce155" office:value-type="string">
            <text:p>Cumul Annuel <text:s text:c="5"/>:</text:p>
          </table:table-cell>
          <table:table-cell table:style-name="ce155" table:number-columns-repeated="5"/>
          <table:table-cell table:style-name="ce521" table:formula="of:=[.AU108]" office:value-type="float" office:value="0" table:number-columns-spanned="5" table:number-rows-spanned="1">
            <text:p>0,00hrs</text:p>
          </table:table-cell>
          <table:covered-table-cell table:number-columns-repeated="4" table:style-name="ce521"/>
          <table:table-cell table:style-name="ce595"/>
          <table:table-cell/>
          <table:table-cell table:style-name="ce55"/>
          <table:table-cell table:number-columns-repeated="971"/>
        </table:table-row>
        <table:table-row table:style-name="ro14">
          <table:table-cell table:style-name="ce146"/>
          <table:table-cell table:style-name="ce201"/>
          <table:table-cell table:style-name="ce221" table:number-columns-repeated="29"/>
          <table:table-cell table:style-name="ce456"/>
          <table:table-cell table:style-name="ce185"/>
          <table:table-cell table:style-name="ce477"/>
          <table:table-cell table:style-name="ce468" table:number-columns-repeated="16"/>
          <table:table-cell table:style-name="ce596"/>
          <table:table-cell/>
          <table:table-cell table:style-name="ce55"/>
          <table:table-cell table:number-columns-repeated="971"/>
        </table:table-row>
        <table:table-row table:style-name="ro19">
          <table:table-cell table:style-name="ce146"/>
          <table:table-cell table:style-name="ce185"/>
          <table:table-cell table:style-name="ce222"/>
          <table:table-cell table:style-name="ce185" table:number-columns-repeated="24"/>
          <table:table-cell table:style-name="ce222" office:value-type="string">
            <text:p>Maryjo 2015</text:p>
          </table:table-cell>
          <table:table-cell table:style-name="ce185" table:number-columns-repeated="5"/>
          <table:table-cell table:style-name="ce174" table:number-columns-repeated="17"/>
          <table:table-cell table:style-name="ce597"/>
          <table:table-cell/>
          <table:table-cell table:style-name="ce55"/>
          <table:table-cell table:number-columns-repeated="971"/>
        </table:table-row>
        <table:table-row table:style-name="ro14">
          <table:table-cell table:style-name="ce146"/>
          <table:table-cell table:style-name="ce202" office:value-type="string" table:number-columns-spanned="9" table:number-rows-spanned="3">
            <text:p>Net Imposable Assmat du mois: </text:p>
          </table:table-cell>
          <table:covered-table-cell table:number-columns-repeated="8" table:style-name="ce202"/>
          <table:table-cell table:style-name="ce254" table:formula="of:=[.Y67]+[.AC56]+[.AC55]+[.Y93]-[.Y91]" office:value-type="float" office:value="0" table:number-columns-spanned="5" table:number-rows-spanned="3">
            <text:p>0,00 €</text:p>
          </table:table-cell>
          <table:covered-table-cell table:number-columns-repeated="4" table:style-name="ce254"/>
          <table:table-cell table:style-name="ce202" office:value-type="string" table:number-columns-spanned="12" table:number-rows-spanned="3">
            <text:p>Net imposable du mois : </text:p>
          </table:table-cell>
          <table:covered-table-cell table:number-columns-repeated="11" table:style-name="ce202"/>
          <table:table-cell table:style-name="ce422" table:formula="of:=[.Y67]+[.AC55]+[.AC56]" office:value-type="float" office:value="0" table:number-columns-spanned="6" table:number-rows-spanned="3">
            <text:p>0,00 €</text:p>
          </table:table-cell>
          <table:covered-table-cell table:number-columns-repeated="5" table:style-name="ce422"/>
          <table:table-cell table:style-name="ce189" table:number-columns-spanned="10" table:number-rows-spanned="3"/>
          <table:covered-table-cell table:number-columns-repeated="9" table:style-name="ce189"/>
          <table:table-cell table:style-name="ce512" table:number-columns-spanned="7" table:number-rows-spanned="3"/>
          <table:covered-table-cell table:number-columns-repeated="6" table:style-name="ce512"/>
          <table:table-cell table:style-name="ce545"/>
          <table:table-cell/>
          <table:table-cell table:style-name="ce55"/>
          <table:table-cell table:number-columns-repeated="971"/>
        </table:table-row>
        <table:table-row table:style-name="ro7">
          <table:table-cell table:style-name="ce146"/>
          <table:covered-table-cell table:number-columns-repeated="9" table:style-name="ce202"/>
          <table:covered-table-cell table:number-columns-repeated="5" table:style-name="ce254"/>
          <table:covered-table-cell table:number-columns-repeated="12" table:style-name="ce202"/>
          <table:covered-table-cell table:number-columns-repeated="6" table:style-name="ce422"/>
          <table:covered-table-cell table:number-columns-repeated="10" table:style-name="ce189"/>
          <table:covered-table-cell table:number-columns-repeated="7" table:style-name="ce512"/>
          <table:table-cell table:style-name="ce545"/>
          <table:table-cell/>
          <table:table-cell table:style-name="ce55"/>
          <table:table-cell table:number-columns-repeated="971"/>
        </table:table-row>
        <table:table-row table:style-name="ro14">
          <table:table-cell table:style-name="ce146"/>
          <table:covered-table-cell table:number-columns-repeated="9" table:style-name="ce202"/>
          <table:covered-table-cell table:number-columns-repeated="5" table:style-name="ce254"/>
          <table:covered-table-cell table:number-columns-repeated="12" table:style-name="ce202"/>
          <table:covered-table-cell table:number-columns-repeated="6" table:style-name="ce422"/>
          <table:covered-table-cell table:number-columns-repeated="10" table:style-name="ce189"/>
          <table:covered-table-cell table:number-columns-repeated="7" table:style-name="ce512"/>
          <table:table-cell table:style-name="ce545"/>
          <table:table-cell/>
          <table:table-cell table:style-name="ce55"/>
          <table:table-cell table:number-columns-repeated="971"/>
        </table:table-row>
        <table:table-row table:style-name="ro7">
          <table:table-cell table:style-name="ce146"/>
          <table:table-cell table:style-name="ce203" office:value-type="string" table:number-columns-spanned="9" table:number-rows-spanned="2">
            <text:p>Cumul imposable Assmat annuel:</text:p>
          </table:table-cell>
          <table:covered-table-cell table:number-columns-repeated="8" table:style-name="ce203"/>
          <table:table-cell table:style-name="ce255" table:number-columns-spanned="5" table:number-rows-spanned="2"/>
          <table:covered-table-cell table:number-columns-repeated="4" table:style-name="ce255"/>
          <table:table-cell table:style-name="ce202" office:value-type="string" table:number-columns-spanned="12" table:number-rows-spanned="2">
            <text:p>Cumul net imposable :</text:p>
          </table:table-cell>
          <table:covered-table-cell table:number-columns-repeated="11" table:style-name="ce202"/>
          <table:table-cell table:style-name="ce255" table:number-columns-spanned="6" table:number-rows-spanned="2"/>
          <table:covered-table-cell table:number-columns-repeated="5" table:style-name="ce255"/>
          <table:table-cell table:style-name="ce189" table:number-columns-spanned="10" table:number-rows-spanned="2"/>
          <table:covered-table-cell table:number-columns-repeated="9" table:style-name="ce189"/>
          <table:table-cell table:style-name="ce513" table:number-columns-spanned="7" table:number-rows-spanned="2"/>
          <table:covered-table-cell table:number-columns-repeated="6" table:style-name="ce513"/>
          <table:table-cell table:style-name="ce545"/>
          <table:table-cell/>
          <table:table-cell table:style-name="ce55"/>
          <table:table-cell table:number-columns-repeated="971"/>
        </table:table-row>
        <table:table-row table:style-name="ro14">
          <table:table-cell table:style-name="ce146"/>
          <table:covered-table-cell table:number-columns-repeated="9" table:style-name="ce203"/>
          <table:covered-table-cell table:number-columns-repeated="5" table:style-name="ce255"/>
          <table:covered-table-cell table:number-columns-repeated="12" table:style-name="ce202"/>
          <table:covered-table-cell table:number-columns-repeated="6" table:style-name="ce255"/>
          <table:covered-table-cell table:number-columns-repeated="10" table:style-name="ce189"/>
          <table:covered-table-cell table:number-columns-repeated="7" table:style-name="ce513"/>
          <table:table-cell table:style-name="ce545"/>
          <table:table-cell/>
          <table:table-cell table:style-name="ce55"/>
          <table:table-cell table:number-columns-repeated="971"/>
        </table:table-row>
        <table:table-row table:style-name="ro20">
          <table:table-cell table:style-name="ce146"/>
          <table:table-cell table:style-name="ce185" table:number-columns-repeated="49"/>
          <table:table-cell table:style-name="ce545"/>
          <table:table-cell/>
          <table:table-cell table:style-name="ce55"/>
          <table:table-cell table:number-columns-repeated="971"/>
        </table:table-row>
        <table:table-row table:style-name="ro21">
          <table:table-cell table:style-name="ce146"/>
          <table:table-cell table:style-name="ce204" office:value-type="string" table:number-columns-spanned="5" table:number-rows-spanned="2">
            <text:p>CP (N)</text:p>
          </table:table-cell>
          <table:covered-table-cell table:number-columns-repeated="4" table:style-name="ce204"/>
          <table:table-cell table:style-name="ce234" office:value-type="string" table:number-columns-spanned="8" table:number-rows-spanned="1">
            <text:p>Nombre de mois travaillés:</text:p>
          </table:table-cell>
          <table:covered-table-cell table:number-columns-repeated="7" table:style-name="ce234"/>
          <table:table-cell table:style-name="ce274" table:content-validation-name="val3" office:value-type="float" office:value="0">
            <office:annotation draw:style-name="gr2" draw:text-style-name="P2" svg:width="4.017cm" svg:height="1.663cm" svg:x="10.527cm" svg:y="39.588cm" draw:caption-point-x="-0.428cm" draw:caption-point-y="-0.698cm">
              <dc:date>2016-12-09T00:00:00</dc:date>
              <text:p text:style-name="P2"><text:span text:style-name="T2">N'oubliez pas de reporter les éléments du bulletin de salaire du 31/12</text:span></text:p>
              <text:p text:style-name="P2"><text:span text:style-name="T2"/></text:p>
              <text:p text:style-name="P2"><text:span text:style-name="T2"/></text:p>
            </office:annotation>
            <text:p>0</text:p>
          </table:table-cell>
          <table:table-cell table:style-name="ce276" table:content-validation-name="val3" office:value-type="string" table:number-columns-spanned="5" table:number-rows-spanned="2">
            <text:p>Nbre de jours ouvrables acquis</text:p>
          </table:table-cell>
          <table:covered-table-cell table:number-columns-repeated="4" table:style-name="ce276" table:content-validation-name="val3"/>
          <table:table-cell table:style-name="ce363" table:formula="of:=ROUNDUP(IF([.$O$119]&gt;0;IF([.$O$119]*2.5&gt;=30;30;[.$O$119]*2.5);(IF([.$O$120]&gt;0;IF([.$O$120]/4*2.5&gt;=30;30;[.$O$120]/4*2.5))));0)" office:value-type="float" office:value="0" table:number-columns-spanned="2" table:number-rows-spanned="2">
            <text:p>0</text:p>
          </table:table-cell>
          <table:covered-table-cell table:style-name="ce363"/>
          <table:table-cell table:style-name="ce376" office:value-type="string" table:number-columns-spanned="5" table:number-rows-spanned="2">
            <text:p>Nbre de jrs enfants - de 15 ans</text:p>
          </table:table-cell>
          <table:covered-table-cell table:number-columns-repeated="4" table:style-name="ce376"/>
          <table:table-cell table:style-name="ce423" office:value-type="float" office:value="0" table:number-columns-spanned="1" table:number-rows-spanned="2">
            <office:annotation draw:style-name="gr2" draw:text-style-name="P2" svg:width="4.012cm" svg:height="3.132cm" svg:x="18.726cm" svg:y="39.588cm" draw:caption-point-x="-0.429cm" draw:caption-point-y="-0.698cm">
              <dc:date>2016-12-09T00:00:00</dc:date>
              <text:p text:style-name="P2"><text:span text:style-name="T10">Au 31 Mai, si vous n'avez pas acquis 30 jours ouvrables, vous avez droit à 2 jours supplémentaires de congé par enfant agé de moins de 15 ans au 30 avril de l'année de référence dans la limite de 30 jours ouvrables.</text:span></text:p>
              <text:p text:style-name="P2"><text:span text:style-name="T10"/></text:p>
              <text:p text:style-name="P2"><text:span text:style-name="T10"/></text:p>
            </office:annotation>
            <text:p>0</text:p>
          </table:table-cell>
          <table:table-cell table:style-name="ce434" office:value-type="string" table:number-columns-spanned="4" table:number-rows-spanned="2">
            <text:p>Total jours ouvrables acquis</text:p>
          </table:table-cell>
          <table:covered-table-cell table:number-columns-repeated="3" table:style-name="ce434"/>
          <table:table-cell table:style-name="ce463" table:formula="of:=IF([.$U$119]+[.$AB$119]&gt;=30;30;[.$U$119]+[.$AB$119])" office:value-type="float" office:value="0" table:number-columns-spanned="2" table:number-rows-spanned="2">
            <text:p>0</text:p>
          </table:table-cell>
          <table:covered-table-cell table:style-name="ce463"/>
          <table:table-cell table:style-name="ce483" office:value-type="string" table:number-columns-spanned="5" table:number-rows-spanned="2">
            <text:p>Nbre jrs <text:s/>de fraction.</text:p>
          </table:table-cell>
          <table:covered-table-cell table:number-columns-repeated="4" table:style-name="ce483"/>
          <table:table-cell table:style-name="ce493" office:value-type="float" office:value="0" table:number-columns-spanned="2" table:number-rows-spanned="2">
            <text:p>0</text:p>
          </table:table-cell>
          <table:covered-table-cell table:style-name="ce493"/>
          <table:table-cell table:style-name="ce504" office:value-type="string" table:number-columns-spanned="3" table:number-rows-spanned="2">
            <text:p>Nbre jrs <text:s/>pris:</text:p>
          </table:table-cell>
          <table:covered-table-cell table:number-columns-repeated="2" table:style-name="ce504"/>
          <table:table-cell table:style-name="ce516" office:value-type="float" office:value="0" table:number-columns-spanned="1" table:number-rows-spanned="2">
            <text:p>0</text:p>
          </table:table-cell>
          <table:table-cell table:style-name="ce522" office:value-type="string" table:number-columns-spanned="2" table:number-rows-spanned="2">
            <text:p>Solde: </text:p>
          </table:table-cell>
          <table:covered-table-cell table:style-name="ce522"/>
          <table:table-cell table:style-name="ce527" table:formula="of:=[.AG119]+[.AN119]-[.AS119]" office:value-type="float" office:value="0" table:number-columns-spanned="3" table:number-rows-spanned="2">
            <text:p>0jrs</text:p>
          </table:table-cell>
          <table:covered-table-cell table:number-columns-repeated="2" table:style-name="ce527"/>
          <table:table-cell table:style-name="ce545"/>
          <table:table-cell/>
          <table:table-cell table:style-name="ce633" table:number-columns-repeated="6"/>
          <table:table-cell table:number-columns-repeated="966"/>
        </table:table-row>
        <table:table-row table:style-name="ro10">
          <table:table-cell table:style-name="ce146"/>
          <table:covered-table-cell table:number-columns-repeated="5" table:style-name="ce204"/>
          <table:table-cell table:style-name="ce235" office:value-type="string" table:number-columns-spanned="8" table:number-rows-spanned="1">
            <text:p>Ou Nbre de semaines travaillées:</text:p>
          </table:table-cell>
          <table:covered-table-cell table:number-columns-repeated="7" table:style-name="ce235"/>
          <table:table-cell table:style-name="ce275" table:content-validation-name="val4" office:value-type="float" office:value="0">
            <text:p>0</text:p>
          </table:table-cell>
          <table:covered-table-cell table:style-name="ce276"/>
          <table:covered-table-cell table:number-columns-repeated="4" table:style-name="ce276" table:content-validation-name="val3"/>
          <table:covered-table-cell table:number-columns-repeated="2" table:style-name="ce363"/>
          <table:covered-table-cell table:number-columns-repeated="5" table:style-name="ce376"/>
          <table:covered-table-cell table:style-name="ce423"/>
          <table:covered-table-cell table:number-columns-repeated="4" table:style-name="ce434"/>
          <table:covered-table-cell table:number-columns-repeated="2" table:style-name="ce463"/>
          <table:covered-table-cell table:number-columns-repeated="5" table:style-name="ce483"/>
          <table:covered-table-cell table:number-columns-repeated="2" table:style-name="ce493"/>
          <table:covered-table-cell table:number-columns-repeated="3" table:style-name="ce504"/>
          <table:covered-table-cell table:style-name="ce516"/>
          <table:covered-table-cell table:number-columns-repeated="2" table:style-name="ce522"/>
          <table:covered-table-cell table:number-columns-repeated="3" table:style-name="ce527"/>
          <table:table-cell table:style-name="ce545"/>
          <table:table-cell/>
          <table:table-cell table:style-name="ce633" table:number-columns-repeated="6"/>
          <table:table-cell table:number-columns-repeated="966"/>
        </table:table-row>
        <table:table-row table:style-name="ro20">
          <table:table-cell table:style-name="ce146"/>
          <table:table-cell table:style-name="ce185" table:number-columns-repeated="5"/>
          <table:table-cell table:style-name="ce236" table:number-columns-repeated="9"/>
          <table:table-cell table:style-name="ce185"/>
          <table:table-cell table:style-name="ce236" table:number-columns-repeated="5"/>
          <table:table-cell table:style-name="ce185" table:number-columns-repeated="2"/>
          <table:table-cell table:style-name="ce236" table:number-columns-repeated="5"/>
          <table:table-cell table:style-name="ce182"/>
          <table:table-cell table:style-name="ce236" table:number-columns-repeated="5"/>
          <table:table-cell table:style-name="ce185" table:number-columns-repeated="2"/>
          <table:table-cell table:style-name="ce236" table:number-columns-repeated="4"/>
          <table:table-cell table:style-name="ce497"/>
          <table:table-cell table:style-name="ce185"/>
          <table:table-cell table:style-name="ce236" table:number-columns-repeated="2"/>
          <table:table-cell table:style-name="ce185"/>
          <table:table-cell table:style-name="ce236" table:number-columns-repeated="2"/>
          <table:table-cell table:style-name="ce185" table:number-columns-repeated="3"/>
          <table:table-cell table:style-name="ce545"/>
          <table:table-cell/>
          <table:table-cell table:style-name="ce633" table:number-columns-repeated="6"/>
          <table:table-cell table:number-columns-repeated="966"/>
        </table:table-row>
        <table:table-row table:style-name="ro21">
          <table:table-cell table:style-name="ce146"/>
          <table:table-cell table:style-name="ce205" office:value-type="string" table:number-columns-spanned="5" table:number-rows-spanned="2">
            <text:p>CP (N-1)</text:p>
          </table:table-cell>
          <table:covered-table-cell table:number-columns-repeated="4" table:style-name="ce205"/>
          <table:table-cell table:style-name="ce234" office:value-type="string" table:number-columns-spanned="8" table:number-rows-spanned="1">
            <text:p>Nombre de mois travaillés:</text:p>
          </table:table-cell>
          <table:covered-table-cell table:number-columns-repeated="7" table:style-name="ce234"/>
          <table:table-cell table:style-name="ce274" table:content-validation-name="val3" office:value-type="float" office:value="0">
            <office:annotation draw:style-name="gr2" draw:text-style-name="P2" svg:width="4.017cm" svg:height="1.317cm" svg:x="10.527cm" svg:y="41.251cm" draw:caption-point-x="-0.428cm" draw:caption-point-y="-0.701cm">
              <dc:date>2016-12-09T00:00:00</dc:date>
              <text:p text:style-name="P2"><text:span text:style-name="T2">N'oubliez pas de reporter les éléments du bulletin de salaire du 31/12</text:span></text:p>
              <text:p text:style-name="P2"><text:span text:style-name="T2"/></text:p>
              <text:p text:style-name="P2"><text:span text:style-name="T2"/></text:p>
            </office:annotation>
            <text:p>0</text:p>
          </table:table-cell>
          <table:table-cell table:style-name="ce276" table:content-validation-name="val3" office:value-type="string" table:number-columns-spanned="5" table:number-rows-spanned="2">
            <text:p>Nbre de jours ouvrables acquis</text:p>
          </table:table-cell>
          <table:covered-table-cell table:number-columns-repeated="4" table:style-name="ce276" table:content-validation-name="val3"/>
          <table:table-cell table:style-name="ce363" table:formula="of:=ROUNDUP(IF([.$O$122]&gt;0;IF([.$O$122]*2.5&gt;=30;30;[.$O$122]*2.5);(IF([.$O$123]&gt;0;IF([.$O$123]/4*2.5&gt;=30;30;[.$O$123]/4*2.5))));0)" office:value-type="float" office:value="0" table:number-columns-spanned="2" table:number-rows-spanned="2">
            <text:p>0</text:p>
          </table:table-cell>
          <table:covered-table-cell table:style-name="ce363"/>
          <table:table-cell table:style-name="ce376" office:value-type="string" table:number-columns-spanned="5" table:number-rows-spanned="2">
            <text:p>Nbre de jrs enfants - de 15 ans</text:p>
          </table:table-cell>
          <table:covered-table-cell table:number-columns-repeated="4" table:style-name="ce376"/>
          <table:table-cell table:style-name="ce423" office:value-type="float" office:value="0" table:number-columns-spanned="1" table:number-rows-spanned="2">
            <office:annotation draw:style-name="gr2" draw:text-style-name="P2" svg:width="4.012cm" svg:height="3.705cm" svg:x="18.726cm" svg:y="41.251cm" draw:caption-point-x="-0.429cm" draw:caption-point-y="-0.701cm">
              <dc:date>2016-12-09T00:00:00</dc:date>
              <text:p text:style-name="P2"><text:span text:style-name="T10">Au 31 Mai, si vous n'avez pas acquis 30 jours ouvrables, vous avez droit à 2 jours supplémentaires de congé par enfant agé de moins de 15 ans au 30 avril de l'année de référence dans la limite de 30 jours ouvrables.</text:span></text:p>
              <text:p text:style-name="P2"><text:span text:style-name="T10"/></text:p>
              <text:p text:style-name="P2"><text:span text:style-name="T10"/></text:p>
            </office:annotation>
            <text:p>0</text:p>
          </table:table-cell>
          <table:table-cell table:style-name="ce434" office:value-type="string" table:number-columns-spanned="4" table:number-rows-spanned="2">
            <text:p>Total jours ouvrables acquis</text:p>
          </table:table-cell>
          <table:covered-table-cell table:number-columns-repeated="3" table:style-name="ce434"/>
          <table:table-cell table:style-name="ce463" table:formula="of:=IF([.$U$122]+[.$AB$122]&gt;=30;30;[.$U$122]+[.$AB$122])" office:value-type="float" office:value="0" table:number-columns-spanned="2" table:number-rows-spanned="2">
            <text:p>0</text:p>
          </table:table-cell>
          <table:covered-table-cell table:style-name="ce463"/>
          <table:table-cell table:style-name="ce483" office:value-type="string" table:number-columns-spanned="5" table:number-rows-spanned="2">
            <text:p>Nbre jrs <text:s/>de fraction.</text:p>
          </table:table-cell>
          <table:covered-table-cell table:number-columns-repeated="4" table:style-name="ce483"/>
          <table:table-cell table:style-name="ce493" office:value-type="float" office:value="0" table:number-columns-spanned="2" table:number-rows-spanned="2">
            <text:p>0</text:p>
          </table:table-cell>
          <table:covered-table-cell table:style-name="ce493"/>
          <table:table-cell table:style-name="ce504" office:value-type="string" table:number-columns-spanned="3" table:number-rows-spanned="2">
            <text:p>Nbre jrs <text:s/>pris:</text:p>
          </table:table-cell>
          <table:covered-table-cell table:number-columns-repeated="2" table:style-name="ce504"/>
          <table:table-cell table:style-name="ce516" office:value-type="float" office:value="0" table:number-columns-spanned="1" table:number-rows-spanned="2">
            <text:p>0</text:p>
          </table:table-cell>
          <table:table-cell table:style-name="ce522" office:value-type="string" table:number-columns-spanned="2" table:number-rows-spanned="2">
            <text:p>Solde: </text:p>
          </table:table-cell>
          <table:covered-table-cell table:style-name="ce522"/>
          <table:table-cell table:style-name="ce527" table:formula="of:=[.AG122]+[.AN122]-[.AS122]" office:value-type="float" office:value="0" table:number-columns-spanned="3" table:number-rows-spanned="2">
            <text:p>0jrs</text:p>
          </table:table-cell>
          <table:covered-table-cell table:number-columns-repeated="2" table:style-name="ce527"/>
          <table:table-cell table:style-name="ce545"/>
          <table:table-cell/>
          <table:table-cell table:style-name="ce55"/>
          <table:table-cell table:number-columns-repeated="971"/>
        </table:table-row>
        <table:table-row table:style-name="ro23">
          <table:table-cell table:style-name="ce146"/>
          <table:covered-table-cell table:number-columns-repeated="5" table:style-name="ce205"/>
          <table:table-cell table:style-name="ce235" office:value-type="string" table:number-columns-spanned="8" table:number-rows-spanned="1">
            <text:p>Ou Nbre de semaines travaillées:</text:p>
          </table:table-cell>
          <table:covered-table-cell table:number-columns-repeated="7" table:style-name="ce235"/>
          <table:table-cell table:style-name="ce275" table:content-validation-name="val4" office:value-type="float" office:value="0">
            <text:p>0</text:p>
          </table:table-cell>
          <table:covered-table-cell table:style-name="ce276"/>
          <table:covered-table-cell table:number-columns-repeated="4" table:style-name="ce276" table:content-validation-name="val3"/>
          <table:covered-table-cell table:number-columns-repeated="2" table:style-name="ce363"/>
          <table:covered-table-cell table:number-columns-repeated="5" table:style-name="ce376"/>
          <table:covered-table-cell table:style-name="ce423"/>
          <table:covered-table-cell table:number-columns-repeated="4" table:style-name="ce434"/>
          <table:covered-table-cell table:number-columns-repeated="2" table:style-name="ce463"/>
          <table:covered-table-cell table:number-columns-repeated="5" table:style-name="ce483"/>
          <table:covered-table-cell table:number-columns-repeated="2" table:style-name="ce493"/>
          <table:covered-table-cell table:number-columns-repeated="3" table:style-name="ce504"/>
          <table:covered-table-cell table:style-name="ce516"/>
          <table:covered-table-cell table:number-columns-repeated="2" table:style-name="ce522"/>
          <table:covered-table-cell table:number-columns-repeated="3" table:style-name="ce527"/>
          <table:table-cell table:style-name="ce545"/>
          <table:table-cell/>
          <table:table-cell table:style-name="ce55"/>
          <table:table-cell table:number-columns-repeated="971"/>
        </table:table-row>
        <table:table-row table:style-name="ro20">
          <table:table-cell table:style-name="ce165"/>
          <table:table-cell table:style-name="ce206" table:number-columns-repeated="5"/>
          <table:table-cell table:style-name="ce237" table:number-columns-repeated="13"/>
          <table:table-cell table:style-name="ce343" table:number-columns-repeated="6"/>
          <table:table-cell table:style-name="ce237" table:number-columns-repeated="2"/>
          <table:table-cell table:style-name="ce424" table:number-columns-repeated="6"/>
          <table:table-cell table:style-name="ce343" table:number-columns-repeated="8"/>
          <table:table-cell table:style-name="ce505" table:number-columns-repeated="2"/>
          <table:table-cell table:style-name="ce237" table:number-columns-repeated="7"/>
          <table:table-cell table:style-name="ce598"/>
          <table:table-cell table:style-name="ce625"/>
          <table:table-cell table:style-name="ce634"/>
          <table:table-cell table:style-name="ce94" table:number-columns-repeated="971"/>
        </table:table-row>
        <table:table-row table:style-name="ro19">
          <table:table-cell table:style-name="ce166" office:value-type="string" table:number-columns-spanned="51" table:number-rows-spanned="1">
            <text:p>Pour faire valoir vos droits , ce bulletin de salaire est à conserver sans limitation de durée.</text:p>
          </table:table-cell>
          <table:covered-table-cell table:number-columns-repeated="50" table:style-name="ce166"/>
          <table:table-cell/>
          <table:table-cell table:style-name="ce55"/>
          <table:table-cell table:number-columns-repeated="971"/>
        </table:table-row>
        <table:table-row table:style-name="ro14">
          <table:table-cell table:style-name="ce167"/>
          <table:table-cell table:style-name="ce207" table:number-columns-repeated="49"/>
          <table:table-cell table:style-name="ce599"/>
          <table:table-cell/>
          <table:table-cell table:style-name="ce55"/>
          <table:table-cell table:number-columns-repeated="971"/>
        </table:table-row>
        <table:table-row table:style-name="ro19">
          <table:table-cell table:style-name="ce168" table:formula="of:=[$Identification.B35]" office:value-type="string" office:string-value="COPYRIGHT Janvier 2017, tous droits réservés à la CSAFAM" table:number-columns-spanned="51" table:number-rows-spanned="1">
            <text:p>COPYRIGHT Janvier 2017, tous droits réservés à la CSAFAM</text:p>
          </table:table-cell>
          <table:covered-table-cell table:number-columns-repeated="50" table:style-name="ce168"/>
          <table:table-cell/>
          <table:table-cell table:style-name="ce55"/>
          <table:table-cell table:number-columns-repeated="971"/>
        </table:table-row>
        <table:table-row table:style-name="ro14">
          <table:table-cell table:style-name="ce57" table:number-columns-repeated="51"/>
          <table:table-cell/>
          <table:table-cell table:style-name="ce55"/>
          <table:table-cell table:number-columns-repeated="971"/>
        </table:table-row>
        <table:table-row table:style-name="ro24">
          <table:table-cell table:style-name="ce57" table:number-columns-repeated="51"/>
          <table:table-cell/>
          <table:table-cell table:style-name="ce55"/>
          <table:table-cell table:number-columns-repeated="971"/>
        </table:table-row>
        <table:table-row table:style-name="ro14">
          <table:table-cell table:number-columns-repeated="52"/>
          <table:table-cell table:style-name="ce55"/>
          <table:table-cell table:number-columns-repeated="971"/>
        </table:table-row>
        <table:table-row table:style-name="ro24">
          <table:table-cell table:number-columns-repeated="52"/>
          <table:table-cell table:style-name="ce55"/>
          <table:table-cell table:number-columns-repeated="971"/>
        </table:table-row>
        <table:table-row table:style-name="ro14">
          <table:table-cell table:number-columns-repeated="52"/>
          <table:table-cell table:style-name="ce55"/>
          <table:table-cell table:number-columns-repeated="971"/>
        </table:table-row>
        <table:table-row table:style-name="ro18">
          <table:table-cell table:number-columns-repeated="52"/>
          <table:table-cell table:style-name="ce55"/>
          <table:table-cell table:number-columns-repeated="971"/>
        </table:table-row>
        <table:table-row table:style-name="ro14">
          <table:table-cell table:number-columns-repeated="52"/>
          <table:table-cell table:style-name="ce55"/>
          <table:table-cell table:number-columns-repeated="971"/>
        </table:table-row>
        <table:table-row table:style-name="ro24">
          <table:table-cell table:number-columns-repeated="52"/>
          <table:table-cell table:style-name="ce55"/>
          <table:table-cell table:number-columns-repeated="971"/>
        </table:table-row>
        <table:table-row table:style-name="ro14">
          <table:table-cell table:number-columns-repeated="52"/>
          <table:table-cell table:style-name="ce55"/>
          <table:table-cell table:number-columns-repeated="971"/>
        </table:table-row>
        <table:table-row table:style-name="ro24">
          <table:table-cell table:number-columns-repeated="36"/>
          <table:table-cell table:style-name="ce486"/>
          <table:table-cell table:number-columns-repeated="15"/>
          <table:table-cell table:style-name="ce635"/>
          <table:table-cell table:number-columns-repeated="971"/>
        </table:table-row>
        <table:table-row table:style-name="ro14">
          <table:table-cell table:number-columns-repeated="52"/>
          <table:table-cell table:style-name="ce55"/>
          <table:table-cell table:number-columns-repeated="971"/>
        </table:table-row>
        <table:table-row table:style-name="ro24">
          <table:table-cell table:number-columns-repeated="52"/>
          <table:table-cell table:style-name="ce55"/>
          <table:table-cell table:number-columns-repeated="971"/>
        </table:table-row>
        <table:table-row table:style-name="ro14">
          <table:table-cell table:number-columns-repeated="52"/>
          <table:table-cell table:style-name="ce55"/>
          <table:table-cell table:number-columns-repeated="971"/>
        </table:table-row>
        <table:table-row table:style-name="ro2">
          <table:table-cell table:number-columns-repeated="52"/>
          <table:table-cell table:style-name="ce55"/>
          <table:table-cell table:number-columns-repeated="971"/>
        </table:table-row>
        <table:table-row table:style-name="ro14">
          <table:table-cell table:number-columns-repeated="52"/>
          <table:table-cell table:style-name="ce55"/>
          <table:table-cell table:number-columns-repeated="971"/>
        </table:table-row>
        <table:table-row table:style-name="ro2" table:number-rows-repeated="2">
          <table:table-cell table:number-columns-repeated="52"/>
          <table:table-cell table:style-name="ce55"/>
          <table:table-cell table:number-columns-repeated="971"/>
        </table:table-row>
        <table:table-row table:style-name="ro25">
          <table:table-cell table:number-columns-repeated="52"/>
          <table:table-cell table:style-name="ce55"/>
          <table:table-cell table:number-columns-repeated="971"/>
        </table:table-row>
        <table:table-row table:style-name="ro2" table:number-rows-repeated="3">
          <table:table-cell table:number-columns-repeated="52"/>
          <table:table-cell table:style-name="ce55"/>
          <table:table-cell table:number-columns-repeated="971"/>
        </table:table-row>
        <table:table-row table:style-name="ro7">
          <table:table-cell table:number-columns-repeated="52"/>
          <table:table-cell table:style-name="ce55"/>
          <table:table-cell table:number-columns-repeated="971"/>
        </table:table-row>
        <table:table-row table:style-name="ro14">
          <table:table-cell table:number-columns-repeated="52"/>
          <table:table-cell table:style-name="ce55"/>
          <table:table-cell table:number-columns-repeated="971"/>
        </table:table-row>
        <table:table-row table:style-name="ro2" table:number-rows-repeated="3">
          <table:table-cell table:number-columns-repeated="52"/>
          <table:table-cell table:style-name="ce55"/>
          <table:table-cell table:number-columns-repeated="971"/>
        </table:table-row>
        <table:table-row table:style-name="ro2" table:number-rows-repeated="205">
          <table:table-cell table:number-columns-repeated="1024"/>
        </table:table-row>
        <table:table-row table:style-name="ro2">
          <table:table-cell table:number-columns-repeated="24"/>
          <table:table-cell/>
          <table:table-cell table:number-columns-repeated="999"/>
        </table:table-row>
        <table:table-row table:style-name="ro2" table:number-rows-repeated="104821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Identification.$A$1" table:cell-range-address="$'BULLETIN DE SALAIRE '.$A$1:.$AY$127" table:range-usable-as="print-range"/>
        </table:named-expressions>
      </table:table>
      <table:table table:name="taux cotisations" table:style-name="ta3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53" table:default-cell-style-name="Default"/>
        <table:table-row table:style-name="ro2">
          <table:table-cell table:style-name="ce551" office:value-type="string" table:number-columns-spanned="2" table:number-rows-spanned="1">
            <text:p>Année en cours</text:p>
          </table:table-cell>
          <table:covered-table-cell table:style-name="ce551"/>
          <table:table-cell table:style-name="ce578" office:value-type="float" office:value="2017">
            <text:p>2017</text:p>
          </table:table-cell>
          <table:table-cell table:style-name="ce578" table:number-columns-repeated="2"/>
          <table:table-cell table:number-columns-repeated="251"/>
        </table:table-row>
        <table:table-row table:style-name="ro2">
          <table:table-cell table:style-name="ce551" office:value-type="string" table:number-columns-spanned="2" table:number-rows-spanned="1">
            <text:p>Plafond Mensuel Sécurité Sociale</text:p>
          </table:table-cell>
          <table:covered-table-cell table:style-name="ce551"/>
          <table:table-cell table:style-name="ce579" office:value-type="float" office:value="3170">
            <text:p>3170,00</text:p>
          </table:table-cell>
          <table:table-cell table:style-name="ce590"/>
          <table:table-cell table:style-name="ce578"/>
          <table:table-cell table:number-columns-repeated="251"/>
        </table:table-row>
        <table:table-row table:style-name="ro2">
          <table:table-cell table:style-name="ce552" office:value-type="string" table:number-columns-spanned="2" table:number-rows-spanned="1">
            <text:p>Smic horaire 01/01/2017</text:p>
          </table:table-cell>
          <table:covered-table-cell table:style-name="ce552"/>
          <table:table-cell table:style-name="ce578" office:value-type="float" office:value="9.76">
            <text:p>9,76</text:p>
          </table:table-cell>
          <table:table-cell table:style-name="ce578" table:number-columns-repeated="2"/>
          <table:table-cell table:number-columns-repeated="251"/>
        </table:table-row>
        <table:table-row table:style-name="ro2">
          <table:table-cell table:style-name="ce553" office:value-type="string">
            <text:p>Pour information :</text:p>
          </table:table-cell>
          <table:table-cell table:style-name="ce553"/>
          <table:table-cell table:style-name="ce580" table:number-columns-repeated="2"/>
          <table:table-cell table:number-columns-repeated="252"/>
        </table:table-row>
        <table:table-row table:style-name="ro2">
          <table:table-cell table:style-name="ce553" office:value-type="string">
            <text:p>Lien internet pour maj des taux :</text:p>
          </table:table-cell>
          <table:table-cell table:style-name="ce553"/>
          <table:table-cell table:style-name="ce581" office:value-type="string">
            <text:p><text:span text:style-name="T12"><text:a xlink:href="http://www.urssaf.fr/profil/particuliers/baremes/baremes/taux_assistants_maternels_01.html">http://www.urssaf.fr/profil/particuliers/baremes/baremes/taux_assistants_maternels_01.html</text:a></text:span></text:p>
          </table:table-cell>
          <table:table-cell table:style-name="ce580"/>
          <table:table-cell table:number-columns-repeated="252"/>
        </table:table-row>
        <table:table-row table:style-name="ro2">
          <table:table-cell table:style-name="ce553" office:value-type="string">
            <text:p>Lien internet pour plafond :</text:p>
          </table:table-cell>
          <table:table-cell table:style-name="ce553"/>
          <table:table-cell table:style-name="ce582" office:value-type="string">
            <text:p><text:span text:style-name="T12"><text:a xlink:href="http://www.urssaf.fr/general/actualites/actualites_generales/plafonds_de_la_securite_sociale_pour_lannee_2014.pdf">http://www.urssaf.fr/general/actualites/actualites_generales/plafonds_de_la_securite_sociale_pour_lannee_2014.pdf</text:a></text:span></text:p>
          </table:table-cell>
          <table:table-cell table:style-name="ce580"/>
          <table:table-cell table:number-columns-repeated="252"/>
        </table:table-row>
        <table:table-row table:style-name="ro2">
          <table:table-cell table:style-name="ce553" table:number-columns-repeated="2"/>
          <table:table-cell table:style-name="ce581"/>
          <table:table-cell table:style-name="ce580"/>
          <table:table-cell table:number-columns-repeated="252"/>
        </table:table-row>
        <table:table-row table:style-name="ro7">
          <table:table-cell table:style-name="ce554"/>
          <table:table-cell table:style-name="ce568"/>
          <table:table-cell table:style-name="ce583" office:value-type="string" table:number-columns-spanned="1" table:number-rows-spanned="3">
            <text:p>Part salariale</text:p>
            <text:p>Taux</text:p>
          </table:table-cell>
          <table:table-cell table:style-name="ce591" office:value-type="string" table:number-columns-spanned="1" table:number-rows-spanned="3">
            <text:p>Part patronale</text:p>
            <text:p>Taux</text:p>
          </table:table-cell>
          <table:table-cell table:number-columns-repeated="252"/>
        </table:table-row>
        <table:table-row table:style-name="ro7">
          <table:table-cell table:style-name="ce555"/>
          <table:table-cell table:style-name="ce569"/>
          <table:covered-table-cell table:style-name="ce583"/>
          <table:covered-table-cell table:style-name="ce591"/>
          <table:table-cell table:number-columns-repeated="252"/>
        </table:table-row>
        <table:table-row table:style-name="ro2">
          <table:table-cell table:style-name="ce556"/>
          <table:table-cell table:style-name="ce570"/>
          <table:covered-table-cell table:style-name="ce583"/>
          <table:covered-table-cell table:style-name="ce591"/>
          <table:table-cell table:style-name="ce420"/>
          <table:table-cell table:number-columns-repeated="251"/>
        </table:table-row>
        <table:table-row table:style-name="ro2">
          <table:table-cell table:style-name="ce556"/>
          <table:table-cell table:style-name="ce571" office:value-type="string">
            <text:p>Maladie Solidarité</text:p>
          </table:table-cell>
          <table:table-cell table:style-name="ce584" office:value-type="percentage" office:value="0.0075">
            <text:p>0,750%</text:p>
          </table:table-cell>
          <table:table-cell table:style-name="ce584" office:value-type="percentage" office:value="0.131">
            <text:p>13,100%</text:p>
          </table:table-cell>
          <table:table-cell table:style-name="ce420"/>
          <table:table-cell table:number-columns-repeated="251"/>
        </table:table-row>
        <table:table-row table:style-name="ro2">
          <table:table-cell table:style-name="ce557" office:value-type="string" table:number-columns-spanned="1" table:number-rows-spanned="6">
            <text:p>Sécurité sociale</text:p>
          </table:table-cell>
          <table:table-cell table:style-name="ce571" office:value-type="string">
            <text:p>Maladie Solidarité</text:p>
          </table:table-cell>
          <table:table-cell table:style-name="ce584" office:value-type="percentage" office:value="0.0225">
            <text:p>2,250%</text:p>
          </table:table-cell>
          <table:table-cell table:style-name="ce584" office:value-type="percentage" office:value="0.131">
            <text:p>13,100%</text:p>
          </table:table-cell>
          <table:table-cell table:style-name="ce420" office:value-type="string">
            <text:p>Alsace Moselle</text:p>
          </table:table-cell>
          <table:table-cell table:number-columns-repeated="251"/>
        </table:table-row>
        <table:table-row table:style-name="ro2">
          <table:covered-table-cell table:style-name="ce557"/>
          <table:table-cell table:style-name="ce572" office:value-type="string">
            <text:p>Vieillesse déplafonnée</text:p>
          </table:table-cell>
          <table:table-cell table:style-name="ce585" office:value-type="percentage" office:value="0.004">
            <text:p>0,400%</text:p>
          </table:table-cell>
          <table:table-cell table:style-name="ce585" office:value-type="percentage" office:value="0.0175">
            <text:p>1,750%</text:p>
          </table:table-cell>
          <table:table-cell table:style-name="ce420"/>
          <table:table-cell table:number-columns-repeated="251"/>
        </table:table-row>
        <table:table-row table:style-name="ro2">
          <table:covered-table-cell table:style-name="ce557"/>
          <table:table-cell table:style-name="ce572" office:value-type="string">
            <text:p>Vieillesse Plafonnée</text:p>
          </table:table-cell>
          <table:table-cell table:style-name="ce585" office:value-type="percentage" office:value="0.069">
            <text:p>6,900%</text:p>
          </table:table-cell>
          <table:table-cell table:style-name="ce585" office:value-type="percentage" office:value="0.0845">
            <text:p>8,450%</text:p>
          </table:table-cell>
          <table:table-cell table:style-name="ce420"/>
          <table:table-cell table:number-columns-repeated="251"/>
        </table:table-row>
        <table:table-row table:style-name="ro2">
          <table:covered-table-cell table:style-name="ce557"/>
          <table:table-cell table:style-name="ce572" office:value-type="string">
            <text:p>Allocation familiale</text:p>
          </table:table-cell>
          <table:table-cell table:style-name="ce585"/>
          <table:table-cell table:style-name="ce585" office:value-type="percentage" office:value="0.0525">
            <text:p>5,250%</text:p>
          </table:table-cell>
          <table:table-cell table:style-name="ce420"/>
          <table:table-cell table:number-columns-repeated="251"/>
        </table:table-row>
        <table:table-row table:style-name="ro2">
          <table:covered-table-cell table:style-name="ce557"/>
          <table:table-cell table:style-name="ce572" office:value-type="string">
            <text:p>Accident du travail</text:p>
          </table:table-cell>
          <table:table-cell table:style-name="ce585"/>
          <table:table-cell table:style-name="ce585" office:value-type="percentage" office:value="0.011">
            <text:p>1,100%</text:p>
          </table:table-cell>
          <table:table-cell table:style-name="ce420"/>
          <table:table-cell table:number-columns-repeated="251"/>
        </table:table-row>
        <table:table-row table:style-name="ro2">
          <table:covered-table-cell table:style-name="ce557"/>
          <table:table-cell table:style-name="ce572" office:value-type="string">
            <text:p>FNAL</text:p>
          </table:table-cell>
          <table:table-cell table:style-name="ce585"/>
          <table:table-cell table:style-name="ce585" office:value-type="percentage" office:value="0.001">
            <text:p>0,100%</text:p>
          </table:table-cell>
          <table:table-cell table:style-name="ce420"/>
          <table:table-cell table:number-columns-repeated="251"/>
        </table:table-row>
        <table:table-row table:style-name="ro2">
          <table:table-cell table:style-name="ce558"/>
          <table:table-cell table:style-name="ce572"/>
          <table:table-cell table:style-name="ce585" table:number-columns-repeated="2"/>
          <table:table-cell table:style-name="ce420"/>
          <table:table-cell table:number-columns-repeated="251"/>
        </table:table-row>
        <table:table-row table:style-name="ro2">
          <table:table-cell table:style-name="ce559"/>
          <table:table-cell table:style-name="ce572" office:value-type="string">
            <text:p>CSG non déductible</text:p>
          </table:table-cell>
          <table:table-cell table:style-name="ce585" office:value-type="percentage" office:value="0.024">
            <text:p>2,400%</text:p>
          </table:table-cell>
          <table:table-cell table:style-name="ce592" office:value-type="string">
            <text:p>-</text:p>
          </table:table-cell>
          <table:table-cell table:style-name="ce420"/>
          <table:table-cell table:number-columns-repeated="251"/>
        </table:table-row>
        <table:table-row table:style-name="ro2">
          <table:table-cell table:style-name="ce560"/>
          <table:table-cell table:style-name="ce572" office:value-type="string">
            <text:p>RDS non déductible</text:p>
          </table:table-cell>
          <table:table-cell table:style-name="ce585" office:value-type="percentage" office:value="0.005">
            <text:p>0,500%</text:p>
          </table:table-cell>
          <table:table-cell table:style-name="ce592"/>
          <table:table-cell table:style-name="ce420"/>
          <table:table-cell table:number-columns-repeated="251"/>
        </table:table-row>
        <table:table-row table:style-name="ro2">
          <table:table-cell table:style-name="ce561"/>
          <table:table-cell table:style-name="ce572" office:value-type="string">
            <text:p>CSG déductible</text:p>
          </table:table-cell>
          <table:table-cell table:style-name="ce585" office:value-type="percentage" office:value="0.051">
            <text:p>5,100%</text:p>
          </table:table-cell>
          <table:table-cell table:style-name="ce592" office:value-type="string">
            <text:p>-</text:p>
          </table:table-cell>
          <table:table-cell table:style-name="ce420"/>
          <table:table-cell table:number-columns-repeated="251"/>
        </table:table-row>
        <table:table-row table:style-name="ro2">
          <table:table-cell table:style-name="ce560"/>
          <table:table-cell table:style-name="ce572"/>
          <table:table-cell table:style-name="ce585"/>
          <table:table-cell table:style-name="ce592"/>
          <table:table-cell table:style-name="ce420"/>
          <table:table-cell table:number-columns-repeated="251"/>
        </table:table-row>
        <table:table-row table:style-name="ro7">
          <table:table-cell table:style-name="ce562" office:value-type="string" table:number-columns-spanned="1" table:number-rows-spanned="5">
            <text:p>Retraite <text:s text:c="13"/>Prévoyance</text:p>
          </table:table-cell>
          <table:table-cell table:style-name="ce572" office:value-type="string">
            <text:p>IRCEM Prévoyance</text:p>
          </table:table-cell>
          <table:table-cell table:style-name="ce585" office:value-type="percentage" office:value="0.0115">
            <text:p>1,150%</text:p>
          </table:table-cell>
          <table:table-cell table:style-name="ce585" office:value-type="percentage" office:value="0.0127">
            <text:p>1,270%</text:p>
          </table:table-cell>
          <table:table-cell table:style-name="ce420"/>
          <table:table-cell table:number-columns-repeated="251"/>
        </table:table-row>
        <table:table-row table:style-name="ro2">
          <table:covered-table-cell table:style-name="ce562"/>
          <table:table-cell table:style-name="ce572" office:value-type="string">
            <text:p>IRCEM Retraite </text:p>
          </table:table-cell>
          <table:table-cell table:style-name="ce586" office:value-type="percentage" office:value="0.031">
            <text:p>3,100%</text:p>
          </table:table-cell>
          <table:table-cell table:style-name="ce586" office:value-type="percentage" office:value="0.0458">
            <text:p>4,580%</text:p>
          </table:table-cell>
          <table:table-cell table:style-name="ce420"/>
          <table:table-cell table:number-columns-repeated="251"/>
        </table:table-row>
        <table:table-row table:style-name="ro2">
          <table:covered-table-cell table:style-name="ce562"/>
          <table:table-cell table:style-name="ce573" office:value-type="string">
            <text:p>IRCEM Retraite T2</text:p>
          </table:table-cell>
          <table:table-cell table:style-name="ce587" office:value-type="percentage" office:value="0.08">
            <text:p>8,000%</text:p>
          </table:table-cell>
          <table:table-cell table:style-name="ce587" office:value-type="percentage" office:value="0.12">
            <text:p>12,000%</text:p>
          </table:table-cell>
          <table:table-cell table:style-name="ce420"/>
          <table:table-cell table:number-columns-repeated="251"/>
        </table:table-row>
        <table:table-row table:style-name="ro2">
          <table:covered-table-cell table:style-name="ce562"/>
          <table:table-cell table:style-name="ce572" office:value-type="string">
            <text:p>AGFF </text:p>
          </table:table-cell>
          <table:table-cell table:style-name="ce585" office:value-type="percentage" office:value="0.008">
            <text:p>0,800%</text:p>
          </table:table-cell>
          <table:table-cell table:style-name="ce585" office:value-type="percentage" office:value="0.012">
            <text:p>1,200%</text:p>
          </table:table-cell>
          <table:table-cell table:style-name="ce420"/>
          <table:table-cell table:number-columns-repeated="251"/>
        </table:table-row>
        <table:table-row table:style-name="ro2">
          <table:covered-table-cell table:style-name="ce562"/>
          <table:table-cell table:style-name="ce573" office:value-type="string">
            <text:p>AGFF T2</text:p>
          </table:table-cell>
          <table:table-cell table:style-name="ce587" office:value-type="percentage" office:value="0.009">
            <text:p>0,900%</text:p>
          </table:table-cell>
          <table:table-cell table:style-name="ce587" office:value-type="percentage" office:value="0.013">
            <text:p>1,300%</text:p>
          </table:table-cell>
          <table:table-cell table:style-name="ce420"/>
          <table:table-cell table:number-columns-repeated="251"/>
        </table:table-row>
        <table:table-row table:style-name="ro2">
          <table:table-cell table:style-name="ce563"/>
          <table:table-cell table:style-name="ce572"/>
          <table:table-cell table:style-name="ce585" table:number-columns-repeated="2"/>
          <table:table-cell table:style-name="ce420"/>
          <table:table-cell table:number-columns-repeated="251"/>
        </table:table-row>
        <table:table-row table:style-name="ro7">
          <table:table-cell table:style-name="ce564" office:value-type="string">
            <text:p>Assedic </text:p>
          </table:table-cell>
          <table:table-cell table:style-name="ce572" office:value-type="string">
            <text:p>Assedic </text:p>
          </table:table-cell>
          <table:table-cell table:style-name="ce585" office:value-type="percentage" office:value="0.024">
            <text:p>2,400%</text:p>
          </table:table-cell>
          <table:table-cell table:style-name="ce585" office:value-type="percentage" office:value="0.04">
            <text:p>4,000%</text:p>
          </table:table-cell>
          <table:table-cell table:style-name="ce420"/>
          <table:table-cell table:number-columns-repeated="251"/>
        </table:table-row>
        <table:table-row table:style-name="ro2">
          <table:table-cell table:style-name="ce565"/>
          <table:table-cell table:style-name="ce572"/>
          <table:table-cell table:style-name="ce585" table:number-columns-repeated="2"/>
          <table:table-cell table:style-name="ce420"/>
          <table:table-cell table:number-columns-repeated="251"/>
        </table:table-row>
        <table:table-row table:style-name="ro7">
          <table:table-cell table:style-name="ce566" office:value-type="string">
            <text:p>Formation</text:p>
          </table:table-cell>
          <table:table-cell table:style-name="ce572" office:value-type="string">
            <text:p>CFP</text:p>
          </table:table-cell>
          <table:table-cell table:style-name="ce585"/>
          <table:table-cell table:style-name="ce585" office:value-type="percentage" office:value="0.0015">
            <text:p>0,150%</text:p>
          </table:table-cell>
          <table:table-cell table:style-name="ce420"/>
          <table:table-cell table:number-columns-repeated="251"/>
        </table:table-row>
        <table:table-row table:style-name="ro7">
          <table:table-cell table:style-name="ce566"/>
          <table:table-cell table:style-name="ce572"/>
          <table:table-cell table:style-name="ce585" table:number-columns-repeated="2"/>
          <table:table-cell table:style-name="ce420"/>
          <table:table-cell table:number-columns-repeated="251"/>
        </table:table-row>
        <table:table-row table:style-name="ro7">
          <table:table-cell table:style-name="ce566" office:value-type="string">
            <text:p>Total</text:p>
          </table:table-cell>
          <table:table-cell table:style-name="ce572"/>
          <table:table-cell table:style-name="ce585" office:value-type="percentage" office:value="0.2306">
            <text:p>23,060%</text:p>
          </table:table-cell>
          <table:table-cell table:style-name="ce585" office:value-type="percentage" office:value="0.4082">
            <text:p>40,820%</text:p>
          </table:table-cell>
          <table:table-cell table:style-name="ce420"/>
          <table:table-cell table:number-columns-repeated="251"/>
        </table:table-row>
        <table:table-row table:style-name="ro2">
          <table:table-cell table:style-name="ce567" office:value-type="string">
            <text:p>Maj janvier 2017</text:p>
          </table:table-cell>
          <table:table-cell table:style-name="ce574" table:number-columns-repeated="3"/>
          <table:table-cell table:style-name="ce593"/>
          <table:table-cell table:number-columns-repeated="251"/>
        </table:table-row>
        <table:table-row table:style-name="ro2">
          <table:table-cell table:style-name="ce567" office:value-type="string">
            <text:p>* Ce taux s’applique sur 98,25 % de la rémunération brute.</text:p>
          </table:table-cell>
          <table:table-cell table:style-name="ce575" table:number-columns-repeated="3"/>
          <table:table-cell table:style-name="ce593"/>
          <table:table-cell table:number-columns-repeated="251"/>
        </table:table-row>
        <table:table-row table:style-name="ro2">
          <table:table-cell table:style-name="ce567" office:value-type="string">
            <text:p>(1)T1 dans la limite du plafond</text:p>
          </table:table-cell>
          <table:table-cell table:style-name="ce575" table:number-columns-repeated="3"/>
          <table:table-cell table:style-name="ce593"/>
          <table:table-cell table:number-columns-repeated="251"/>
        </table:table-row>
        <table:table-row table:style-name="ro2">
          <table:table-cell table:style-name="ce567" office:value-type="string">
            <text:p>(2)T2 dans la limite de 3 plafonds</text:p>
          </table:table-cell>
          <table:table-cell table:style-name="ce575" table:number-columns-repeated="3"/>
          <table:table-cell table:style-name="ce593"/>
          <table:table-cell table:number-columns-repeated="251"/>
        </table:table-row>
        <table:table-row table:style-name="ro2">
          <table:table-cell table:style-name="ce567" table:number-columns-repeated="4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3">
          <table:table-cell/>
          <table:table-cell table:style-name="ce576"/>
          <table:table-cell table:style-name="ce588"/>
          <table:table-cell table:number-columns-repeated="253"/>
        </table:table-row>
        <table:table-row table:style-name="ro2">
          <table:table-cell office:value-type="string">
            <text:p>Sur bulletin du 01/01 au 31/05</text:p>
          </table:table-cell>
          <table:table-cell table:number-columns-repeated="255"/>
        </table:table-row>
        <table:table-row table:style-name="ro2">
          <table:table-cell/>
          <table:table-cell table:style-name="ce577" office:value-type="string">
            <text:p>C.P. 01/06/2015– 31/05/2016 (N)</text:p>
          </table:table-cell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/>
          <table:table-cell table:style-name="ce577" office:value-type="string">
            <text:p>C.P. 01/06/2014 – 31/05/2015 (N-1)</text:p>
          </table:table-cell>
          <table:table-cell table:style-name="ce589" office:value-type="string">
            <text:p><text:s/>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ur bulletin du 01/06 au 31/12</text:p>
          </table:table-cell>
          <table:table-cell table:number-columns-repeated="255"/>
        </table:table-row>
        <table:table-row table:style-name="ro2">
          <table:table-cell/>
          <table:table-cell table:style-name="ce577" office:value-type="string">
            <text:p>C.P. 01/06/2016- 31/05/2017 (N)</text:p>
          </table:table-cell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/>
          <table:table-cell table:style-name="ce577" office:value-type="string">
            <text:p>C.P. 01/06/2015 – 31/05/2016 (N-1)</text:p>
          </table:table-cell>
          <table:table-cell office:value-type="string">
            <text:p><text:s/></text:p>
          </table:table-cell>
          <table:table-cell table:number-columns-repeated="253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__VBA__0" table:style-name="ta32">
        <office:forms form:automatic-focus="false" form:apply-design-mode="false"/>
        <table:table-column table:style-name="co3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__VBA__1" table:style-name="ta33">
        <office:forms form:automatic-focus="false" form:apply-design-mode="false"/>
        <table:table-column table:style-name="co3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__VBA__2" table:style-name="ta7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3" table:style-name="ta8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4" table:style-name="ta9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5" table:style-name="ta10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6" table:style-name="ta11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7" table:style-name="ta12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8" table:style-name="ta13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9" table:style-name="ta14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0" table:style-name="ta15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1" table:style-name="ta16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2" table:style-name="ta17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3" table:style-name="ta18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4" table:style-name="ta19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5" table:style-name="ta20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6" table:style-name="ta21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7" table:style-name="ta22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8" table:style-name="ta23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19" table:style-name="ta24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20" table:style-name="ta25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21" table:style-name="ta26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table table:name="__VBA__22" table:style-name="ta27">
        <table:table-column table:style-name="co3" table:number-columns-repeated="256" table:default-cell-style-name="Default"/>
        <table:table-row table:style-name="ro22" table:number-rows-repeated="1048575">
          <table:table-cell table:number-columns-repeated="256"/>
        </table:table-row>
        <table:table-row table:style-name="ro22">
          <table:table-cell table:number-columns-repeated="256"/>
        </table:table-row>
        <table:named-expressions/>
      </table:table>
      <table:named-expressions>
        <table:named-expression table:name="Excel_BuiltIn_Print_Area_11" table:base-cell-address="$Identification.$A$1" table:expression="[$#REF !.$B$1:$Identification.$R$30]"/>
        <table:named-expression table:name="Excel_BuiltIn_Print_Area_12" table:base-cell-address="$Identification.$A$1" table:expression="[$#REF !.$B$1:$Identification.$R$30]"/>
        <table:named-expression table:name="Excel_BuiltIn_Print_Area_13" table:base-cell-address="$Identification.$A$1" table:expression="[$#REF !.$B$1:$Identification.$R$30]"/>
        <table:named-expression table:name="Excel_BuiltIn_Print_Area_14" table:base-cell-address="$Identification.$A$1" table:expression="[$#REF !.$B$1:$Identification.$R$30]"/>
        <table:named-expression table:name="Excel_BuiltIn_Print_Area_15" table:base-cell-address="$Identification.$A$1" table:expression="[$#REF !.$B$1:$Identification.$R$30]"/>
        <table:named-expression table:name="Excel_BuiltIn_Print_Area_17" table:base-cell-address="$Identification.$A$1" table:expression="[$#REF !.$B$1:$Identification.$R$30]"/>
        <table:named-expression table:name="Excel_BuiltIn_Print_Area_18" table:base-cell-address="$Identification.$A$1" table:expression="[$#REF !.$B$1:$Identification.$R$30]"/>
        <table:named-expression table:name="Excel_BuiltIn_Print_Area_19" table:base-cell-address="$Identification.$A$1" table:expression="[$#REF !.$B$1:$Identification.$R$30]"/>
        <table:named-expression table:name="Excel_BuiltIn_Print_Area_20" table:base-cell-address="$Identification.$A$1" table:expression="[$#REF !.$B$1:$Identification.$R$30]"/>
        <table:named-expression table:name="Excel_BuiltIn_Print_Area_21" table:base-cell-address="$Identification.$A$1" table:expression="[$#REF !.$B$1:$Identification.$R$30]"/>
        <table:named-expression table:name="Excel_BuiltIn_Print_Area_22" table:base-cell-address="$Identification.$A$1" table:expression="[$#REF !.$B$1:$Identification.$R$30]"/>
        <table:named-expression table:name="Excel_BuiltIn_Print_Area_23" table:base-cell-address="$Identification.$A$1" table:expression="[$#REF !.$B$1:$Identification.$AW$32]"/>
        <table:named-expression table:name="Excel_BuiltIn_Print_Area_24" table:base-cell-address="$Identification.$A$1" table:expression="[$#REF !.$B$1:$Identification.$AV$32]"/>
        <table:named-expression table:name="Excel_BuiltIn_Print_Area_25" table:base-cell-address="$Identification.$A$1" table:expression="[$#REF !.$A$1:$Identification.$AU$32]"/>
        <table:named-expression table:name="Excel_BuiltIn_Print_Area_26" table:base-cell-address="$Identification.$A$1" table:expression="[$#REF !.$A$1:$Identification.$AU$32]"/>
        <table:named-expression table:name="Excel_BuiltIn_Print_Area_27" table:base-cell-address="$Identification.$A$1" table:expression="[$#REF !.$A$1:$Identification.$AU$32]"/>
        <table:named-expression table:name="Excel_BuiltIn_Print_Area_28" table:base-cell-address="$Identification.$A$1" table:expression="[$#REF !.$A$1:$Identification.$AU$32]"/>
        <table:named-expression table:name="Excel_BuiltIn_Print_Area_29" table:base-cell-address="$Identification.$A$1" table:expression="[$#REF !.$A$1:$Identification.$AU$32]"/>
        <table:named-expression table:name="Excel_BuiltIn_Print_Area_30" table:base-cell-address="$Identification.$A$1" table:expression="[$#REF !.$A$1:$Identification.$AU$32]"/>
        <table:named-expression table:name="Excel_BuiltIn_Print_Area_31" table:base-cell-address="$Identification.$A$1" table:expression="[$#REF !.$A$1:$Identification.$AU$32]"/>
        <table:named-expression table:name="Excel_BuiltIn_Print_Area_32" table:base-cell-address="$Identification.$A$1" table:expression="[$#REF !.$A$1:$Identification.$AU$32]"/>
        <table:named-expression table:name="Excel_BuiltIn_Print_Area_33" table:base-cell-address="$Identification.$A$1" table:expression="[$#REF !.$A$1:$Identification.$AU$32]"/>
        <table:named-expression table:name="Excel_BuiltIn_Print_Area_34" table:base-cell-address="$Identification.$A$1" table:expression="[$#REF !.$A$1:$Identification.$AU$32]"/>
      </table:named-expressions>
      <table:database-ranges>
        <table:database-range table:target-range-address="'BULLETIN DE SALAIRE '.AG29:'BULLETIN DE SALAIRE '.AG6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34">
      <number:text-content/>
      <style:map style:condition="value()&gt;=0" style:apply-style-name="N134P0"/>
    </number:text-style>
    <number:number-style style:name="N136P0" style:volatile="true">
      <number:number number:decimal-places="0" number:min-integer-digits="0">
        <number:embedded-text number:position="14"> </number:embedded-text>
        <number:embedded-text number:position="12"> </number:embedded-text>
        <number:embedded-text number:position="10"> </number:embedded-text>
        <number:embedded-text number:position="8"> </number:embedded-text>
        <number:embedded-text number:position="5"> </number:embedded-text>
        <number:embedded-text number:position="2"> | </number:embedded-text>
      </number:number>
    </number:number-style>
    <number:number-style style:name="N136">
      <number:number number:decimal-places="0" number:min-integer-digits="0">
        <number:embedded-text number:position="12"> </number:embedded-text>
        <number:embedded-text number:position="10"> </number:embedded-text>
        <number:embedded-text number:position="8"> </number:embedded-text>
        <number:embedded-text number:position="6"> </number:embedded-text>
        <number:embedded-text number:position="3"> </number:embedded-text>
      </number:number>
      <style:map style:condition="value()&gt;=3000000000000" style:apply-style-name="N136P0"/>
    </number:number-style>
    <number:number-style style:name="N137">
      <number:number number:decimal-places="0" number:min-integer-digits="5"/>
    </number:number-style>
    <number:number-style style:name="N138">
      <number:number number:decimal-places="2" number:min-integer-digits="1"/>
      <number:text>hrs</number:text>
    </number:number-style>
    <number:number-style style:name="N139">
      <number:number number:decimal-places="2" number:min-integer-digits="1"/>
      <number:text>s</number:text>
    </number:number-style>
    <number:number-style style:name="N140">
      <number:number number:decimal-places="2" number:min-integer-digits="1"/>
      <number:text> hrs</number:text>
    </number:number-style>
    <number:number-style style:name="N141">
      <number:number number:decimal-places="4" number:min-integer-digits="1" number:grouping="true"/>
      <number:text> €</number:text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1"/>
      <number:text>jrs</number:text>
    </number:number-style>
    <number:number-style style:name="N144">
      <number:number number:decimal-places="2" number:min-integer-digits="1"/>
      <number:text>jrs</number:text>
    </number:number-style>
    <number:number-style style:name="N145">
      <number:number number:decimal-places="2" number:min-integer-digits="1"/>
      <number:text> km</number:text>
    </number:number-style>
    <number:currency-style style:name="N14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3" style:display-name="Pourcentage 3" style:family="table-cell" style:parent-style-name="Default" style:data-style-name="N1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-X="1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0.3cm" fo:margin-bottom="0.3cm" fo:margin-left="0.3cm" fo:margin-right="0.199cm" style:first-page-number="continue" style:scale-to-X="1" style:scale-to-Y="1" style:table-centering="both" style:writing-mode="lr-tb"/>
      <style:header-style>
        <style:header-footer-properties fo:min-height="0.751cm" fo:margin-left="1.6cm" fo:margin-right="1.7cm" fo:margin-bottom="0cm"/>
      </style:header-style>
      <style:footer-style>
        <style:header-footer-properties fo:min-height="0.751cm" fo:margin-left="1.6cm" fo:margin-right="1.7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21/12/2016</text:date>, <text:time>11:2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dentification" style:display-name="PageStyle_Identif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ice_20_d_27_utilisation" style:display-name="PageStyle_Notice d'utilis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LLETIN_20_DE_20_SALAIRE_20_" style:display-name="PageStyle_BULLETIN DE SALAIRE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ux_20_cotisations" style:display-name="PageStyle_taux cotisation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0" style:display-name="PageStyle___VBA__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" style:display-name="PageStyle___VBA__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2" style:display-name="PageStyle___VBA__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3" style:display-name="PageStyle___VBA__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4" style:display-name="PageStyle___VBA__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5" style:display-name="PageStyle___VBA__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6" style:display-name="PageStyle___VBA__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7" style:display-name="PageStyle___VBA__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8" style:display-name="PageStyle___VBA__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9" style:display-name="PageStyle___VBA__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0" style:display-name="PageStyle___VBA__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1" style:display-name="PageStyle___VBA__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2" style:display-name="PageStyle___VBA__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3" style:display-name="PageStyle___VBA__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4" style:display-name="PageStyle___VBA__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5" style:display-name="PageStyle___VBA__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6" style:display-name="PageStyle___VBA__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7" style:display-name="PageStyle___VBA__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8" style:display-name="PageStyle___VBA__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19" style:display-name="PageStyle___VBA__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20" style:display-name="PageStyle___VBA__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21" style:display-name="PageStyle___VBA__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_5f__5f_VBA_5f__5f_22" style:display-name="PageStyle___VBA__22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1T11:21:17.78</dc:date>
    <meta:generator>OpenOffice/4.1.1$Win32 OpenOffice.org_project/411m6$Build-9775</meta:generator>
    <meta:editing-duration>PT5H45M23S</meta:editing-duration>
    <meta:editing-cycles>12</meta:editing-cycles>
    <dc:creator>csafam </dc:creator>
    <meta:document-statistic meta:table-count="27" meta:cell-count="687" meta:object-count="8"/>
  </office:meta>
</office:document-meta>
</file>